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2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number-columns-repeated="104" table:default-cell-style-name="Default"/>
        <table:table-row table:style-name="ro1" table:number-rows-repeated="4">
          <table:table-cell table:number-columns-repeated="104"/>
        </table:table-row>
        <table:table-row table:style-name="ro1">
          <table:table-cell/>
          <table:table-cell office:value-type="string" calcext:value-type="string">
            <text:p>Water Shader, Puffs, Particle Wake</text:p>
          </table:table-cell>
          <table:table-cell table:number-columns-repeated="6"/>
          <table:table-cell office:value-type="string" calcext:value-type="string">
            <text:p>Water Shader, Puffs, Mesh Wake</text:p>
          </table:table-cell>
          <table:table-cell table:number-columns-repeated="6"/>
          <table:table-cell office:value-type="string" calcext:value-type="string">
            <text:p>Water Shader, Puffs, No Wake</text:p>
          </table:table-cell>
          <table:table-cell table:number-columns-repeated="6"/>
          <table:table-cell office:value-type="string" calcext:value-type="string">
            <text:p>Water Shader, no Puffs, No Wake</text:p>
          </table:table-cell>
          <table:table-cell table:number-columns-repeated="6"/>
          <table:table-cell office:value-type="string" calcext:value-type="string">
            <text:p>Water Shader no mirror, no Puffs, No Wake</text:p>
          </table:table-cell>
          <table:table-cell table:number-columns-repeated="6"/>
          <table:table-cell office:value-type="string" calcext:value-type="string">
            <text:p>Water shader no mirror, puffs, particle wake</text:p>
          </table:table-cell>
          <table:table-cell table:number-columns-repeated="6"/>
          <table:table-cell office:value-type="string" calcext:value-type="string">
            <text:p>Water shader no mirror, puffs, mesh wake</text:p>
          </table:table-cell>
          <table:table-cell table:number-columns-repeated="6"/>
          <table:table-cell office:value-type="string" calcext:value-type="string">
            <text:p>Water shader no mirror, no puffs, mesh wake</text:p>
          </table:table-cell>
          <table:table-cell table:number-columns-repeated="6"/>
          <table:table-cell office:value-type="string" calcext:value-type="string">
            <text:p>Water Shader, no Puffs, Mesh Wake</text:p>
          </table:table-cell>
          <table:table-cell table:number-columns-repeated="6"/>
          <table:table-cell office:value-type="string" calcext:value-type="string">
            <text:p>Water shader no mirror, no puffs, mesh wake #2</text:p>
          </table:table-cell>
          <table:table-cell table:number-columns-repeated="6"/>
          <table:table-cell office:value-type="string" calcext:value-type="string">
            <text:p>Water shader no mirror, mesh wake to puff buffer</text:p>
          </table:table-cell>
          <table:table-cell table:number-columns-repeated="6"/>
          <table:table-cell office:value-type="string" calcext:value-type="string">
            <text:p>Water shader no mirror, mesh wake to puff buffer, no puff buffer render</text:p>
          </table:table-cell>
          <table:table-cell table:number-columns-repeated="6"/>
          <table:table-cell office:value-type="string" calcext:value-type="string">
            <text:p>Water shader no mirror, mesh wake to puff buffer, no clear puff buffer</text:p>
          </table:table-cell>
          <table:table-cell table:number-columns-repeated="6"/>
          <table:table-cell office:value-type="string" calcext:value-type="string">
            <text:p>Water shader no mirror, puff buffer render, no wakes, no puffs</text:p>
          </table:table-cell>
          <table:table-cell table:number-columns-repeated="6"/>
          <table:table-cell office:value-type="string" calcext:value-type="string">
            <text:p>Water shader no mirror, mesh puffs, mesh wakes all render to display</text:p>
          </table:table-cell>
          <table:table-cell table:number-columns-repeated="4"/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avg fps</text:p>
          </table:table-cell>
          <table:table-cell table:style-name="ce1" table:formula="of:=AVERAGE([.C52];[.C64];[.C76];[.C88];[.C100];[.C112];[.C124];[.C136];[.C148];[.C160];[.C172];[.C184];[.C196];[.C208])" office:value-type="float" office:value="23.3071428571429" calcext:value-type="float">
            <text:p>23.3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J52];[.J64];[.J76];[.J88];[.J100];[.J112];[.J124];[.J136];[.J148];[.J160];[.J172];[.J184];[.J196];[.J208])" office:value-type="float" office:value="37.9" calcext:value-type="float">
            <text:p>37.9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Q52];[.Q64];[.Q76];[.Q88];[.Q100];[.Q112];[.Q124];[.Q136];[.Q148];[.Q160];[.Q172];[.Q184];[.Q196];[.Q208])" office:value-type="float" office:value="37.2142857142857" calcext:value-type="float">
            <text:p>37.2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X52];[.X64];[.X76];[.X88];[.X100];[.X112];[.X124];[.X136];[.X148];[.X160];[.X172];[.X184];[.X196];[.X208])" office:value-type="float" office:value="40.8357142857143" calcext:value-type="float">
            <text:p>40.8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E52];[.AE64];[.AE76];[.AE88];[.AE100];[.AE112];[.AE124];[.AE136];[.AE148];[.AE160];[.AE172];[.AE184];[.AE196];[.AE208])" office:value-type="float" office:value="59.8571428571429" calcext:value-type="float">
            <text:p>59.9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L52];[.AL64];[.AL76];[.AL88];[.AL100];[.AL112];[.AL124];[.AL136];[.AL148];[.AL160];[.AL172];[.AL184];[.AL196];[.AL208])" office:value-type="float" office:value="28.2071428571429" calcext:value-type="float">
            <text:p>28.2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S52];[.AS64];[.AS76];[.AS88];[.AS100];[.AS112];[.AS124];[.AS136];[.AS148];[.AS160];[.AS172];[.AS184];[.AS196];[.AS208])" office:value-type="float" office:value="38.7357142857143" calcext:value-type="float">
            <text:p>38.7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Z52];[.AZ64];[.AZ76];[.AZ88];[.AZ100];[.AZ112];[.AZ124];[.AZ136];[.AZ148];[.AZ160];[.AZ172];[.AZ184];[.AZ196];[.AZ208])" office:value-type="float" office:value="60" calcext:value-type="float">
            <text:p>60.0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BG52];[.BG64];[.BG76];[.BG88];[.BG100];[.BG112];[.BG124];[.BG136];[.BG148];[.BG160];[.BG172];[.BG184];[.BG196];[.BG208])" office:value-type="float" office:value="41.1357142857143" calcext:value-type="float">
            <text:p>41.1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BN52];[.BN64];[.BN76];[.BN88];[.BN100];[.BN112];[.BN124];[.BN136];[.BN148];[.BN160];[.BN172];[.BN184];[.BN196];[.BN208])" office:value-type="float" office:value="59.8571428571429" calcext:value-type="float">
            <text:p>59.9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BU52];[.BU64];[.BU76];[.BU88];[.BU100];[.BU112];[.BU124];[.BU136];[.BU148];[.BU160];[.BU172];[.BU184];[.BU196];[.BU208])" office:value-type="float" office:value="40.9857142857143" calcext:value-type="float">
            <text:p>41.0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B52];[.CB64];[.CB76];[.CB88];[.CB100];[.CB112];[.CB124];[.CB136];[.CB148];[.CB160];[.CB172];[.CB184];[.CB196];[.CB208])"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I52];[.CI64];[.CI76];[.CI88];[.CI100];[.CI112];[.CI124];[.CI136];[.CI148];[.CI160];[.CI172];[.CI184];[.CI196];[.CI208])" office:value-type="float" office:value="41.0357142857143" calcext:value-type="float">
            <text:p>41.0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P52];[.CP64];[.CP76];[.CP88];[.CP100];[.CP112];[.CP124];[.CP136];[.CP148];[.CP160];[.CP172];[.CP184];[.CP196];[.CP208])" office:value-type="float" office:value="58.3071428571429" calcext:value-type="float">
            <text:p>58.3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W52];[.CW64];[.CW76];[.CW88];[.CW100];[.CW112];[.CW124];[.CW136];[.CW148];[.CW160];[.CW172];[.CW184];[.CW196];[.CW208])" office:value-type="float" office:value="56.2" calcext:value-type="float">
            <text:p>56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 fps</text:p>
          </table:table-cell>
          <table:table-cell table:style-name="ce2" table:formula="of:=MIN([.C52];[.C64];[.C76];[.C88];[.C100];[.C112];[.C124];[.C136];[.C148];[.C160];[.C172];[.C184];[.C196];[.C208])"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J52];[.J64];[.J76];[.J88];[.J100];[.J112];[.J124];[.J136];[.J148];[.J160];[.J172];[.J184];[.J196];[.J208])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Q52];[.Q64];[.Q76];[.Q88];[.Q100];[.Q112];[.Q124];[.Q136];[.Q148];[.Q160];[.Q172];[.Q184];[.Q196];[.Q208])"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X52];[.X64];[.X76];[.X88];[.X100];[.X112];[.X124];[.X136];[.X148];[.X160];[.X172];[.X184];[.X196];[.X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E52];[.AE64];[.AE76];[.AE88];[.AE100];[.AE112];[.AE124];[.AE136];[.AE148];[.AE160];[.AE172];[.AE184];[.AE196];[.AE208])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L52];[.AL64];[.AL76];[.AL88];[.AL100];[.AL112];[.AL124];[.AL136];[.AL148];[.AL160];[.AL172];[.AL184];[.AL196];[.AL208])" office:value-type="float" office:value="9.4" calcext:value-type="float">
            <text:p>9.4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S52];[.AS64];[.AS76];[.AS88];[.AS100];[.AS112];[.AS124];[.AS136];[.AS148];[.AS160];[.AS172];[.AS184];[.AS196];[.AS208])"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Z52];[.AZ64];[.AZ76];[.AZ88];[.AZ100];[.AZ112];[.AZ124];[.AZ136];[.AZ148];[.AZ160];[.AZ172];[.AZ184];[.AZ196];[.AZ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BG52];[.BG64];[.BG76];[.BG88];[.BG100];[.BG112];[.BG124];[.BG136];[.BG148];[.BG160];[.BG172];[.BG184];[.BG196];[.BG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BN52];[.BN64];[.BN76];[.BN88];[.BN100];[.BN112];[.BN124];[.BN136];[.BN148];[.BN160];[.BN172];[.BN184];[.BN196];[.BN208])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BU52];[.BU64];[.BU76];[.BU88];[.BU100];[.BU112];[.BU124];[.BU136];[.BU148];[.BU160];[.BU172];[.BU184];[.BU196];[.BU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B52];[.CB64];[.CB76];[.CB88];[.CB100];[.CB112];[.CB124];[.CB136];[.CB148];[.CB160];[.CB172];[.CB184];[.CB196];[.CB208])" office:value-type="float" office:value="56.1" calcext:value-type="float">
            <text:p>56.1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I52];[.CI64];[.CI76];[.CI88];[.CI100];[.CI112];[.CI124];[.CI136];[.CI148];[.CI160];[.CI172];[.CI184];[.CI196];[.CI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P52];[.CP64];[.CP76];[.CP88];[.CP100];[.CP112];[.CP124];[.CP136];[.CP148];[.CP160];[.CP172];[.CP184];[.CP196];[.CP208])"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W52];[.CW64];[.CW76];[.CW88];[.CW100];[.CW112];[.CW124];[.CW136];[.CW148];[.CW160];[.CW172];[.CW184];[.CW196];[.CW208])" office:value-type="float" office:value="55.1" calcext:value-type="float">
            <text:p>5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fps</text:p>
          </table:table-cell>
          <table:table-cell table:style-name="ce2" table:formula="of:=MAX([.C52];[.C64];[.C76];[.C88];[.C100];[.C112];[.C124];[.C136];[.C148];[.C160];[.C172];[.C184];[.C196];[.C208])"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J52];[.J64];[.J76];[.J88];[.J100];[.J112];[.J124];[.J136];[.J148];[.J160];[.J172];[.J184];[.J196];[.J208])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Q52];[.Q64];[.Q76];[.Q88];[.Q100];[.Q112];[.Q124];[.Q136];[.Q148];[.Q160];[.Q172];[.Q184];[.Q196];[.Q208])"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X52];[.X64];[.X76];[.X88];[.X100];[.X112];[.X124];[.X136];[.X148];[.X160];[.X172];[.X184];[.X196];[.X208])"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E52];[.AE64];[.AE76];[.AE88];[.AE100];[.AE112];[.AE124];[.AE136];[.AE148];[.AE160];[.AE172];[.AE184];[.AE196];[.AE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L52];[.AL64];[.AL76];[.AL88];[.AL100];[.AL112];[.AL124];[.AL136];[.AL148];[.AL160];[.AL172];[.AL184];[.AL196];[.AL208])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S52];[.AS64];[.AS76];[.AS88];[.AS100];[.AS112];[.AS124];[.AS136];[.AS148];[.AS160];[.AS172];[.AS184];[.AS196];[.AS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Z52];[.AZ64];[.AZ76];[.AZ88];[.AZ100];[.AZ112];[.AZ124];[.AZ136];[.AZ148];[.AZ160];[.AZ172];[.AZ184];[.AZ196];[.AZ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BG52];[.BG64];[.BG76];[.BG88];[.BG100];[.BG112];[.BG124];[.BG136];[.BG148];[.BG160];[.BG172];[.BG184];[.BG196];[.BG208])" office:value-type="float" office:value="41.8" calcext:value-type="float">
            <text:p>41.8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BN52];[.BN64];[.BN76];[.BN88];[.BN100];[.BN112];[.BN124];[.BN136];[.BN148];[.BN160];[.BN172];[.BN184];[.BN196];[.BN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BU52];[.BU64];[.BU76];[.BU88];[.BU100];[.BU112];[.BU124];[.BU136];[.BU148];[.BU160];[.BU172];[.BU184];[.BU196];[.BU208])"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B52];[.CB64];[.CB76];[.CB88];[.CB100];[.CB112];[.CB124];[.CB136];[.CB148];[.CB160];[.CB172];[.CB184];[.CB196];[.CB208])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I52];[.CI64];[.CI76];[.CI88];[.CI100];[.CI112];[.CI124];[.CI136];[.CI148];[.CI160];[.CI172];[.CI184];[.CI196];[.CI208])"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P52];[.CP64];[.CP76];[.CP88];[.CP100];[.CP112];[.CP124];[.CP136];[.CP148];[.CP160];[.CP172];[.CP184];[.CP196];[.CP208])" office:value-type="float" office:value="59.1" calcext:value-type="float">
            <text:p>59.1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W52];[.CW64];[.CW76];[.CW88];[.CW100];[.CW112];[.CW124];[.CW136];[.CW148];[.CW160];[.CW172];[.CW184];[.CW196];[.CW208])" office:value-type="float" office:value="57.1" calcext:value-type="float">
            <text:p>57.1</text:p>
          </table:table-cell>
          <table:table-cell table:number-columns-repeated="3"/>
        </table:table-row>
        <table:table-row table:style-name="ro1">
          <table:table-cell table:number-columns-repeated="104"/>
        </table:table-row>
        <table:table-row table:style-name="ro1">
          <table:table-cell/>
          <table:table-cell table:formula="of:=[.B41]" office:value-type="string" office:string-value="App3D._cycle:" calcext:value-type="string">
            <text:p>App3D._cycle:</text:p>
          </table:table-cell>
          <table:table-cell table:style-name="ce3" table:formula="of:=MAX([.C53];[.C65];[.C77];[.C89];[.C101];[.C113];[.C125];[.C137];[.C149];[.C161];[.C173];[.C185];[.C197];[.C209])" office:value-type="float" office:value="127.5" calcext:value-type="float">
            <text:p>127.5</text:p>
          </table:table-cell>
          <table:table-cell table:style-name="ce3" table:formula="of:=MAX([.D53];[.D65];[.D77];[.D89];[.D101];[.D113];[.D125];[.D137];[.D149];[.D161];[.D173];[.D185];[.D197];[.D209])" office:value-type="float" office:value="127.5" calcext:value-type="float">
            <text:p>127.5</text:p>
          </table:table-cell>
          <table:table-cell table:style-name="ce3" table:formula="of:=AVERAGE([.E53];[.E65];[.E77];[.E89];[.E101];[.E113];[.E125];[.E137];[.E149];[.E161];[.E173];[.E185];[.E197];[.E209])" office:value-type="float" office:value="53.2642857142857" calcext:value-type="float">
            <text:p>53.3</text:p>
          </table:table-cell>
          <table:table-cell table:number-columns-repeated="3"/>
          <table:table-cell table:formula="of:=[.I41]" office:value-type="string" office:string-value="App3D._cycle:" calcext:value-type="string">
            <text:p>App3D._cycle:</text:p>
          </table:table-cell>
          <table:table-cell table:style-name="ce3" table:formula="of:=MAX([.J53];[.J65];[.J77];[.J89];[.J101];[.J113];[.J125];[.J137];[.J149];[.J161];[.J173];[.J185];[.J197];[.J209])" office:value-type="float" office:value="24.2" calcext:value-type="float">
            <text:p>24.2</text:p>
          </table:table-cell>
          <table:table-cell table:style-name="ce3" table:formula="of:=MAX([.K53];[.K65];[.K77];[.K89];[.K101];[.K113];[.K125];[.K137];[.K149];[.K161];[.K173];[.K185];[.K197];[.K209])" office:value-type="float" office:value="24.2" calcext:value-type="float">
            <text:p>24.2</text:p>
          </table:table-cell>
          <table:table-cell table:style-name="ce3" table:formula="of:=AVERAGE([.L53];[.L65];[.L77];[.L89];[.L101];[.L113];[.L125];[.L137];[.L149];[.L161];[.L173];[.L185];[.L197];[.L209])" office:value-type="float" office:value="7.14071428571429" calcext:value-type="float">
            <text:p>7.1</text:p>
          </table:table-cell>
          <table:table-cell table:number-columns-repeated="3"/>
          <table:table-cell table:formula="of:=[.P41]" office:value-type="string" office:string-value="App3D._cycle:" calcext:value-type="string">
            <text:p>App3D._cycle:</text:p>
          </table:table-cell>
          <table:table-cell table:style-name="ce3" table:formula="of:=MAX([.Q53];[.Q65];[.Q77];[.Q89];[.Q101];[.Q113];[.Q125];[.Q137];[.Q149];[.Q161];[.Q173];[.Q185];[.Q197];[.Q209])" office:value-type="float" office:value="16.5" calcext:value-type="float">
            <text:p>16.5</text:p>
          </table:table-cell>
          <table:table-cell table:style-name="ce3" table:formula="of:=MAX([.R53];[.R65];[.R77];[.R89];[.R101];[.R113];[.R125];[.R137];[.R149];[.R161];[.R173];[.R185];[.R197];[.R209])" office:value-type="float" office:value="16.5" calcext:value-type="float">
            <text:p>16.5</text:p>
          </table:table-cell>
          <table:table-cell table:style-name="ce3" table:formula="of:=AVERAGE([.S53];[.S65];[.S77];[.S89];[.S101];[.S113];[.S125];[.S137];[.S149];[.S161];[.S173];[.S185];[.S197];[.S209])" office:value-type="float" office:value="6.67428571428571" calcext:value-type="float">
            <text:p>6.7</text:p>
          </table:table-cell>
          <table:table-cell table:number-columns-repeated="3"/>
          <table:table-cell table:formula="of:=[.W41]" office:value-type="string" office:string-value="App3D._cycle:" calcext:value-type="string">
            <text:p>App3D._cycle:</text:p>
          </table:table-cell>
          <table:table-cell table:style-name="ce3" table:formula="of:=MAX([.X53];[.X65];[.X77];[.X89];[.X101];[.X113];[.X125];[.X137];[.X149];[.X161];[.X173];[.X185];[.X197];[.X209])" office:value-type="float" office:value="14" calcext:value-type="float">
            <text:p>14.0</text:p>
          </table:table-cell>
          <table:table-cell table:style-name="ce3" table:formula="of:=MAX([.Y53];[.Y65];[.Y77];[.Y89];[.Y101];[.Y113];[.Y125];[.Y137];[.Y149];[.Y161];[.Y173];[.Y185];[.Y197];[.Y209])" office:value-type="float" office:value="14" calcext:value-type="float">
            <text:p>14.0</text:p>
          </table:table-cell>
          <table:table-cell table:style-name="ce3" table:formula="of:=AVERAGE([.Z53];[.Z65];[.Z77];[.Z89];[.Z101];[.Z113];[.Z125];[.Z137];[.Z149];[.Z161];[.Z173];[.Z185];[.Z197];[.Z209])" office:value-type="float" office:value="6.13071428571429" calcext:value-type="float">
            <text:p>6.1</text:p>
          </table:table-cell>
          <table:table-cell table:number-columns-repeated="3"/>
          <table:table-cell table:formula="of:=[.AD41]" office:value-type="string" office:string-value="App3D._cycle:" calcext:value-type="string">
            <text:p>App3D._cycle:</text:p>
          </table:table-cell>
          <table:table-cell table:style-name="ce3" table:formula="of:=MAX([.AE53];[.AE65];[.AE77];[.AE89];[.AE101];[.AE113];[.AE125];[.AE137];[.AE149];[.AE161];[.AE173];[.AE185];[.AE197];[.AE209])" office:value-type="float" office:value="17.7" calcext:value-type="float">
            <text:p>17.7</text:p>
          </table:table-cell>
          <table:table-cell table:style-name="ce3" table:formula="of:=MAX([.AF53];[.AF65];[.AF77];[.AF89];[.AF101];[.AF113];[.AF125];[.AF137];[.AF149];[.AF161];[.AF173];[.AF185];[.AF197];[.AF209])" office:value-type="float" office:value="17.7" calcext:value-type="float">
            <text:p>17.7</text:p>
          </table:table-cell>
          <table:table-cell table:style-name="ce3" table:formula="of:=AVERAGE([.AG53];[.AG65];[.AG77];[.AG89];[.AG101];[.AG113];[.AG125];[.AG137];[.AG149];[.AG161];[.AG173];[.AG185];[.AG197];[.AG209])" office:value-type="float" office:value="4.67142857142857" calcext:value-type="float">
            <text:p>4.7</text:p>
          </table:table-cell>
          <table:table-cell table:number-columns-repeated="3"/>
          <table:table-cell table:formula="of:=[.AK41]" office:value-type="string" office:string-value="App3D._cycle:" calcext:value-type="string">
            <text:p>App3D._cycle:</text:p>
          </table:table-cell>
          <table:table-cell table:style-name="ce3" table:formula="of:=MAX([.AL53];[.AL65];[.AL77];[.AL89];[.AL101];[.AL113];[.AL125];[.AL137];[.AL149];[.AL161];[.AL173];[.AL185];[.AL197];[.AL209])" office:value-type="float" office:value="19.9" calcext:value-type="float">
            <text:p>19.9</text:p>
          </table:table-cell>
          <table:table-cell table:style-name="ce3" table:formula="of:=MAX([.AM53];[.AM65];[.AM77];[.AM89];[.AM101];[.AM113];[.AM125];[.AM137];[.AM149];[.AM161];[.AM173];[.AM185];[.AM197];[.AM209])" office:value-type="float" office:value="19.9" calcext:value-type="float">
            <text:p>19.9</text:p>
          </table:table-cell>
          <table:table-cell table:style-name="ce3" table:formula="of:=AVERAGE([.AN53];[.AN65];[.AN77];[.AN89];[.AN101];[.AN113];[.AN125];[.AN137];[.AN149];[.AN161];[.AN173];[.AN185];[.AN197];[.AN209])" office:value-type="float" office:value="8.5" calcext:value-type="float">
            <text:p>8.5</text:p>
          </table:table-cell>
          <table:table-cell table:number-columns-repeated="3"/>
          <table:table-cell table:formula="of:=[.AR41]" office:value-type="string" office:string-value="App3D._cycle:" calcext:value-type="string">
            <text:p>App3D._cycle:</text:p>
          </table:table-cell>
          <table:table-cell table:style-name="ce3" table:formula="of:=MAX([.AS53];[.AS65];[.AS77];[.AS89];[.AS101];[.AS113];[.AS125];[.AS137];[.AS149];[.AS161];[.AS173];[.AS185];[.AS197];[.AS209])" office:value-type="float" office:value="14.7" calcext:value-type="float">
            <text:p>14.7</text:p>
          </table:table-cell>
          <table:table-cell table:style-name="ce3" table:formula="of:=MAX([.AT53];[.AT65];[.AT77];[.AT89];[.AT101];[.AT113];[.AT125];[.AT137];[.AT149];[.AT161];[.AT173];[.AT185];[.AT197];[.AT209])" office:value-type="float" office:value="14.7" calcext:value-type="float">
            <text:p>14.7</text:p>
          </table:table-cell>
          <table:table-cell table:style-name="ce3" table:formula="of:=AVERAGE([.AU53];[.AU65];[.AU77];[.AU89];[.AU101];[.AU113];[.AU125];[.AU137];[.AU149];[.AU161];[.AU173];[.AU185];[.AU197];[.AU209])" office:value-type="float" office:value="6.365" calcext:value-type="float">
            <text:p>6.4</text:p>
          </table:table-cell>
          <table:table-cell table:number-columns-repeated="3"/>
          <table:table-cell table:formula="of:=[.AY41]" office:value-type="string" office:string-value="App3D._cycle:" calcext:value-type="string">
            <text:p>App3D._cycle:</text:p>
          </table:table-cell>
          <table:table-cell table:style-name="ce3" table:formula="of:=MAX([.AZ53];[.AZ65];[.AZ77];[.AZ89];[.AZ101];[.AZ113];[.AZ125];[.AZ137];[.AZ149];[.AZ161];[.AZ173];[.AZ185];[.AZ197];[.AZ209])" office:value-type="float" office:value="12.2" calcext:value-type="float">
            <text:p>12.2</text:p>
          </table:table-cell>
          <table:table-cell table:style-name="ce3" table:formula="of:=MAX([.BA53];[.BA65];[.BA77];[.BA89];[.BA101];[.BA113];[.BA125];[.BA137];[.BA149];[.BA161];[.BA173];[.BA185];[.BA197];[.BA209])" office:value-type="float" office:value="12.2" calcext:value-type="float">
            <text:p>12.2</text:p>
          </table:table-cell>
          <table:table-cell table:style-name="ce3" table:formula="of:=AVERAGE([.BB53];[.BB65];[.BB77];[.BB89];[.BB101];[.BB113];[.BB125];[.BB137];[.BB149];[.BB161];[.BB173];[.BB185];[.BB197];[.BB209])" office:value-type="float" office:value="5.05857142857143" calcext:value-type="float">
            <text:p>5.1</text:p>
          </table:table-cell>
          <table:table-cell table:number-columns-repeated="3"/>
          <table:table-cell table:formula="of:=[.BF41]" office:value-type="string" office:string-value="App3D._cycle:" calcext:value-type="string">
            <text:p>App3D._cycle:</text:p>
          </table:table-cell>
          <table:table-cell table:style-name="ce3" table:formula="of:=MAX([.BG53];[.BG65];[.BG77];[.BG89];[.BG101];[.BG113];[.BG125];[.BG137];[.BG149];[.BG161];[.BG173];[.BG185];[.BG197];[.BG209])" office:value-type="float" office:value="15" calcext:value-type="float">
            <text:p>15.0</text:p>
          </table:table-cell>
          <table:table-cell table:style-name="ce3" table:formula="of:=MAX([.BH53];[.BH65];[.BH77];[.BH89];[.BH101];[.BH113];[.BH125];[.BH137];[.BH149];[.BH161];[.BH173];[.BH185];[.BH197];[.BH209])" office:value-type="float" office:value="15" calcext:value-type="float">
            <text:p>15.0</text:p>
          </table:table-cell>
          <table:table-cell table:style-name="ce3" table:formula="of:=AVERAGE([.BI53];[.BI65];[.BI77];[.BI89];[.BI101];[.BI113];[.BI125];[.BI137];[.BI149];[.BI161];[.BI173];[.BI185];[.BI197];[.BI209])" office:value-type="float" office:value="6.33571428571429" calcext:value-type="float">
            <text:p>6.3</text:p>
          </table:table-cell>
          <table:table-cell table:number-columns-repeated="3"/>
          <table:table-cell table:formula="of:=[.BM41]" office:value-type="string" office:string-value="App3D._cycle:" calcext:value-type="string">
            <text:p>App3D._cycle:</text:p>
          </table:table-cell>
          <table:table-cell table:style-name="ce3" table:formula="of:=MAX([.BN53];[.BN65];[.BN77];[.BN89];[.BN101];[.BN113];[.BN125];[.BN137];[.BN149];[.BN161];[.BN173];[.BN185];[.BN197];[.BN209])" office:value-type="float" office:value="20.4" calcext:value-type="float">
            <text:p>20.4</text:p>
          </table:table-cell>
          <table:table-cell table:style-name="ce3" table:formula="of:=MAX([.BO53];[.BO65];[.BO77];[.BO89];[.BO101];[.BO113];[.BO125];[.BO137];[.BO149];[.BO161];[.BO173];[.BO185];[.BO197];[.BO209])" office:value-type="float" office:value="20.4" calcext:value-type="float">
            <text:p>20.4</text:p>
          </table:table-cell>
          <table:table-cell table:style-name="ce3" table:formula="of:=AVERAGE([.BP53];[.BP65];[.BP77];[.BP89];[.BP101];[.BP113];[.BP125];[.BP137];[.BP149];[.BP161];[.BP173];[.BP185];[.BP197];[.BP209])" office:value-type="float" office:value="5.09071428571429" calcext:value-type="float">
            <text:p>5.1</text:p>
          </table:table-cell>
          <table:table-cell table:number-columns-repeated="3"/>
          <table:table-cell table:formula="of:=[.BT41]" office:value-type="string" office:string-value="App3D._cycle:" calcext:value-type="string">
            <text:p>App3D._cycle:</text:p>
          </table:table-cell>
          <table:table-cell table:style-name="ce3" table:formula="of:=MAX([.BU53];[.BU65];[.BU77];[.BU89];[.BU101];[.BU113];[.BU125];[.BU137];[.BU149];[.BU161];[.BU173];[.BU185];[.BU197];[.BU209])" office:value-type="float" office:value="12.6" calcext:value-type="float">
            <text:p>12.6</text:p>
          </table:table-cell>
          <table:table-cell table:style-name="ce3" table:formula="of:=MAX([.BV53];[.BV65];[.BV77];[.BV89];[.BV101];[.BV113];[.BV125];[.BV137];[.BV149];[.BV161];[.BV173];[.BV185];[.BV197];[.BV209])" office:value-type="float" office:value="12.6" calcext:value-type="float">
            <text:p>12.6</text:p>
          </table:table-cell>
          <table:table-cell table:style-name="ce3" table:formula="of:=AVERAGE([.BW53];[.BW65];[.BW77];[.BW89];[.BW101];[.BW113];[.BW125];[.BW137];[.BW149];[.BW161];[.BW173];[.BW185];[.BW197];[.BW209])" office:value-type="float" office:value="5.92357142857143" calcext:value-type="float">
            <text:p>5.9</text:p>
          </table:table-cell>
          <table:table-cell table:number-columns-repeated="3"/>
          <table:table-cell table:formula="of:=[.CA41]" office:value-type="string" office:string-value="App3D._cycle:" calcext:value-type="string">
            <text:p>App3D._cycle:</text:p>
          </table:table-cell>
          <table:table-cell table:style-name="ce3" table:formula="of:=MAX([.CB53];[.CB65];[.CB77];[.CB89];[.CB101];[.CB113];[.CB125];[.CB137];[.CB149];[.CB161];[.CB173];[.CB185];[.CB197];[.CB209])" office:value-type="float" office:value="13.6" calcext:value-type="float">
            <text:p>13.6</text:p>
          </table:table-cell>
          <table:table-cell table:style-name="ce3" table:formula="of:=MAX([.CC53];[.CC65];[.CC77];[.CC89];[.CC101];[.CC113];[.CC125];[.CC137];[.CC149];[.CC161];[.CC173];[.CC185];[.CC197];[.CC209])" office:value-type="float" office:value="13.6" calcext:value-type="float">
            <text:p>13.6</text:p>
          </table:table-cell>
          <table:table-cell table:style-name="ce3" table:formula="of:=AVERAGE([.CD53];[.CD65];[.CD77];[.CD89];[.CD101];[.CD113];[.CD125];[.CD137];[.CD149];[.CD161];[.CD173];[.CD185];[.CD197];[.CD209])" office:value-type="float" office:value="4.78071428571429" calcext:value-type="float">
            <text:p>4.8</text:p>
          </table:table-cell>
          <table:table-cell table:number-columns-repeated="3"/>
          <table:table-cell table:formula="of:=[.CH41]" office:value-type="string" office:string-value="App3D._cycle:" calcext:value-type="string">
            <text:p>App3D._cycle:</text:p>
          </table:table-cell>
          <table:table-cell table:style-name="ce3" table:formula="of:=MAX([.CI53];[.CI65];[.CI77];[.CI89];[.CI101];[.CI113];[.CI125];[.CI137];[.CI149];[.CI161];[.CI173];[.CI185];[.CI197];[.CI209])" office:value-type="float" office:value="14.2" calcext:value-type="float">
            <text:p>14.2</text:p>
          </table:table-cell>
          <table:table-cell table:style-name="ce3" table:formula="of:=MAX([.CJ53];[.CJ65];[.CJ77];[.CJ89];[.CJ101];[.CJ113];[.CJ125];[.CJ137];[.CJ149];[.CJ161];[.CJ173];[.CJ185];[.CJ197];[.CJ209])" office:value-type="float" office:value="14.2" calcext:value-type="float">
            <text:p>14.2</text:p>
          </table:table-cell>
          <table:table-cell table:style-name="ce3" table:formula="of:=AVERAGE([.CK53];[.CK65];[.CK77];[.CK89];[.CK101];[.CK113];[.CK125];[.CK137];[.CK149];[.CK161];[.CK173];[.CK185];[.CK197];[.CK209])" office:value-type="float" office:value="5.95428571428572" calcext:value-type="float">
            <text:p>6.0</text:p>
          </table:table-cell>
          <table:table-cell table:number-columns-repeated="3"/>
          <table:table-cell table:formula="of:=[.CO41]" office:value-type="string" office:string-value="App3D._cycle:" calcext:value-type="string">
            <text:p>App3D._cycle:</text:p>
          </table:table-cell>
          <table:table-cell table:style-name="ce3" table:formula="of:=MAX([.CP53];[.CP65];[.CP77];[.CP89];[.CP101];[.CP113];[.CP125];[.CP137];[.CP149];[.CP161];[.CP173];[.CP185];[.CP197];[.CP209])" office:value-type="float" office:value="12" calcext:value-type="float">
            <text:p>12.0</text:p>
          </table:table-cell>
          <table:table-cell table:style-name="ce3" table:formula="of:=MAX([.CQ53];[.CQ65];[.CQ77];[.CQ89];[.CQ101];[.CQ113];[.CQ125];[.CQ137];[.CQ149];[.CQ161];[.CQ173];[.CQ185];[.CQ197];[.CQ209])" office:value-type="float" office:value="12" calcext:value-type="float">
            <text:p>12.0</text:p>
          </table:table-cell>
          <table:table-cell table:style-name="ce3" table:formula="of:=AVERAGE([.CR53];[.CR65];[.CR77];[.CR89];[.CR101];[.CR113];[.CR125];[.CR137];[.CR149];[.CR161];[.CR173];[.CR185];[.CR197];[.CR209])" office:value-type="float" office:value="4.80857142857143" calcext:value-type="float">
            <text:p>4.8</text:p>
          </table:table-cell>
          <table:table-cell table:number-columns-repeated="3"/>
          <table:table-cell table:formula="of:=[.CV41]" office:value-type="string" office:string-value="App3D._cycle:" calcext:value-type="string">
            <text:p>App3D._cycle:</text:p>
          </table:table-cell>
          <table:table-cell table:style-name="ce3" table:formula="of:=MAX([.CW53];[.CW65];[.CW77];[.CW89];[.CW101];[.CW113];[.CW125];[.CW137];[.CW149];[.CW161];[.CW173];[.CW185];[.CW197];[.CW209])" office:value-type="float" office:value="16" calcext:value-type="float">
            <text:p>16.0</text:p>
          </table:table-cell>
          <table:table-cell table:style-name="ce3" table:formula="of:=MAX([.CX53];[.CX65];[.CX77];[.CX89];[.CX101];[.CX113];[.CX125];[.CX137];[.CX149];[.CX161];[.CX173];[.CX185];[.CX197];[.CX209])" office:value-type="float" office:value="16" calcext:value-type="float">
            <text:p>16.0</text:p>
          </table:table-cell>
          <table:table-cell table:style-name="ce3" table:formula="of:=AVERAGE([.CY53];[.CY65];[.CY77];[.CY89];[.CY101];[.CY113];[.CY125];[.CY137];[.CY149];[.CY161];[.CY173];[.CY185];[.CY197];[.CY209])" office:value-type="float" office:value="5.50642857142857" calcext:value-type="float">
            <text:p>5.5</text:p>
          </table:table-cell>
          <table:table-cell/>
        </table:table-row>
        <table:table-row table:style-name="ro1">
          <table:table-cell/>
          <table:table-cell table:formula="of:=[.B42]" office:value-type="string" office:string-value="App3D.update:" calcext:value-type="string">
            <text:p>App3D.update:</text:p>
          </table:table-cell>
          <table:table-cell table:style-name="ce3" table:formula="of:=MAX([.C54];[.C66];[.C78];[.C90];[.C102];[.C114];[.C126];[.C138];[.C150];[.C162];[.C174];[.C186];[.C198];[.C210])" office:value-type="float" office:value="1.7" calcext:value-type="float">
            <text:p>1.7</text:p>
          </table:table-cell>
          <table:table-cell table:style-name="ce3" table:formula="of:=MAX([.D54];[.D66];[.D78];[.D90];[.D102];[.D114];[.D126];[.D138];[.D150];[.D162];[.D174];[.D186];[.D198];[.D210])" office:value-type="float" office:value="0.3" calcext:value-type="float">
            <text:p>0.3</text:p>
          </table:table-cell>
          <table:table-cell table:style-name="ce3" table:formula="of:=AVERAGE([.E54];[.E66];[.E78];[.E90];[.E102];[.E114];[.E126];[.E138];[.E150];[.E162];[.E174];[.E186];[.E198];[.E210])" office:value-type="float" office:value="0.228571428571429" calcext:value-type="float">
            <text:p>0.2</text:p>
          </table:table-cell>
          <table:table-cell table:number-columns-repeated="3"/>
          <table:table-cell table:formula="of:=[.I42]" office:value-type="string" office:string-value="App3D.update:" calcext:value-type="string">
            <text:p>App3D.update:</text:p>
          </table:table-cell>
          <table:table-cell table:style-name="ce3" table:formula="of:=MAX([.J54];[.J66];[.J78];[.J90];[.J102];[.J114];[.J126];[.J138];[.J150];[.J162];[.J174];[.J186];[.J198];[.J210])" office:value-type="float" office:value="2.4" calcext:value-type="float">
            <text:p>2.4</text:p>
          </table:table-cell>
          <table:table-cell table:style-name="ce3" table:formula="of:=MAX([.K54];[.K66];[.K78];[.K90];[.K102];[.K114];[.K126];[.K138];[.K150];[.K162];[.K174];[.K186];[.K198];[.K210])" office:value-type="float" office:value="2.4" calcext:value-type="float">
            <text:p>2.4</text:p>
          </table:table-cell>
          <table:table-cell table:style-name="ce3" table:formula="of:=AVERAGE([.L54];[.L66];[.L78];[.L90];[.L102];[.L114];[.L126];[.L138];[.L150];[.L162];[.L174];[.L186];[.L198];[.L210])" office:value-type="float" office:value="0.251428571428571" calcext:value-type="float">
            <text:p>0.3</text:p>
          </table:table-cell>
          <table:table-cell table:number-columns-repeated="3"/>
          <table:table-cell table:formula="of:=[.P42]" office:value-type="string" office:string-value="App3D.update:" calcext:value-type="string">
            <text:p>App3D.update:</text:p>
          </table:table-cell>
          <table:table-cell table:style-name="ce3" table:formula="of:=MAX([.Q54];[.Q66];[.Q78];[.Q90];[.Q102];[.Q114];[.Q126];[.Q138];[.Q150];[.Q162];[.Q174];[.Q186];[.Q198];[.Q210])" office:value-type="float" office:value="1.6" calcext:value-type="float">
            <text:p>1.6</text:p>
          </table:table-cell>
          <table:table-cell table:style-name="ce3" table:formula="of:=MAX([.R54];[.R66];[.R78];[.R90];[.R102];[.R114];[.R126];[.R138];[.R150];[.R162];[.R174];[.R186];[.R198];[.R210])" office:value-type="float" office:value="1.6" calcext:value-type="float">
            <text:p>1.6</text:p>
          </table:table-cell>
          <table:table-cell table:style-name="ce3" table:formula="of:=AVERAGE([.S54];[.S66];[.S78];[.S90];[.S102];[.S114];[.S126];[.S138];[.S150];[.S162];[.S174];[.S186];[.S198];[.S210])" office:value-type="float" office:value="0.265" calcext:value-type="float">
            <text:p>0.3</text:p>
          </table:table-cell>
          <table:table-cell table:number-columns-repeated="3"/>
          <table:table-cell table:formula="of:=[.W42]" office:value-type="string" office:string-value="App3D.update:" calcext:value-type="string">
            <text:p>App3D.update:</text:p>
          </table:table-cell>
          <table:table-cell table:style-name="ce3" table:formula="of:=MAX([.X54];[.X66];[.X78];[.X90];[.X102];[.X114];[.X126];[.X138];[.X150];[.X162];[.X174];[.X186];[.X198];[.X210])" office:value-type="float" office:value="1.4" calcext:value-type="float">
            <text:p>1.4</text:p>
          </table:table-cell>
          <table:table-cell table:style-name="ce3" table:formula="of:=MAX([.Y54];[.Y66];[.Y78];[.Y90];[.Y102];[.Y114];[.Y126];[.Y138];[.Y150];[.Y162];[.Y174];[.Y186];[.Y198];[.Y210])" office:value-type="float" office:value="0.4" calcext:value-type="float">
            <text:p>0.4</text:p>
          </table:table-cell>
          <table:table-cell table:style-name="ce3" table:formula="of:=AVERAGE([.Z54];[.Z66];[.Z78];[.Z90];[.Z102];[.Z114];[.Z126];[.Z138];[.Z150];[.Z162];[.Z174];[.Z186];[.Z198];[.Z210])" office:value-type="float" office:value="0.253571428571429" calcext:value-type="float">
            <text:p>0.3</text:p>
          </table:table-cell>
          <table:table-cell table:number-columns-repeated="3"/>
          <table:table-cell table:formula="of:=[.AD42]" office:value-type="string" office:string-value="App3D.update:" calcext:value-type="string">
            <text:p>App3D.update:</text:p>
          </table:table-cell>
          <table:table-cell table:style-name="ce3" table:formula="of:=MAX([.AE54];[.AE66];[.AE78];[.AE90];[.AE102];[.AE114];[.AE126];[.AE138];[.AE150];[.AE162];[.AE174];[.AE186];[.AE198];[.AE210])" office:value-type="float" office:value="13.4" calcext:value-type="float">
            <text:p>13.4</text:p>
          </table:table-cell>
          <table:table-cell table:style-name="ce3" table:formula="of:=MAX([.AF54];[.AF66];[.AF78];[.AF90];[.AF102];[.AF114];[.AF126];[.AF138];[.AF150];[.AF162];[.AF174];[.AF186];[.AF198];[.AF210])" office:value-type="float" office:value="13.4" calcext:value-type="float">
            <text:p>13.4</text:p>
          </table:table-cell>
          <table:table-cell table:style-name="ce3" table:formula="of:=AVERAGE([.AG54];[.AG66];[.AG78];[.AG90];[.AG102];[.AG114];[.AG126];[.AG138];[.AG150];[.AG162];[.AG174];[.AG186];[.AG198];[.AG210])" office:value-type="float" office:value="0.136428571428571" calcext:value-type="float">
            <text:p>0.1</text:p>
          </table:table-cell>
          <table:table-cell table:number-columns-repeated="3"/>
          <table:table-cell table:formula="of:=[.AK42]" office:value-type="string" office:string-value="App3D.update:" calcext:value-type="string">
            <text:p>App3D.update:</text:p>
          </table:table-cell>
          <table:table-cell table:style-name="ce3" table:formula="of:=MAX([.AL54];[.AL66];[.AL78];[.AL90];[.AL102];[.AL114];[.AL126];[.AL138];[.AL150];[.AL162];[.AL174];[.AL186];[.AL198];[.AL210])" office:value-type="float" office:value="1.3" calcext:value-type="float">
            <text:p>1.3</text:p>
          </table:table-cell>
          <table:table-cell table:style-name="ce3" table:formula="of:=MAX([.AM54];[.AM66];[.AM78];[.AM90];[.AM102];[.AM114];[.AM126];[.AM138];[.AM150];[.AM162];[.AM174];[.AM186];[.AM198];[.AM210])" office:value-type="float" office:value="0.4" calcext:value-type="float">
            <text:p>0.4</text:p>
          </table:table-cell>
          <table:table-cell table:style-name="ce3" table:formula="of:=AVERAGE([.AN54];[.AN66];[.AN78];[.AN90];[.AN102];[.AN114];[.AN126];[.AN138];[.AN150];[.AN162];[.AN174];[.AN186];[.AN198];[.AN210])" office:value-type="float" office:value="0.254285714285714" calcext:value-type="float">
            <text:p>0.3</text:p>
          </table:table-cell>
          <table:table-cell table:number-columns-repeated="3"/>
          <table:table-cell table:formula="of:=[.AR42]" office:value-type="string" office:string-value="App3D.update:" calcext:value-type="string">
            <text:p>App3D.update:</text:p>
          </table:table-cell>
          <table:table-cell table:style-name="ce3" table:formula="of:=MAX([.AS54];[.AS66];[.AS78];[.AS90];[.AS102];[.AS114];[.AS126];[.AS138];[.AS150];[.AS162];[.AS174];[.AS186];[.AS198];[.AS210])" office:value-type="float" office:value="1.4" calcext:value-type="float">
            <text:p>1.4</text:p>
          </table:table-cell>
          <table:table-cell table:style-name="ce3" table:formula="of:=MAX([.AT54];[.AT66];[.AT78];[.AT90];[.AT102];[.AT114];[.AT126];[.AT138];[.AT150];[.AT162];[.AT174];[.AT186];[.AT198];[.AT210])" office:value-type="float" office:value="0.3" calcext:value-type="float">
            <text:p>0.3</text:p>
          </table:table-cell>
          <table:table-cell table:style-name="ce3" table:formula="of:=AVERAGE([.AU54];[.AU66];[.AU78];[.AU90];[.AU102];[.AU114];[.AU126];[.AU138];[.AU150];[.AU162];[.AU174];[.AU186];[.AU198];[.AU210])" office:value-type="float" office:value="0.239285714285714" calcext:value-type="float">
            <text:p>0.2</text:p>
          </table:table-cell>
          <table:table-cell table:number-columns-repeated="3"/>
          <table:table-cell table:formula="of:=[.AY42]" office:value-type="string" office:string-value="App3D.update:" calcext:value-type="string">
            <text:p>App3D.update:</text:p>
          </table:table-cell>
          <table:table-cell table:style-name="ce3" table:formula="of:=MAX([.AZ54];[.AZ66];[.AZ78];[.AZ90];[.AZ102];[.AZ114];[.AZ126];[.AZ138];[.AZ150];[.AZ162];[.AZ174];[.AZ186];[.AZ198];[.AZ210])" office:value-type="float" office:value="3.2" calcext:value-type="float">
            <text:p>3.2</text:p>
          </table:table-cell>
          <table:table-cell table:style-name="ce3" table:formula="of:=MAX([.BA54];[.BA66];[.BA78];[.BA90];[.BA102];[.BA114];[.BA126];[.BA138];[.BA150];[.BA162];[.BA174];[.BA186];[.BA198];[.BA210])" office:value-type="float" office:value="0.8" calcext:value-type="float">
            <text:p>0.8</text:p>
          </table:table-cell>
          <table:table-cell table:style-name="ce3" table:formula="of:=AVERAGE([.BB54];[.BB66];[.BB78];[.BB90];[.BB102];[.BB114];[.BB126];[.BB138];[.BB150];[.BB162];[.BB174];[.BB186];[.BB198];[.BB210])" office:value-type="float" office:value="0.157857142857143" calcext:value-type="float">
            <text:p>0.2</text:p>
          </table:table-cell>
          <table:table-cell table:number-columns-repeated="3"/>
          <table:table-cell table:formula="of:=[.BF42]" office:value-type="string" office:string-value="App3D.update:" calcext:value-type="string">
            <text:p>App3D.update:</text:p>
          </table:table-cell>
          <table:table-cell table:style-name="ce3" table:formula="of:=MAX([.BG54];[.BG66];[.BG78];[.BG90];[.BG102];[.BG114];[.BG126];[.BG138];[.BG150];[.BG162];[.BG174];[.BG186];[.BG198];[.BG210])" office:value-type="float" office:value="1.7" calcext:value-type="float">
            <text:p>1.7</text:p>
          </table:table-cell>
          <table:table-cell table:style-name="ce3" table:formula="of:=MAX([.BH54];[.BH66];[.BH78];[.BH90];[.BH102];[.BH114];[.BH126];[.BH138];[.BH150];[.BH162];[.BH174];[.BH186];[.BH198];[.BH210])" office:value-type="float" office:value="0.4" calcext:value-type="float">
            <text:p>0.4</text:p>
          </table:table-cell>
          <table:table-cell table:style-name="ce3" table:formula="of:=AVERAGE([.BI54];[.BI66];[.BI78];[.BI90];[.BI102];[.BI114];[.BI126];[.BI138];[.BI150];[.BI162];[.BI174];[.BI186];[.BI198];[.BI210])" office:value-type="float" office:value="0.253571428571429" calcext:value-type="float">
            <text:p>0.3</text:p>
          </table:table-cell>
          <table:table-cell table:number-columns-repeated="3"/>
          <table:table-cell table:formula="of:=[.BM42]" office:value-type="string" office:string-value="App3D.update:" calcext:value-type="string">
            <text:p>App3D.update:</text:p>
          </table:table-cell>
          <table:table-cell table:style-name="ce3" table:formula="of:=MAX([.BN54];[.BN66];[.BN78];[.BN90];[.BN102];[.BN114];[.BN126];[.BN138];[.BN150];[.BN162];[.BN174];[.BN186];[.BN198];[.BN210])" office:value-type="float" office:value="4" calcext:value-type="float">
            <text:p>4.0</text:p>
          </table:table-cell>
          <table:table-cell table:style-name="ce3" table:formula="of:=MAX([.BO54];[.BO66];[.BO78];[.BO90];[.BO102];[.BO114];[.BO126];[.BO138];[.BO150];[.BO162];[.BO174];[.BO186];[.BO198];[.BO210])" office:value-type="float" office:value="0.4" calcext:value-type="float">
            <text:p>0.4</text:p>
          </table:table-cell>
          <table:table-cell table:style-name="ce3" table:formula="of:=AVERAGE([.BP54];[.BP66];[.BP78];[.BP90];[.BP102];[.BP114];[.BP126];[.BP138];[.BP150];[.BP162];[.BP174];[.BP186];[.BP198];[.BP210])" office:value-type="float" office:value="0.232142857142857" calcext:value-type="float">
            <text:p>0.2</text:p>
          </table:table-cell>
          <table:table-cell table:number-columns-repeated="3"/>
          <table:table-cell table:formula="of:=[.BT42]" office:value-type="string" office:string-value="App3D.update:" calcext:value-type="string">
            <text:p>App3D.update:</text:p>
          </table:table-cell>
          <table:table-cell table:style-name="ce3" table:formula="of:=MAX([.BU54];[.BU66];[.BU78];[.BU90];[.BU102];[.BU114];[.BU126];[.BU138];[.BU150];[.BU162];[.BU174];[.BU186];[.BU198];[.BU210])" office:value-type="float" office:value="3" calcext:value-type="float">
            <text:p>3.0</text:p>
          </table:table-cell>
          <table:table-cell table:style-name="ce3" table:formula="of:=MAX([.BV54];[.BV66];[.BV78];[.BV90];[.BV102];[.BV114];[.BV126];[.BV138];[.BV150];[.BV162];[.BV174];[.BV186];[.BV198];[.BV210])" office:value-type="float" office:value="0.4" calcext:value-type="float">
            <text:p>0.4</text:p>
          </table:table-cell>
          <table:table-cell table:style-name="ce3" table:formula="of:=AVERAGE([.BW54];[.BW66];[.BW78];[.BW90];[.BW102];[.BW114];[.BW126];[.BW138];[.BW150];[.BW162];[.BW174];[.BW186];[.BW198];[.BW210])" office:value-type="float" office:value="0.232857142857143" calcext:value-type="float">
            <text:p>0.2</text:p>
          </table:table-cell>
          <table:table-cell table:number-columns-repeated="3"/>
          <table:table-cell table:formula="of:=[.CA42]" office:value-type="string" office:string-value="App3D.update:" calcext:value-type="string">
            <text:p>App3D.update:</text:p>
          </table:table-cell>
          <table:table-cell table:style-name="ce3" table:formula="of:=MAX([.CB54];[.CB66];[.CB78];[.CB90];[.CB102];[.CB114];[.CB126];[.CB138];[.CB150];[.CB162];[.CB174];[.CB186];[.CB198];[.CB210])" office:value-type="float" office:value="2.6" calcext:value-type="float">
            <text:p>2.6</text:p>
          </table:table-cell>
          <table:table-cell table:style-name="ce3" table:formula="of:=MAX([.CC54];[.CC66];[.CC78];[.CC90];[.CC102];[.CC114];[.CC126];[.CC138];[.CC150];[.CC162];[.CC174];[.CC186];[.CC198];[.CC210])" office:value-type="float" office:value="0.5" calcext:value-type="float">
            <text:p>0.5</text:p>
          </table:table-cell>
          <table:table-cell table:style-name="ce3" table:formula="of:=AVERAGE([.CD54];[.CD66];[.CD78];[.CD90];[.CD102];[.CD114];[.CD126];[.CD138];[.CD150];[.CD162];[.CD174];[.CD186];[.CD198];[.CD210])" office:value-type="float" office:value="0.250714285714286" calcext:value-type="float">
            <text:p>0.3</text:p>
          </table:table-cell>
          <table:table-cell table:number-columns-repeated="3"/>
          <table:table-cell table:formula="of:=[.CH42]" office:value-type="string" office:string-value="App3D.update:" calcext:value-type="string">
            <text:p>App3D.update:</text:p>
          </table:table-cell>
          <table:table-cell table:style-name="ce3" table:formula="of:=MAX([.CI54];[.CI66];[.CI78];[.CI90];[.CI102];[.CI114];[.CI126];[.CI138];[.CI150];[.CI162];[.CI174];[.CI186];[.CI198];[.CI210])" office:value-type="float" office:value="2.2" calcext:value-type="float">
            <text:p>2.2</text:p>
          </table:table-cell>
          <table:table-cell table:style-name="ce3" table:formula="of:=MAX([.CJ54];[.CJ66];[.CJ78];[.CJ90];[.CJ102];[.CJ114];[.CJ126];[.CJ138];[.CJ150];[.CJ162];[.CJ174];[.CJ186];[.CJ198];[.CJ210])" office:value-type="float" office:value="2.2" calcext:value-type="float">
            <text:p>2.2</text:p>
          </table:table-cell>
          <table:table-cell table:style-name="ce3" table:formula="of:=AVERAGE([.CK54];[.CK66];[.CK78];[.CK90];[.CK102];[.CK114];[.CK126];[.CK138];[.CK150];[.CK162];[.CK174];[.CK186];[.CK198];[.CK210])" office:value-type="float" office:value="0.243571428571429" calcext:value-type="float">
            <text:p>0.2</text:p>
          </table:table-cell>
          <table:table-cell table:number-columns-repeated="3"/>
          <table:table-cell table:formula="of:=[.CO42]" office:value-type="string" office:string-value="App3D.update:" calcext:value-type="string">
            <text:p>App3D.update:</text:p>
          </table:table-cell>
          <table:table-cell table:style-name="ce3" table:formula="of:=MAX([.CP54];[.CP66];[.CP78];[.CP90];[.CP102];[.CP114];[.CP126];[.CP138];[.CP150];[.CP162];[.CP174];[.CP186];[.CP198];[.CP210])" office:value-type="float" office:value="2.3" calcext:value-type="float">
            <text:p>2.3</text:p>
          </table:table-cell>
          <table:table-cell table:style-name="ce3" table:formula="of:=MAX([.CQ54];[.CQ66];[.CQ78];[.CQ90];[.CQ102];[.CQ114];[.CQ126];[.CQ138];[.CQ150];[.CQ162];[.CQ174];[.CQ186];[.CQ198];[.CQ210])" office:value-type="float" office:value="0.7" calcext:value-type="float">
            <text:p>0.7</text:p>
          </table:table-cell>
          <table:table-cell table:style-name="ce3" table:formula="of:=AVERAGE([.CR54];[.CR66];[.CR78];[.CR90];[.CR102];[.CR114];[.CR126];[.CR138];[.CR150];[.CR162];[.CR174];[.CR186];[.CR198];[.CR210])" office:value-type="float" office:value="0.260714285714286" calcext:value-type="float">
            <text:p>0.3</text:p>
          </table:table-cell>
          <table:table-cell table:number-columns-repeated="3"/>
          <table:table-cell table:formula="of:=[.CV42]" office:value-type="string" office:string-value="App3D.update:" calcext:value-type="string">
            <text:p>App3D.update:</text:p>
          </table:table-cell>
          <table:table-cell table:style-name="ce3" table:formula="of:=MAX([.CW54];[.CW66];[.CW78];[.CW90];[.CW102];[.CW114];[.CW126];[.CW138];[.CW150];[.CW162];[.CW174];[.CW186];[.CW198];[.CW210])" office:value-type="float" office:value="1.3" calcext:value-type="float">
            <text:p>1.3</text:p>
          </table:table-cell>
          <table:table-cell table:style-name="ce3" table:formula="of:=MAX([.CX54];[.CX66];[.CX78];[.CX90];[.CX102];[.CX114];[.CX126];[.CX138];[.CX150];[.CX162];[.CX174];[.CX186];[.CX198];[.CX210])" office:value-type="float" office:value="1" calcext:value-type="float">
            <text:p>1.0</text:p>
          </table:table-cell>
          <table:table-cell table:style-name="ce3" table:formula="of:=AVERAGE([.CY54];[.CY66];[.CY78];[.CY90];[.CY102];[.CY114];[.CY126];[.CY138];[.CY150];[.CY162];[.CY174];[.CY186];[.CY198];[.CY210])" office:value-type="float" office:value="0.315" calcext:value-type="float">
            <text:p>0.3</text:p>
          </table:table-cell>
          <table:table-cell/>
        </table:table-row>
        <table:table-row table:style-name="ro1">
          <table:table-cell/>
          <table:table-cell table:formula="of:=[.B43]" office:value-type="string" office:string-value="TWEEN.update:" calcext:value-type="string">
            <text:p>TWEEN.update:</text:p>
          </table:table-cell>
          <table:table-cell table:style-name="ce3" table:formula="of:=MAX([.C55];[.C67];[.C79];[.C91];[.C103];[.C115];[.C127];[.C139];[.C151];[.C163];[.C175];[.C187];[.C199];[.C211])" office:value-type="float" office:value="0.1" calcext:value-type="float">
            <text:p>0.1</text:p>
          </table:table-cell>
          <table:table-cell table:style-name="ce3" table:formula="of:=MAX([.D55];[.D67];[.D79];[.D91];[.D103];[.D115];[.D127];[.D139];[.D151];[.D163];[.D175];[.D187];[.D199];[.D211])" office:value-type="float" office:value="0.1" calcext:value-type="float">
            <text:p>0.1</text:p>
          </table:table-cell>
          <table:table-cell table:style-name="ce3" table:formula="of:=AVERAGE([.E55];[.E67];[.E79];[.E91];[.E103];[.E115];[.E127];[.E139];[.E151];[.E163];[.E175];[.E187];[.E199];[.E211])" office:value-type="float" office:value="0.0135714285714286" calcext:value-type="float">
            <text:p>0.0</text:p>
          </table:table-cell>
          <table:table-cell table:number-columns-repeated="3"/>
          <table:table-cell table:formula="of:=[.I43]" office:value-type="string" office:string-value="TWEEN.update:" calcext:value-type="string">
            <text:p>TWEEN.update:</text:p>
          </table:table-cell>
          <table:table-cell table:style-name="ce3" table:formula="of:=MAX([.J55];[.J67];[.J79];[.J91];[.J103];[.J115];[.J127];[.J139];[.J151];[.J163];[.J175];[.J187];[.J199];[.J211])" office:value-type="float" office:value="0.4" calcext:value-type="float">
            <text:p>0.4</text:p>
          </table:table-cell>
          <table:table-cell table:style-name="ce3" table:formula="of:=MAX([.K55];[.K67];[.K79];[.K91];[.K103];[.K115];[.K127];[.K139];[.K151];[.K163];[.K175];[.K187];[.K199];[.K211])" office:value-type="float" office:value="0.1" calcext:value-type="float">
            <text:p>0.1</text:p>
          </table:table-cell>
          <table:table-cell table:style-name="ce3" table:formula="of:=AVERAGE([.L55];[.L67];[.L79];[.L91];[.L103];[.L115];[.L127];[.L139];[.L151];[.L163];[.L175];[.L187];[.L199];[.L211])" office:value-type="float" office:value="0.0228571428571429" calcext:value-type="float">
            <text:p>0.0</text:p>
          </table:table-cell>
          <table:table-cell table:number-columns-repeated="3"/>
          <table:table-cell table:formula="of:=[.P43]" office:value-type="string" office:string-value="TWEEN.update:" calcext:value-type="string">
            <text:p>TWEEN.update:</text:p>
          </table:table-cell>
          <table:table-cell table:style-name="ce3" table:formula="of:=MAX([.Q55];[.Q67];[.Q79];[.Q91];[.Q103];[.Q115];[.Q127];[.Q139];[.Q151];[.Q163];[.Q175];[.Q187];[.Q199];[.Q211])" office:value-type="float" office:value="1.9" calcext:value-type="float">
            <text:p>1.9</text:p>
          </table:table-cell>
          <table:table-cell table:style-name="ce3" table:formula="of:=MAX([.R55];[.R67];[.R79];[.R91];[.R103];[.R115];[.R127];[.R139];[.R151];[.R163];[.R175];[.R187];[.R199];[.R211])" office:value-type="float" office:value="1.9" calcext:value-type="float">
            <text:p>1.9</text:p>
          </table:table-cell>
          <table:table-cell table:style-name="ce3" table:formula="of:=AVERAGE([.S55];[.S67];[.S79];[.S91];[.S103];[.S115];[.S127];[.S139];[.S151];[.S163];[.S175];[.S187];[.S199];[.S211])" office:value-type="float" office:value="0.0271428571428571" calcext:value-type="float">
            <text:p>0.0</text:p>
          </table:table-cell>
          <table:table-cell table:number-columns-repeated="3"/>
          <table:table-cell table:formula="of:=[.W43]" office:value-type="string" office:string-value="TWEEN.update:" calcext:value-type="string">
            <text:p>TWEEN.update:</text:p>
          </table:table-cell>
          <table:table-cell table:style-name="ce3" table:formula="of:=MAX([.X55];[.X67];[.X79];[.X91];[.X103];[.X115];[.X127];[.X139];[.X151];[.X163];[.X175];[.X187];[.X199];[.X211])" office:value-type="float" office:value="1.9" calcext:value-type="float">
            <text:p>1.9</text:p>
          </table:table-cell>
          <table:table-cell table:style-name="ce3" table:formula="of:=MAX([.Y55];[.Y67];[.Y79];[.Y91];[.Y103];[.Y115];[.Y127];[.Y139];[.Y151];[.Y163];[.Y175];[.Y187];[.Y199];[.Y211])" office:value-type="float" office:value="1.9" calcext:value-type="float">
            <text:p>1.9</text:p>
          </table:table-cell>
          <table:table-cell table:style-name="ce3" table:formula="of:=AVERAGE([.Z55];[.Z67];[.Z79];[.Z91];[.Z103];[.Z115];[.Z127];[.Z139];[.Z151];[.Z163];[.Z175];[.Z187];[.Z199];[.Z211])" office:value-type="float" office:value="0.0235714285714286" calcext:value-type="float">
            <text:p>0.0</text:p>
          </table:table-cell>
          <table:table-cell table:number-columns-repeated="3"/>
          <table:table-cell table:formula="of:=[.AD43]" office:value-type="string" office:string-value="TWEEN.update:" calcext:value-type="string">
            <text:p>TWEEN.update:</text:p>
          </table:table-cell>
          <table:table-cell table:style-name="ce3" table:formula="of:=MAX([.AE55];[.AE67];[.AE79];[.AE91];[.AE103];[.AE115];[.AE127];[.AE139];[.AE151];[.AE163];[.AE175];[.AE187];[.AE199];[.AE211])" office:value-type="float" office:value="0.6" calcext:value-type="float">
            <text:p>0.6</text:p>
          </table:table-cell>
          <table:table-cell table:style-name="ce3" table:formula="of:=MAX([.AF55];[.AF67];[.AF79];[.AF91];[.AF103];[.AF115];[.AF127];[.AF139];[.AF151];[.AF163];[.AF175];[.AF187];[.AF199];[.AF211])" office:value-type="float" office:value="0.1" calcext:value-type="float">
            <text:p>0.1</text:p>
          </table:table-cell>
          <table:table-cell table:style-name="ce3" table:formula="of:=AVERAGE([.AG55];[.AG67];[.AG79];[.AG91];[.AG103];[.AG115];[.AG127];[.AG139];[.AG151];[.AG163];[.AG175];[.AG187];[.AG199];[.AG211])" office:value-type="float" office:value="0.0128571428571429" calcext:value-type="float">
            <text:p>0.0</text:p>
          </table:table-cell>
          <table:table-cell table:number-columns-repeated="3"/>
          <table:table-cell table:formula="of:=[.AK43]" office:value-type="string" office:string-value="TWEEN.update:" calcext:value-type="string">
            <text:p>TWEEN.update:</text:p>
          </table:table-cell>
          <table:table-cell table:style-name="ce3" table:formula="of:=MAX([.AL55];[.AL67];[.AL79];[.AL91];[.AL103];[.AL115];[.AL127];[.AL139];[.AL151];[.AL163];[.AL175];[.AL187];[.AL199];[.AL211])" office:value-type="float" office:value="0.7" calcext:value-type="float">
            <text:p>0.7</text:p>
          </table:table-cell>
          <table:table-cell table:style-name="ce3" table:formula="of:=MAX([.AM55];[.AM67];[.AM79];[.AM91];[.AM103];[.AM115];[.AM127];[.AM139];[.AM151];[.AM163];[.AM175];[.AM187];[.AM199];[.AM211])" office:value-type="float" office:value="0.1" calcext:value-type="float">
            <text:p>0.1</text:p>
          </table:table-cell>
          <table:table-cell table:style-name="ce3" table:formula="of:=AVERAGE([.AN55];[.AN67];[.AN79];[.AN91];[.AN103];[.AN115];[.AN127];[.AN139];[.AN151];[.AN163];[.AN175];[.AN187];[.AN199];[.AN211])" office:value-type="float" office:value="0.0207142857142857" calcext:value-type="float">
            <text:p>0.0</text:p>
          </table:table-cell>
          <table:table-cell table:number-columns-repeated="3"/>
          <table:table-cell table:formula="of:=[.AR43]" office:value-type="string" office:string-value="TWEEN.update:" calcext:value-type="string">
            <text:p>TWEEN.update:</text:p>
          </table:table-cell>
          <table:table-cell table:style-name="ce3" table:formula="of:=MAX([.AS55];[.AS67];[.AS79];[.AS91];[.AS103];[.AS115];[.AS127];[.AS139];[.AS151];[.AS163];[.AS175];[.AS187];[.AS199];[.AS211])" office:value-type="float" office:value="0.6" calcext:value-type="float">
            <text:p>0.6</text:p>
          </table:table-cell>
          <table:table-cell table:style-name="ce3" table:formula="of:=MAX([.AT55];[.AT67];[.AT79];[.AT91];[.AT103];[.AT115];[.AT127];[.AT139];[.AT151];[.AT163];[.AT175];[.AT187];[.AT199];[.AT211])" office:value-type="float" office:value="0.1" calcext:value-type="float">
            <text:p>0.1</text:p>
          </table:table-cell>
          <table:table-cell table:style-name="ce3" table:formula="of:=AVERAGE([.AU55];[.AU67];[.AU79];[.AU91];[.AU103];[.AU115];[.AU127];[.AU139];[.AU151];[.AU163];[.AU175];[.AU187];[.AU199];[.AU211])" office:value-type="float" office:value="0.0235714285714286" calcext:value-type="float">
            <text:p>0.0</text:p>
          </table:table-cell>
          <table:table-cell table:number-columns-repeated="3"/>
          <table:table-cell table:formula="of:=[.AY43]" office:value-type="string" office:string-value="TWEEN.update:" calcext:value-type="string">
            <text:p>TWEEN.update:</text:p>
          </table:table-cell>
          <table:table-cell table:style-name="ce3" table:formula="of:=MAX([.AZ55];[.AZ67];[.AZ79];[.AZ91];[.AZ103];[.AZ115];[.AZ127];[.AZ139];[.AZ151];[.AZ163];[.AZ175];[.AZ187];[.AZ199];[.AZ211])" office:value-type="float" office:value="0.4" calcext:value-type="float">
            <text:p>0.4</text:p>
          </table:table-cell>
          <table:table-cell table:style-name="ce3" table:formula="of:=MAX([.BA55];[.BA67];[.BA79];[.BA91];[.BA103];[.BA115];[.BA127];[.BA139];[.BA151];[.BA163];[.BA175];[.BA187];[.BA199];[.BA211])" office:value-type="float" office:value="0" calcext:value-type="float">
            <text:p>0.0</text:p>
          </table:table-cell>
          <table:table-cell table:style-name="ce3" table:formula="of:=AVERAGE([.BB55];[.BB67];[.BB79];[.BB91];[.BB103];[.BB115];[.BB127];[.BB139];[.BB151];[.BB163];[.BB175];[.BB187];[.BB199];[.BB211])" office:value-type="float" office:value="0.0121428571428571" calcext:value-type="float">
            <text:p>0.0</text:p>
          </table:table-cell>
          <table:table-cell table:number-columns-repeated="3"/>
          <table:table-cell table:formula="of:=[.BF43]" office:value-type="string" office:string-value="TWEEN.update:" calcext:value-type="string">
            <text:p>TWEEN.update:</text:p>
          </table:table-cell>
          <table:table-cell table:style-name="ce3" table:formula="of:=MAX([.BG55];[.BG67];[.BG79];[.BG91];[.BG103];[.BG115];[.BG127];[.BG139];[.BG151];[.BG163];[.BG175];[.BG187];[.BG199];[.BG211])" office:value-type="float" office:value="0.4" calcext:value-type="float">
            <text:p>0.4</text:p>
          </table:table-cell>
          <table:table-cell table:style-name="ce3" table:formula="of:=MAX([.BH55];[.BH67];[.BH79];[.BH91];[.BH103];[.BH115];[.BH127];[.BH139];[.BH151];[.BH163];[.BH175];[.BH187];[.BH199];[.BH211])" office:value-type="float" office:value="0.3" calcext:value-type="float">
            <text:p>0.3</text:p>
          </table:table-cell>
          <table:table-cell table:style-name="ce3" table:formula="of:=AVERAGE([.BI55];[.BI67];[.BI79];[.BI91];[.BI103];[.BI115];[.BI127];[.BI139];[.BI151];[.BI163];[.BI175];[.BI187];[.BI199];[.BI211])" office:value-type="float" office:value="0.0228571428571429" calcext:value-type="float">
            <text:p>0.0</text:p>
          </table:table-cell>
          <table:table-cell table:number-columns-repeated="3"/>
          <table:table-cell table:formula="of:=[.BM43]" office:value-type="string" office:string-value="TWEEN.update:" calcext:value-type="string">
            <text:p>TWEEN.update:</text:p>
          </table:table-cell>
          <table:table-cell table:style-name="ce3" table:formula="of:=MAX([.BN55];[.BN67];[.BN79];[.BN91];[.BN103];[.BN115];[.BN127];[.BN139];[.BN151];[.BN163];[.BN175];[.BN187];[.BN199];[.BN211])" office:value-type="float" office:value="0.6" calcext:value-type="float">
            <text:p>0.6</text:p>
          </table:table-cell>
          <table:table-cell table:style-name="ce3" table:formula="of:=MAX([.BO55];[.BO67];[.BO79];[.BO91];[.BO103];[.BO115];[.BO127];[.BO139];[.BO151];[.BO163];[.BO175];[.BO187];[.BO199];[.BO211])" office:value-type="float" office:value="0.2" calcext:value-type="float">
            <text:p>0.2</text:p>
          </table:table-cell>
          <table:table-cell table:style-name="ce3" table:formula="of:=AVERAGE([.BP55];[.BP67];[.BP79];[.BP91];[.BP103];[.BP115];[.BP127];[.BP139];[.BP151];[.BP163];[.BP175];[.BP187];[.BP199];[.BP211])" office:value-type="float" office:value="0.0214285714285714" calcext:value-type="float">
            <text:p>0.0</text:p>
          </table:table-cell>
          <table:table-cell table:number-columns-repeated="3"/>
          <table:table-cell table:formula="of:=[.BT43]" office:value-type="string" office:string-value="TWEEN.update:" calcext:value-type="string">
            <text:p>TWEEN.update:</text:p>
          </table:table-cell>
          <table:table-cell table:style-name="ce3" table:formula="of:=MAX([.BU55];[.BU67];[.BU79];[.BU91];[.BU103];[.BU115];[.BU127];[.BU139];[.BU151];[.BU163];[.BU175];[.BU187];[.BU199];[.BU211])" office:value-type="float" office:value="0.6" calcext:value-type="float">
            <text:p>0.6</text:p>
          </table:table-cell>
          <table:table-cell table:style-name="ce3" table:formula="of:=MAX([.BV55];[.BV67];[.BV79];[.BV91];[.BV103];[.BV115];[.BV127];[.BV139];[.BV151];[.BV163];[.BV175];[.BV187];[.BV199];[.BV211])" office:value-type="float" office:value="0.1" calcext:value-type="float">
            <text:p>0.1</text:p>
          </table:table-cell>
          <table:table-cell table:style-name="ce3" table:formula="of:=AVERAGE([.BW55];[.BW67];[.BW79];[.BW91];[.BW103];[.BW115];[.BW127];[.BW139];[.BW151];[.BW163];[.BW175];[.BW187];[.BW199];[.BW211])" office:value-type="float" office:value="0.0214285714285714" calcext:value-type="float">
            <text:p>0.0</text:p>
          </table:table-cell>
          <table:table-cell table:number-columns-repeated="3"/>
          <table:table-cell table:formula="of:=[.CA43]" office:value-type="string" office:string-value="TWEEN.update:" calcext:value-type="string">
            <text:p>TWEEN.update:</text:p>
          </table:table-cell>
          <table:table-cell table:style-name="ce3" table:formula="of:=MAX([.CB55];[.CB67];[.CB79];[.CB91];[.CB103];[.CB115];[.CB127];[.CB139];[.CB151];[.CB163];[.CB175];[.CB187];[.CB199];[.CB211])" office:value-type="float" office:value="0.5" calcext:value-type="float">
            <text:p>0.5</text:p>
          </table:table-cell>
          <table:table-cell table:style-name="ce3" table:formula="of:=MAX([.CC55];[.CC67];[.CC79];[.CC91];[.CC103];[.CC115];[.CC127];[.CC139];[.CC151];[.CC163];[.CC175];[.CC187];[.CC199];[.CC211])" office:value-type="float" office:value="0.2" calcext:value-type="float">
            <text:p>0.2</text:p>
          </table:table-cell>
          <table:table-cell table:style-name="ce3" table:formula="of:=AVERAGE([.CD55];[.CD67];[.CD79];[.CD91];[.CD103];[.CD115];[.CD127];[.CD139];[.CD151];[.CD163];[.CD175];[.CD187];[.CD199];[.CD211])" office:value-type="float" office:value="0.0264285714285714" calcext:value-type="float">
            <text:p>0.0</text:p>
          </table:table-cell>
          <table:table-cell table:number-columns-repeated="3"/>
          <table:table-cell table:formula="of:=[.CH43]" office:value-type="string" office:string-value="TWEEN.update:" calcext:value-type="string">
            <text:p>TWEEN.update:</text:p>
          </table:table-cell>
          <table:table-cell table:style-name="ce3" table:formula="of:=MAX([.CI55];[.CI67];[.CI79];[.CI91];[.CI103];[.CI115];[.CI127];[.CI139];[.CI151];[.CI163];[.CI175];[.CI187];[.CI199];[.CI211])" office:value-type="float" office:value="0.6" calcext:value-type="float">
            <text:p>0.6</text:p>
          </table:table-cell>
          <table:table-cell table:style-name="ce3" table:formula="of:=MAX([.CJ55];[.CJ67];[.CJ79];[.CJ91];[.CJ103];[.CJ115];[.CJ127];[.CJ139];[.CJ151];[.CJ163];[.CJ175];[.CJ187];[.CJ199];[.CJ211])" office:value-type="float" office:value="0.1" calcext:value-type="float">
            <text:p>0.1</text:p>
          </table:table-cell>
          <table:table-cell table:style-name="ce3" table:formula="of:=AVERAGE([.CK55];[.CK67];[.CK79];[.CK91];[.CK103];[.CK115];[.CK127];[.CK139];[.CK151];[.CK163];[.CK175];[.CK187];[.CK199];[.CK211])" office:value-type="float" office:value="0.0214285714285714" calcext:value-type="float">
            <text:p>0.0</text:p>
          </table:table-cell>
          <table:table-cell table:number-columns-repeated="3"/>
          <table:table-cell table:formula="of:=[.CO43]" office:value-type="string" office:string-value="TWEEN.update:" calcext:value-type="string">
            <text:p>TWEEN.update:</text:p>
          </table:table-cell>
          <table:table-cell table:style-name="ce3" table:formula="of:=MAX([.CP55];[.CP67];[.CP79];[.CP91];[.CP103];[.CP115];[.CP127];[.CP139];[.CP151];[.CP163];[.CP175];[.CP187];[.CP199];[.CP211])" office:value-type="float" office:value="2" calcext:value-type="float">
            <text:p>2.0</text:p>
          </table:table-cell>
          <table:table-cell table:style-name="ce3" table:formula="of:=MAX([.CQ55];[.CQ67];[.CQ79];[.CQ91];[.CQ103];[.CQ115];[.CQ127];[.CQ139];[.CQ151];[.CQ163];[.CQ175];[.CQ187];[.CQ199];[.CQ211])" office:value-type="float" office:value="0.1" calcext:value-type="float">
            <text:p>0.1</text:p>
          </table:table-cell>
          <table:table-cell table:style-name="ce3" table:formula="of:=AVERAGE([.CR55];[.CR67];[.CR79];[.CR91];[.CR103];[.CR115];[.CR127];[.CR139];[.CR151];[.CR163];[.CR175];[.CR187];[.CR199];[.CR211])" office:value-type="float" office:value="0.025" calcext:value-type="float">
            <text:p>0.0</text:p>
          </table:table-cell>
          <table:table-cell table:number-columns-repeated="3"/>
          <table:table-cell table:formula="of:=[.CV43]" office:value-type="string" office:string-value="TWEEN.update:" calcext:value-type="string">
            <text:p>TWEEN.update:</text:p>
          </table:table-cell>
          <table:table-cell table:style-name="ce3" table:formula="of:=MAX([.CW55];[.CW67];[.CW79];[.CW91];[.CW103];[.CW115];[.CW127];[.CW139];[.CW151];[.CW163];[.CW175];[.CW187];[.CW199];[.CW211])" office:value-type="float" office:value="0.7" calcext:value-type="float">
            <text:p>0.7</text:p>
          </table:table-cell>
          <table:table-cell table:style-name="ce3" table:formula="of:=MAX([.CX55];[.CX67];[.CX79];[.CX91];[.CX103];[.CX115];[.CX127];[.CX139];[.CX151];[.CX163];[.CX175];[.CX187];[.CX199];[.CX211])" office:value-type="float" office:value="0.2" calcext:value-type="float">
            <text:p>0.2</text:p>
          </table:table-cell>
          <table:table-cell table:style-name="ce3" table:formula="of:=AVERAGE([.CY55];[.CY67];[.CY79];[.CY91];[.CY103];[.CY115];[.CY127];[.CY139];[.CY151];[.CY163];[.CY175];[.CY187];[.CY199];[.CY211])" office:value-type="float" office:value="0.0335714285714286" calcext:value-type="float">
            <text:p>0.0</text:p>
          </table:table-cell>
          <table:table-cell/>
        </table:table-row>
        <table:table-row table:style-name="ro1">
          <table:table-cell/>
          <table:table-cell table:formula="of:=[.B44]" office:value-type="string" office:string-value="Env.update:" calcext:value-type="string">
            <text:p>Env.update:</text:p>
          </table:table-cell>
          <table:table-cell table:style-name="ce3" table:formula="of:=MAX([.C56];[.C68];[.C80];[.C92];[.C104];[.C116];[.C128];[.C140];[.C152];[.C164];[.C176];[.C188];[.C200];[.C212])" office:value-type="float" office:value="2.3" calcext:value-type="float">
            <text:p>2.3</text:p>
          </table:table-cell>
          <table:table-cell table:style-name="ce3" table:formula="of:=MAX([.D56];[.D68];[.D80];[.D92];[.D104];[.D116];[.D128];[.D140];[.D152];[.D164];[.D176];[.D188];[.D200];[.D212])" office:value-type="float" office:value="2.3" calcext:value-type="float">
            <text:p>2.3</text:p>
          </table:table-cell>
          <table:table-cell table:style-name="ce3" table:formula="of:=AVERAGE([.E56];[.E68];[.E80];[.E92];[.E104];[.E116];[.E128];[.E140];[.E152];[.E164];[.E176];[.E188];[.E200];[.E212])" office:value-type="float" office:value="0.0721428571428571" calcext:value-type="float">
            <text:p>0.1</text:p>
          </table:table-cell>
          <table:table-cell table:number-columns-repeated="3"/>
          <table:table-cell table:formula="of:=[.I44]" office:value-type="string" office:string-value="Env.update:" calcext:value-type="string">
            <text:p>Env.update:</text:p>
          </table:table-cell>
          <table:table-cell table:style-name="ce3" table:formula="of:=MAX([.J56];[.J68];[.J80];[.J92];[.J104];[.J116];[.J128];[.J140];[.J152];[.J164];[.J176];[.J188];[.J200];[.J212])" office:value-type="float" office:value="2.9" calcext:value-type="float">
            <text:p>2.9</text:p>
          </table:table-cell>
          <table:table-cell table:style-name="ce3" table:formula="of:=MAX([.K56];[.K68];[.K80];[.K92];[.K104];[.K116];[.K128];[.K140];[.K152];[.K164];[.K176];[.K188];[.K200];[.K212])" office:value-type="float" office:value="0.5" calcext:value-type="float">
            <text:p>0.5</text:p>
          </table:table-cell>
          <table:table-cell table:style-name="ce3" table:formula="of:=AVERAGE([.L56];[.L68];[.L80];[.L92];[.L104];[.L116];[.L128];[.L140];[.L152];[.L164];[.L176];[.L188];[.L200];[.L212])" office:value-type="float" office:value="0.0671428571428571" calcext:value-type="float">
            <text:p>0.1</text:p>
          </table:table-cell>
          <table:table-cell table:number-columns-repeated="3"/>
          <table:table-cell table:formula="of:=[.P44]" office:value-type="string" office:string-value="Env.update:" calcext:value-type="string">
            <text:p>Env.update:</text:p>
          </table:table-cell>
          <table:table-cell table:style-name="ce3" table:formula="of:=MAX([.Q56];[.Q68];[.Q80];[.Q92];[.Q104];[.Q116];[.Q128];[.Q140];[.Q152];[.Q164];[.Q176];[.Q188];[.Q200];[.Q212])" office:value-type="float" office:value="3.4" calcext:value-type="float">
            <text:p>3.4</text:p>
          </table:table-cell>
          <table:table-cell table:style-name="ce3" table:formula="of:=MAX([.R56];[.R68];[.R80];[.R92];[.R104];[.R116];[.R128];[.R140];[.R152];[.R164];[.R176];[.R188];[.R200];[.R212])" office:value-type="float" office:value="0.1" calcext:value-type="float">
            <text:p>0.1</text:p>
          </table:table-cell>
          <table:table-cell table:style-name="ce3" table:formula="of:=AVERAGE([.S56];[.S68];[.S80];[.S92];[.S104];[.S116];[.S128];[.S140];[.S152];[.S164];[.S176];[.S188];[.S200];[.S212])" office:value-type="float" office:value="0.0857142857142857" calcext:value-type="float">
            <text:p>0.1</text:p>
          </table:table-cell>
          <table:table-cell table:number-columns-repeated="3"/>
          <table:table-cell table:formula="of:=[.W44]" office:value-type="string" office:string-value="Env.update:" calcext:value-type="string">
            <text:p>Env.update:</text:p>
          </table:table-cell>
          <table:table-cell table:style-name="ce3" table:formula="of:=MAX([.X56];[.X68];[.X80];[.X92];[.X104];[.X116];[.X128];[.X140];[.X152];[.X164];[.X176];[.X188];[.X200];[.X212])" office:value-type="float" office:value="5.7" calcext:value-type="float">
            <text:p>5.7</text:p>
          </table:table-cell>
          <table:table-cell table:style-name="ce3" table:formula="of:=MAX([.Y56];[.Y68];[.Y80];[.Y92];[.Y104];[.Y116];[.Y128];[.Y140];[.Y152];[.Y164];[.Y176];[.Y188];[.Y200];[.Y212])" office:value-type="float" office:value="0.4" calcext:value-type="float">
            <text:p>0.4</text:p>
          </table:table-cell>
          <table:table-cell table:style-name="ce3" table:formula="of:=AVERAGE([.Z56];[.Z68];[.Z80];[.Z92];[.Z104];[.Z116];[.Z128];[.Z140];[.Z152];[.Z164];[.Z176];[.Z188];[.Z200];[.Z212])" office:value-type="float" office:value="0.08" calcext:value-type="float">
            <text:p>0.1</text:p>
          </table:table-cell>
          <table:table-cell table:number-columns-repeated="3"/>
          <table:table-cell table:formula="of:=[.AD44]" office:value-type="string" office:string-value="Env.update:" calcext:value-type="string">
            <text:p>Env.update:</text:p>
          </table:table-cell>
          <table:table-cell table:style-name="ce3" table:formula="of:=MAX([.AE56];[.AE68];[.AE80];[.AE92];[.AE104];[.AE116];[.AE128];[.AE140];[.AE152];[.AE164];[.AE176];[.AE188];[.AE200];[.AE212])" office:value-type="float" office:value="3.1" calcext:value-type="float">
            <text:p>3.1</text:p>
          </table:table-cell>
          <table:table-cell table:style-name="ce3" table:formula="of:=MAX([.AF56];[.AF68];[.AF80];[.AF92];[.AF104];[.AF116];[.AF128];[.AF140];[.AF152];[.AF164];[.AF176];[.AF188];[.AF200];[.AF212])" office:value-type="float" office:value="3.1" calcext:value-type="float">
            <text:p>3.1</text:p>
          </table:table-cell>
          <table:table-cell table:style-name="ce3" table:formula="of:=AVERAGE([.AG56];[.AG68];[.AG80];[.AG92];[.AG104];[.AG116];[.AG128];[.AG140];[.AG152];[.AG164];[.AG176];[.AG188];[.AG200];[.AG212])" office:value-type="float" office:value="0.0421428571428571" calcext:value-type="float">
            <text:p>0.0</text:p>
          </table:table-cell>
          <table:table-cell table:number-columns-repeated="3"/>
          <table:table-cell table:formula="of:=[.AK44]" office:value-type="string" office:string-value="Env.update:" calcext:value-type="string">
            <text:p>Env.update:</text:p>
          </table:table-cell>
          <table:table-cell table:style-name="ce3" table:formula="of:=MAX([.AL56];[.AL68];[.AL80];[.AL92];[.AL104];[.AL116];[.AL128];[.AL140];[.AL152];[.AL164];[.AL176];[.AL188];[.AL200];[.AL212])" office:value-type="float" office:value="3.7" calcext:value-type="float">
            <text:p>3.7</text:p>
          </table:table-cell>
          <table:table-cell table:style-name="ce3" table:formula="of:=MAX([.AM56];[.AM68];[.AM80];[.AM92];[.AM104];[.AM116];[.AM128];[.AM140];[.AM152];[.AM164];[.AM176];[.AM188];[.AM200];[.AM212])" office:value-type="float" office:value="2.7" calcext:value-type="float">
            <text:p>2.7</text:p>
          </table:table-cell>
          <table:table-cell table:style-name="ce3" table:formula="of:=AVERAGE([.AN56];[.AN68];[.AN80];[.AN92];[.AN104];[.AN116];[.AN128];[.AN140];[.AN152];[.AN164];[.AN176];[.AN188];[.AN200];[.AN212])" office:value-type="float" office:value="0.0707142857142857" calcext:value-type="float">
            <text:p>0.1</text:p>
          </table:table-cell>
          <table:table-cell table:number-columns-repeated="3"/>
          <table:table-cell table:formula="of:=[.AR44]" office:value-type="string" office:string-value="Env.update:" calcext:value-type="string">
            <text:p>Env.update:</text:p>
          </table:table-cell>
          <table:table-cell table:style-name="ce3" table:formula="of:=MAX([.AS56];[.AS68];[.AS80];[.AS92];[.AS104];[.AS116];[.AS128];[.AS140];[.AS152];[.AS164];[.AS176];[.AS188];[.AS200];[.AS212])" office:value-type="float" office:value="2.7" calcext:value-type="float">
            <text:p>2.7</text:p>
          </table:table-cell>
          <table:table-cell table:style-name="ce3" table:formula="of:=MAX([.AT56];[.AT68];[.AT80];[.AT92];[.AT104];[.AT116];[.AT128];[.AT140];[.AT152];[.AT164];[.AT176];[.AT188];[.AT200];[.AT212])" office:value-type="float" office:value="0.1" calcext:value-type="float">
            <text:p>0.1</text:p>
          </table:table-cell>
          <table:table-cell table:style-name="ce3" table:formula="of:=AVERAGE([.AU56];[.AU68];[.AU80];[.AU92];[.AU104];[.AU116];[.AU128];[.AU140];[.AU152];[.AU164];[.AU176];[.AU188];[.AU200];[.AU212])" office:value-type="float" office:value="0.0657142857142857" calcext:value-type="float">
            <text:p>0.1</text:p>
          </table:table-cell>
          <table:table-cell table:number-columns-repeated="3"/>
          <table:table-cell table:formula="of:=[.AY44]" office:value-type="string" office:string-value="Env.update:" calcext:value-type="string">
            <text:p>Env.update:</text:p>
          </table:table-cell>
          <table:table-cell table:style-name="ce3" table:formula="of:=MAX([.AZ56];[.AZ68];[.AZ80];[.AZ92];[.AZ104];[.AZ116];[.AZ128];[.AZ140];[.AZ152];[.AZ164];[.AZ176];[.AZ188];[.AZ200];[.AZ212])" office:value-type="float" office:value="2.6" calcext:value-type="float">
            <text:p>2.6</text:p>
          </table:table-cell>
          <table:table-cell table:style-name="ce3" table:formula="of:=MAX([.BA56];[.BA68];[.BA80];[.BA92];[.BA104];[.BA116];[.BA128];[.BA140];[.BA152];[.BA164];[.BA176];[.BA188];[.BA200];[.BA212])" office:value-type="float" office:value="1.7" calcext:value-type="float">
            <text:p>1.7</text:p>
          </table:table-cell>
          <table:table-cell table:style-name="ce3" table:formula="of:=AVERAGE([.BB56];[.BB68];[.BB80];[.BB92];[.BB104];[.BB116];[.BB128];[.BB140];[.BB152];[.BB164];[.BB176];[.BB188];[.BB200];[.BB212])" office:value-type="float" office:value="0.0492857142857143" calcext:value-type="float">
            <text:p>0.0</text:p>
          </table:table-cell>
          <table:table-cell table:number-columns-repeated="3"/>
          <table:table-cell table:formula="of:=[.BF44]" office:value-type="string" office:string-value="Env.update:" calcext:value-type="string">
            <text:p>Env.update:</text:p>
          </table:table-cell>
          <table:table-cell table:style-name="ce3" table:formula="of:=MAX([.BG56];[.BG68];[.BG80];[.BG92];[.BG104];[.BG116];[.BG128];[.BG140];[.BG152];[.BG164];[.BG176];[.BG188];[.BG200];[.BG212])" office:value-type="float" office:value="3.3" calcext:value-type="float">
            <text:p>3.3</text:p>
          </table:table-cell>
          <table:table-cell table:style-name="ce3" table:formula="of:=MAX([.BH56];[.BH68];[.BH80];[.BH92];[.BH104];[.BH116];[.BH128];[.BH140];[.BH152];[.BH164];[.BH176];[.BH188];[.BH200];[.BH212])" office:value-type="float" office:value="0.3" calcext:value-type="float">
            <text:p>0.3</text:p>
          </table:table-cell>
          <table:table-cell table:style-name="ce3" table:formula="of:=AVERAGE([.BI56];[.BI68];[.BI80];[.BI92];[.BI104];[.BI116];[.BI128];[.BI140];[.BI152];[.BI164];[.BI176];[.BI188];[.BI200];[.BI212])" office:value-type="float" office:value="0.0821428571428571" calcext:value-type="float">
            <text:p>0.1</text:p>
          </table:table-cell>
          <table:table-cell table:number-columns-repeated="3"/>
          <table:table-cell table:formula="of:=[.BM44]" office:value-type="string" office:string-value="Env.update:" calcext:value-type="string">
            <text:p>Env.update:</text:p>
          </table:table-cell>
          <table:table-cell table:style-name="ce3" table:formula="of:=MAX([.BN56];[.BN68];[.BN80];[.BN92];[.BN104];[.BN116];[.BN128];[.BN140];[.BN152];[.BN164];[.BN176];[.BN188];[.BN200];[.BN212])" office:value-type="float" office:value="2" calcext:value-type="float">
            <text:p>2.0</text:p>
          </table:table-cell>
          <table:table-cell table:style-name="ce3" table:formula="of:=MAX([.BO56];[.BO68];[.BO80];[.BO92];[.BO104];[.BO116];[.BO128];[.BO140];[.BO152];[.BO164];[.BO176];[.BO188];[.BO200];[.BO212])" office:value-type="float" office:value="2" calcext:value-type="float">
            <text:p>2.0</text:p>
          </table:table-cell>
          <table:table-cell table:style-name="ce3" table:formula="of:=AVERAGE([.BP56];[.BP68];[.BP80];[.BP92];[.BP104];[.BP116];[.BP128];[.BP140];[.BP152];[.BP164];[.BP176];[.BP188];[.BP200];[.BP212])" office:value-type="float" office:value="0.0628571428571429" calcext:value-type="float">
            <text:p>0.1</text:p>
          </table:table-cell>
          <table:table-cell table:number-columns-repeated="3"/>
          <table:table-cell table:formula="of:=[.BT44]" office:value-type="string" office:string-value="Env.update:" calcext:value-type="string">
            <text:p>Env.update:</text:p>
          </table:table-cell>
          <table:table-cell table:style-name="ce3" table:formula="of:=MAX([.BU56];[.BU68];[.BU80];[.BU92];[.BU104];[.BU116];[.BU128];[.BU140];[.BU152];[.BU164];[.BU176];[.BU188];[.BU200];[.BU212])" office:value-type="float" office:value="2.8" calcext:value-type="float">
            <text:p>2.8</text:p>
          </table:table-cell>
          <table:table-cell table:style-name="ce3" table:formula="of:=MAX([.BV56];[.BV68];[.BV80];[.BV92];[.BV104];[.BV116];[.BV128];[.BV140];[.BV152];[.BV164];[.BV176];[.BV188];[.BV200];[.BV212])" office:value-type="float" office:value="0.3" calcext:value-type="float">
            <text:p>0.3</text:p>
          </table:table-cell>
          <table:table-cell table:style-name="ce3" table:formula="of:=AVERAGE([.BW56];[.BW68];[.BW80];[.BW92];[.BW104];[.BW116];[.BW128];[.BW140];[.BW152];[.BW164];[.BW176];[.BW188];[.BW200];[.BW212])" office:value-type="float" office:value="0.075" calcext:value-type="float">
            <text:p>0.1</text:p>
          </table:table-cell>
          <table:table-cell table:number-columns-repeated="3"/>
          <table:table-cell table:formula="of:=[.CA44]" office:value-type="string" office:string-value="Env.update:" calcext:value-type="string">
            <text:p>Env.update:</text:p>
          </table:table-cell>
          <table:table-cell table:style-name="ce3" table:formula="of:=MAX([.CB56];[.CB68];[.CB80];[.CB92];[.CB104];[.CB116];[.CB128];[.CB140];[.CB152];[.CB164];[.CB176];[.CB188];[.CB200];[.CB212])" office:value-type="float" office:value="1" calcext:value-type="float">
            <text:p>1.0</text:p>
          </table:table-cell>
          <table:table-cell table:style-name="ce3" table:formula="of:=MAX([.CC56];[.CC68];[.CC80];[.CC92];[.CC104];[.CC116];[.CC128];[.CC140];[.CC152];[.CC164];[.CC176];[.CC188];[.CC200];[.CC212])" office:value-type="float" office:value="0.2" calcext:value-type="float">
            <text:p>0.2</text:p>
          </table:table-cell>
          <table:table-cell table:style-name="ce3" table:formula="of:=AVERAGE([.CD56];[.CD68];[.CD80];[.CD92];[.CD104];[.CD116];[.CD128];[.CD140];[.CD152];[.CD164];[.CD176];[.CD188];[.CD200];[.CD212])" office:value-type="float" office:value="0.0728571428571429" calcext:value-type="float">
            <text:p>0.1</text:p>
          </table:table-cell>
          <table:table-cell table:number-columns-repeated="3"/>
          <table:table-cell table:formula="of:=[.CH44]" office:value-type="string" office:string-value="Env.update:" calcext:value-type="string">
            <text:p>Env.update:</text:p>
          </table:table-cell>
          <table:table-cell table:style-name="ce3" table:formula="of:=MAX([.CI56];[.CI68];[.CI80];[.CI92];[.CI104];[.CI116];[.CI128];[.CI140];[.CI152];[.CI164];[.CI176];[.CI188];[.CI200];[.CI212])" office:value-type="float" office:value="1" calcext:value-type="float">
            <text:p>1.0</text:p>
          </table:table-cell>
          <table:table-cell table:style-name="ce3" table:formula="of:=MAX([.CJ56];[.CJ68];[.CJ80];[.CJ92];[.CJ104];[.CJ116];[.CJ128];[.CJ140];[.CJ152];[.CJ164];[.CJ176];[.CJ188];[.CJ200];[.CJ212])" office:value-type="float" office:value="0.4" calcext:value-type="float">
            <text:p>0.4</text:p>
          </table:table-cell>
          <table:table-cell table:style-name="ce3" table:formula="of:=AVERAGE([.CK56];[.CK68];[.CK80];[.CK92];[.CK104];[.CK116];[.CK128];[.CK140];[.CK152];[.CK164];[.CK176];[.CK188];[.CK200];[.CK212])" office:value-type="float" office:value="0.0671428571428571" calcext:value-type="float">
            <text:p>0.1</text:p>
          </table:table-cell>
          <table:table-cell table:number-columns-repeated="3"/>
          <table:table-cell table:formula="of:=[.CO44]" office:value-type="string" office:string-value="Env.update:" calcext:value-type="string">
            <text:p>Env.update:</text:p>
          </table:table-cell>
          <table:table-cell table:style-name="ce3" table:formula="of:=MAX([.CP56];[.CP68];[.CP80];[.CP92];[.CP104];[.CP116];[.CP128];[.CP140];[.CP152];[.CP164];[.CP176];[.CP188];[.CP200];[.CP212])" office:value-type="float" office:value="3.1" calcext:value-type="float">
            <text:p>3.1</text:p>
          </table:table-cell>
          <table:table-cell table:style-name="ce3" table:formula="of:=MAX([.CQ56];[.CQ68];[.CQ80];[.CQ92];[.CQ104];[.CQ116];[.CQ128];[.CQ140];[.CQ152];[.CQ164];[.CQ176];[.CQ188];[.CQ200];[.CQ212])" office:value-type="float" office:value="0.2" calcext:value-type="float">
            <text:p>0.2</text:p>
          </table:table-cell>
          <table:table-cell table:style-name="ce3" table:formula="of:=AVERAGE([.CR56];[.CR68];[.CR80];[.CR92];[.CR104];[.CR116];[.CR128];[.CR140];[.CR152];[.CR164];[.CR176];[.CR188];[.CR200];[.CR212])" office:value-type="float" office:value="0.0907142857142857" calcext:value-type="float">
            <text:p>0.1</text:p>
          </table:table-cell>
          <table:table-cell table:number-columns-repeated="3"/>
          <table:table-cell table:formula="of:=[.CV44]" office:value-type="string" office:string-value="Env.update:" calcext:value-type="string">
            <text:p>Env.update:</text:p>
          </table:table-cell>
          <table:table-cell table:style-name="ce3" table:formula="of:=MAX([.CW56];[.CW68];[.CW80];[.CW92];[.CW104];[.CW116];[.CW128];[.CW140];[.CW152];[.CW164];[.CW176];[.CW188];[.CW200];[.CW212])" office:value-type="float" office:value="1.7" calcext:value-type="float">
            <text:p>1.7</text:p>
          </table:table-cell>
          <table:table-cell table:style-name="ce3" table:formula="of:=MAX([.CX56];[.CX68];[.CX80];[.CX92];[.CX104];[.CX116];[.CX128];[.CX140];[.CX152];[.CX164];[.CX176];[.CX188];[.CX200];[.CX212])" office:value-type="float" office:value="0.3" calcext:value-type="float">
            <text:p>0.3</text:p>
          </table:table-cell>
          <table:table-cell table:style-name="ce3" table:formula="of:=AVERAGE([.CY56];[.CY68];[.CY80];[.CY92];[.CY104];[.CY116];[.CY128];[.CY140];[.CY152];[.CY164];[.CY176];[.CY188];[.CY200];[.CY212])" office:value-type="float" office:value="0.0728571428571429" calcext:value-type="float">
            <text:p>0.1</text:p>
          </table:table-cell>
          <table:table-cell/>
        </table:table-row>
        <table:table-row table:style-name="ro1">
          <table:table-cell/>
          <table:table-cell table:formula="of:=[.B45]" office:value-type="string" office:string-value="physicsLink.update:" calcext:value-type="string">
            <text:p>physicsLink.update:</text:p>
          </table:table-cell>
          <table:table-cell table:style-name="ce3" table:formula="of:=MAX([.C57];[.C69];[.C81];[.C93];[.C105];[.C117];[.C129];[.C141];[.C153];[.C165];[.C177];[.C189];[.C201];[.C213])" office:value-type="float" office:value="12.6" calcext:value-type="float">
            <text:p>12.6</text:p>
          </table:table-cell>
          <table:table-cell table:style-name="ce3" table:formula="of:=MAX([.D57];[.D69];[.D81];[.D93];[.D105];[.D117];[.D129];[.D141];[.D153];[.D165];[.D177];[.D189];[.D201];[.D213])" office:value-type="float" office:value="8.8" calcext:value-type="float">
            <text:p>8.8</text:p>
          </table:table-cell>
          <table:table-cell table:style-name="ce3" table:formula="of:=AVERAGE([.E57];[.E69];[.E81];[.E93];[.E105];[.E117];[.E129];[.E141];[.E153];[.E165];[.E177];[.E189];[.E201];[.E213])" office:value-type="float" office:value="2.93285714285714" calcext:value-type="float">
            <text:p>2.9</text:p>
          </table:table-cell>
          <table:table-cell table:number-columns-repeated="3"/>
          <table:table-cell table:formula="of:=[.I45]" office:value-type="string" office:string-value="physicsLink.update:" calcext:value-type="string">
            <text:p>physicsLink.update:</text:p>
          </table:table-cell>
          <table:table-cell table:style-name="ce3" table:formula="of:=MAX([.J57];[.J69];[.J81];[.J93];[.J105];[.J117];[.J129];[.J141];[.J153];[.J165];[.J177];[.J189];[.J201];[.J213])" office:value-type="float" office:value="14.1" calcext:value-type="float">
            <text:p>14.1</text:p>
          </table:table-cell>
          <table:table-cell table:style-name="ce3" table:formula="of:=MAX([.K57];[.K69];[.K81];[.K93];[.K105];[.K117];[.K129];[.K141];[.K153];[.K165];[.K177];[.K189];[.K201];[.K213])" office:value-type="float" office:value="14.1" calcext:value-type="float">
            <text:p>14.1</text:p>
          </table:table-cell>
          <table:table-cell table:style-name="ce3" table:formula="of:=AVERAGE([.L57];[.L69];[.L81];[.L93];[.L105];[.L117];[.L129];[.L141];[.L153];[.L165];[.L177];[.L189];[.L201];[.L213])" office:value-type="float" office:value="2.14571428571429" calcext:value-type="float">
            <text:p>2.1</text:p>
          </table:table-cell>
          <table:table-cell table:number-columns-repeated="3"/>
          <table:table-cell table:formula="of:=[.P45]" office:value-type="string" office:string-value="physicsLink.update:" calcext:value-type="string">
            <text:p>physicsLink.update:</text:p>
          </table:table-cell>
          <table:table-cell table:style-name="ce3" table:formula="of:=MAX([.Q57];[.Q69];[.Q81];[.Q93];[.Q105];[.Q117];[.Q129];[.Q141];[.Q153];[.Q165];[.Q177];[.Q189];[.Q201];[.Q213])" office:value-type="float" office:value="8.4" calcext:value-type="float">
            <text:p>8.4</text:p>
          </table:table-cell>
          <table:table-cell table:style-name="ce3" table:formula="of:=MAX([.R57];[.R69];[.R81];[.R93];[.R105];[.R117];[.R129];[.R141];[.R153];[.R165];[.R177];[.R189];[.R201];[.R213])" office:value-type="float" office:value="8.4" calcext:value-type="float">
            <text:p>8.4</text:p>
          </table:table-cell>
          <table:table-cell table:style-name="ce3" table:formula="of:=AVERAGE([.S57];[.S69];[.S81];[.S93];[.S105];[.S117];[.S129];[.S141];[.S153];[.S165];[.S177];[.S189];[.S201];[.S213])" office:value-type="float" office:value="2.15142857142857" calcext:value-type="float">
            <text:p>2.2</text:p>
          </table:table-cell>
          <table:table-cell table:number-columns-repeated="3"/>
          <table:table-cell table:formula="of:=[.W45]" office:value-type="string" office:string-value="physicsLink.update:" calcext:value-type="string">
            <text:p>physicsLink.update:</text:p>
          </table:table-cell>
          <table:table-cell table:style-name="ce3" table:formula="of:=MAX([.X57];[.X69];[.X81];[.X93];[.X105];[.X117];[.X129];[.X141];[.X153];[.X165];[.X177];[.X189];[.X201];[.X213])" office:value-type="float" office:value="8.7" calcext:value-type="float">
            <text:p>8.7</text:p>
          </table:table-cell>
          <table:table-cell table:style-name="ce3" table:formula="of:=MAX([.Y57];[.Y69];[.Y81];[.Y93];[.Y105];[.Y117];[.Y129];[.Y141];[.Y153];[.Y165];[.Y177];[.Y189];[.Y201];[.Y213])" office:value-type="float" office:value="8" calcext:value-type="float">
            <text:p>8.0</text:p>
          </table:table-cell>
          <table:table-cell table:style-name="ce3" table:formula="of:=AVERAGE([.Z57];[.Z69];[.Z81];[.Z93];[.Z105];[.Z117];[.Z129];[.Z141];[.Z153];[.Z165];[.Z177];[.Z189];[.Z201];[.Z213])" office:value-type="float" office:value="2.23" calcext:value-type="float">
            <text:p>2.2</text:p>
          </table:table-cell>
          <table:table-cell table:number-columns-repeated="3"/>
          <table:table-cell table:formula="of:=[.AD45]" office:value-type="string" office:string-value="physicsLink.update:" calcext:value-type="string">
            <text:p>physicsLink.update:</text:p>
          </table:table-cell>
          <table:table-cell table:style-name="ce3" table:formula="of:=MAX([.AE57];[.AE69];[.AE81];[.AE93];[.AE105];[.AE117];[.AE129];[.AE141];[.AE153];[.AE165];[.AE177];[.AE189];[.AE201];[.AE213])" office:value-type="float" office:value="7" calcext:value-type="float">
            <text:p>7.0</text:p>
          </table:table-cell>
          <table:table-cell table:style-name="ce3" table:formula="of:=MAX([.AF57];[.AF69];[.AF81];[.AF93];[.AF105];[.AF117];[.AF129];[.AF141];[.AF153];[.AF165];[.AF177];[.AF189];[.AF201];[.AF213])" office:value-type="float" office:value="7" calcext:value-type="float">
            <text:p>7.0</text:p>
          </table:table-cell>
          <table:table-cell table:style-name="ce3" table:formula="of:=AVERAGE([.AG57];[.AG69];[.AG81];[.AG93];[.AG105];[.AG117];[.AG129];[.AG141];[.AG153];[.AG165];[.AG177];[.AG189];[.AG201];[.AG213])" office:value-type="float" office:value="1.62357142857143" calcext:value-type="float">
            <text:p>1.6</text:p>
          </table:table-cell>
          <table:table-cell table:number-columns-repeated="3"/>
          <table:table-cell table:formula="of:=[.AK45]" office:value-type="string" office:string-value="physicsLink.update:" calcext:value-type="string">
            <text:p>physicsLink.update:</text:p>
          </table:table-cell>
          <table:table-cell table:style-name="ce3" table:formula="of:=MAX([.AL57];[.AL69];[.AL81];[.AL93];[.AL105];[.AL117];[.AL129];[.AL141];[.AL153];[.AL165];[.AL177];[.AL189];[.AL201];[.AL213])" office:value-type="float" office:value="11.1" calcext:value-type="float">
            <text:p>11.1</text:p>
          </table:table-cell>
          <table:table-cell table:style-name="ce3" table:formula="of:=MAX([.AM57];[.AM69];[.AM81];[.AM93];[.AM105];[.AM117];[.AM129];[.AM141];[.AM153];[.AM165];[.AM177];[.AM189];[.AM201];[.AM213])" office:value-type="float" office:value="11.1" calcext:value-type="float">
            <text:p>11.1</text:p>
          </table:table-cell>
          <table:table-cell table:style-name="ce3" table:formula="of:=AVERAGE([.AN57];[.AN69];[.AN81];[.AN93];[.AN105];[.AN117];[.AN129];[.AN141];[.AN153];[.AN165];[.AN177];[.AN189];[.AN201];[.AN213])" office:value-type="float" office:value="2.97214285714286" calcext:value-type="float">
            <text:p>3.0</text:p>
          </table:table-cell>
          <table:table-cell table:number-columns-repeated="3"/>
          <table:table-cell table:formula="of:=[.AR45]" office:value-type="string" office:string-value="physicsLink.update:" calcext:value-type="string">
            <text:p>physicsLink.update:</text:p>
          </table:table-cell>
          <table:table-cell table:style-name="ce3" table:formula="of:=MAX([.AS57];[.AS69];[.AS81];[.AS93];[.AS105];[.AS117];[.AS129];[.AS141];[.AS153];[.AS165];[.AS177];[.AS189];[.AS201];[.AS213])" office:value-type="float" office:value="9.2" calcext:value-type="float">
            <text:p>9.2</text:p>
          </table:table-cell>
          <table:table-cell table:style-name="ce3" table:formula="of:=MAX([.AT57];[.AT69];[.AT81];[.AT93];[.AT105];[.AT117];[.AT129];[.AT141];[.AT153];[.AT165];[.AT177];[.AT189];[.AT201];[.AT213])" office:value-type="float" office:value="9.2" calcext:value-type="float">
            <text:p>9.2</text:p>
          </table:table-cell>
          <table:table-cell table:style-name="ce3" table:formula="of:=AVERAGE([.AU57];[.AU69];[.AU81];[.AU93];[.AU105];[.AU117];[.AU129];[.AU141];[.AU153];[.AU165];[.AU177];[.AU189];[.AU201];[.AU213])" office:value-type="float" office:value="2.13214285714286" calcext:value-type="float">
            <text:p>2.1</text:p>
          </table:table-cell>
          <table:table-cell table:number-columns-repeated="3"/>
          <table:table-cell table:formula="of:=[.AY45]" office:value-type="string" office:string-value="physicsLink.update:" calcext:value-type="string">
            <text:p>physicsLink.update:</text:p>
          </table:table-cell>
          <table:table-cell table:style-name="ce3" table:formula="of:=MAX([.AZ57];[.AZ69];[.AZ81];[.AZ93];[.AZ105];[.AZ117];[.AZ129];[.AZ141];[.AZ153];[.AZ165];[.AZ177];[.AZ189];[.AZ201];[.AZ213])" office:value-type="float" office:value="8.2" calcext:value-type="float">
            <text:p>8.2</text:p>
          </table:table-cell>
          <table:table-cell table:style-name="ce3" table:formula="of:=MAX([.BA57];[.BA69];[.BA81];[.BA93];[.BA105];[.BA117];[.BA129];[.BA141];[.BA153];[.BA165];[.BA177];[.BA189];[.BA201];[.BA213])" office:value-type="float" office:value="7.8" calcext:value-type="float">
            <text:p>7.8</text:p>
          </table:table-cell>
          <table:table-cell table:style-name="ce3" table:formula="of:=AVERAGE([.BB57];[.BB69];[.BB81];[.BB93];[.BB105];[.BB117];[.BB129];[.BB141];[.BB153];[.BB165];[.BB177];[.BB189];[.BB201];[.BB213])" office:value-type="float" office:value="1.64571428571429" calcext:value-type="float">
            <text:p>1.6</text:p>
          </table:table-cell>
          <table:table-cell table:number-columns-repeated="3"/>
          <table:table-cell table:formula="of:=[.BF45]" office:value-type="string" office:string-value="physicsLink.update:" calcext:value-type="string">
            <text:p>physicsLink.update:</text:p>
          </table:table-cell>
          <table:table-cell table:style-name="ce3" table:formula="of:=MAX([.BG57];[.BG69];[.BG81];[.BG93];[.BG105];[.BG117];[.BG129];[.BG141];[.BG153];[.BG165];[.BG177];[.BG189];[.BG201];[.BG213])" office:value-type="float" office:value="8.5" calcext:value-type="float">
            <text:p>8.5</text:p>
          </table:table-cell>
          <table:table-cell table:style-name="ce3" table:formula="of:=MAX([.BH57];[.BH69];[.BH81];[.BH93];[.BH105];[.BH117];[.BH129];[.BH141];[.BH153];[.BH165];[.BH177];[.BH189];[.BH201];[.BH213])" office:value-type="float" office:value="8.5" calcext:value-type="float">
            <text:p>8.5</text:p>
          </table:table-cell>
          <table:table-cell table:style-name="ce3" table:formula="of:=AVERAGE([.BI57];[.BI69];[.BI81];[.BI93];[.BI105];[.BI117];[.BI129];[.BI141];[.BI153];[.BI165];[.BI177];[.BI189];[.BI201];[.BI213])" office:value-type="float" office:value="2.06" calcext:value-type="float">
            <text:p>2.1</text:p>
          </table:table-cell>
          <table:table-cell table:number-columns-repeated="3"/>
          <table:table-cell table:formula="of:=[.BM45]" office:value-type="string" office:string-value="physicsLink.update:" calcext:value-type="string">
            <text:p>physicsLink.update:</text:p>
          </table:table-cell>
          <table:table-cell table:style-name="ce3" table:formula="of:=MAX([.BN57];[.BN69];[.BN81];[.BN93];[.BN105];[.BN117];[.BN129];[.BN141];[.BN153];[.BN165];[.BN177];[.BN189];[.BN201];[.BN213])" office:value-type="float" office:value="16" calcext:value-type="float">
            <text:p>16.0</text:p>
          </table:table-cell>
          <table:table-cell table:style-name="ce3" table:formula="of:=MAX([.BO57];[.BO69];[.BO81];[.BO93];[.BO105];[.BO117];[.BO129];[.BO141];[.BO153];[.BO165];[.BO177];[.BO189];[.BO201];[.BO213])" office:value-type="float" office:value="16" calcext:value-type="float">
            <text:p>16.0</text:p>
          </table:table-cell>
          <table:table-cell table:style-name="ce3" table:formula="of:=AVERAGE([.BP57];[.BP69];[.BP81];[.BP93];[.BP105];[.BP117];[.BP129];[.BP141];[.BP153];[.BP165];[.BP177];[.BP189];[.BP201];[.BP213])" office:value-type="float" office:value="1.84357142857143" calcext:value-type="float">
            <text:p>1.8</text:p>
          </table:table-cell>
          <table:table-cell table:number-columns-repeated="3"/>
          <table:table-cell table:formula="of:=[.BT45]" office:value-type="string" office:string-value="physicsLink.update:" calcext:value-type="string">
            <text:p>physicsLink.update:</text:p>
          </table:table-cell>
          <table:table-cell table:style-name="ce3" table:formula="of:=MAX([.BU57];[.BU69];[.BU81];[.BU93];[.BU105];[.BU117];[.BU129];[.BU141];[.BU153];[.BU165];[.BU177];[.BU189];[.BU201];[.BU213])" office:value-type="float" office:value="8.3" calcext:value-type="float">
            <text:p>8.3</text:p>
          </table:table-cell>
          <table:table-cell table:style-name="ce3" table:formula="of:=MAX([.BV57];[.BV69];[.BV81];[.BV93];[.BV105];[.BV117];[.BV129];[.BV141];[.BV153];[.BV165];[.BV177];[.BV189];[.BV201];[.BV213])" office:value-type="float" office:value="8.3" calcext:value-type="float">
            <text:p>8.3</text:p>
          </table:table-cell>
          <table:table-cell table:style-name="ce3" table:formula="of:=AVERAGE([.BW57];[.BW69];[.BW81];[.BW93];[.BW105];[.BW117];[.BW129];[.BW141];[.BW153];[.BW165];[.BW177];[.BW189];[.BW201];[.BW213])" office:value-type="float" office:value="2.23642857142857" calcext:value-type="float">
            <text:p>2.2</text:p>
          </table:table-cell>
          <table:table-cell table:number-columns-repeated="3"/>
          <table:table-cell table:formula="of:=[.CA45]" office:value-type="string" office:string-value="physicsLink.update:" calcext:value-type="string">
            <text:p>physicsLink.update:</text:p>
          </table:table-cell>
          <table:table-cell table:style-name="ce3" table:formula="of:=MAX([.CB57];[.CB69];[.CB81];[.CB93];[.CB105];[.CB117];[.CB129];[.CB141];[.CB153];[.CB165];[.CB177];[.CB189];[.CB201];[.CB213])" office:value-type="float" office:value="9.8" calcext:value-type="float">
            <text:p>9.8</text:p>
          </table:table-cell>
          <table:table-cell table:style-name="ce3" table:formula="of:=MAX([.CC57];[.CC69];[.CC81];[.CC93];[.CC105];[.CC117];[.CC129];[.CC141];[.CC153];[.CC165];[.CC177];[.CC189];[.CC201];[.CC213])" office:value-type="float" office:value="9.8" calcext:value-type="float">
            <text:p>9.8</text:p>
          </table:table-cell>
          <table:table-cell table:style-name="ce3" table:formula="of:=AVERAGE([.CD57];[.CD69];[.CD81];[.CD93];[.CD105];[.CD117];[.CD129];[.CD141];[.CD153];[.CD165];[.CD177];[.CD189];[.CD201];[.CD213])" office:value-type="float" office:value="1.81285714285714" calcext:value-type="float">
            <text:p>1.8</text:p>
          </table:table-cell>
          <table:table-cell table:number-columns-repeated="3"/>
          <table:table-cell table:formula="of:=[.CH45]" office:value-type="string" office:string-value="physicsLink.update:" calcext:value-type="string">
            <text:p>physicsLink.update:</text:p>
          </table:table-cell>
          <table:table-cell table:style-name="ce3" table:formula="of:=MAX([.CI57];[.CI69];[.CI81];[.CI93];[.CI105];[.CI117];[.CI129];[.CI141];[.CI153];[.CI165];[.CI177];[.CI189];[.CI201];[.CI213])" office:value-type="float" office:value="10" calcext:value-type="float">
            <text:p>10.0</text:p>
          </table:table-cell>
          <table:table-cell table:style-name="ce3" table:formula="of:=MAX([.CJ57];[.CJ69];[.CJ81];[.CJ93];[.CJ105];[.CJ117];[.CJ129];[.CJ141];[.CJ153];[.CJ165];[.CJ177];[.CJ189];[.CJ201];[.CJ213])" office:value-type="float" office:value="10" calcext:value-type="float">
            <text:p>10.0</text:p>
          </table:table-cell>
          <table:table-cell table:style-name="ce3" table:formula="of:=AVERAGE([.CK57];[.CK69];[.CK81];[.CK93];[.CK105];[.CK117];[.CK129];[.CK141];[.CK153];[.CK165];[.CK177];[.CK189];[.CK201];[.CK213])" office:value-type="float" office:value="2.22857142857143" calcext:value-type="float">
            <text:p>2.2</text:p>
          </table:table-cell>
          <table:table-cell table:number-columns-repeated="3"/>
          <table:table-cell table:formula="of:=[.CO45]" office:value-type="string" office:string-value="physicsLink.update:" calcext:value-type="string">
            <text:p>physicsLink.update:</text:p>
          </table:table-cell>
          <table:table-cell table:style-name="ce3" table:formula="of:=MAX([.CP57];[.CP69];[.CP81];[.CP93];[.CP105];[.CP117];[.CP129];[.CP141];[.CP153];[.CP165];[.CP177];[.CP189];[.CP201];[.CP213])" office:value-type="float" office:value="7.3" calcext:value-type="float">
            <text:p>7.3</text:p>
          </table:table-cell>
          <table:table-cell table:style-name="ce3" table:formula="of:=MAX([.CQ57];[.CQ69];[.CQ81];[.CQ93];[.CQ105];[.CQ117];[.CQ129];[.CQ141];[.CQ153];[.CQ165];[.CQ177];[.CQ189];[.CQ201];[.CQ213])" office:value-type="float" office:value="7.3" calcext:value-type="float">
            <text:p>7.3</text:p>
          </table:table-cell>
          <table:table-cell table:style-name="ce3" table:formula="of:=AVERAGE([.CR57];[.CR69];[.CR81];[.CR93];[.CR105];[.CR117];[.CR129];[.CR141];[.CR153];[.CR165];[.CR177];[.CR189];[.CR201];[.CR213])" office:value-type="float" office:value="1.77428571428571" calcext:value-type="float">
            <text:p>1.8</text:p>
          </table:table-cell>
          <table:table-cell table:number-columns-repeated="3"/>
          <table:table-cell table:formula="of:=[.CV45]" office:value-type="string" office:string-value="physicsLink.update:" calcext:value-type="string">
            <text:p>physicsLink.update:</text:p>
          </table:table-cell>
          <table:table-cell table:style-name="ce3" table:formula="of:=MAX([.CW57];[.CW69];[.CW81];[.CW93];[.CW105];[.CW117];[.CW129];[.CW141];[.CW153];[.CW165];[.CW177];[.CW189];[.CW201];[.CW213])" office:value-type="float" office:value="10" calcext:value-type="float">
            <text:p>10.0</text:p>
          </table:table-cell>
          <table:table-cell table:style-name="ce3" table:formula="of:=MAX([.CX57];[.CX69];[.CX81];[.CX93];[.CX105];[.CX117];[.CX129];[.CX141];[.CX153];[.CX165];[.CX177];[.CX189];[.CX201];[.CX213])" office:value-type="float" office:value="10" calcext:value-type="float">
            <text:p>10.0</text:p>
          </table:table-cell>
          <table:table-cell table:style-name="ce3" table:formula="of:=AVERAGE([.CY57];[.CY69];[.CY81];[.CY93];[.CY105];[.CY117];[.CY129];[.CY141];[.CY153];[.CY165];[.CY177];[.CY189];[.CY201];[.CY213])" office:value-type="float" office:value="1.715" calcext:value-type="float">
            <text:p>1.7</text:p>
          </table:table-cell>
          <table:table-cell/>
        </table:table-row>
        <table:table-row table:style-name="ro1">
          <table:table-cell/>
          <table:table-cell table:formula="of:=[.B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58];[.C70];[.C82];[.C94];[.C106];[.C118];[.C130];[.C142];[.C154];[.C166];[.C178];[.C190];[.C202];[.C214])" office:value-type="float" office:value="0.4" calcext:value-type="float">
            <text:p>0.4</text:p>
          </table:table-cell>
          <table:table-cell table:style-name="ce3" table:formula="of:=MAX([.D58];[.D70];[.D82];[.D94];[.D106];[.D118];[.D130];[.D142];[.D154];[.D166];[.D178];[.D190];[.D202];[.D214])" office:value-type="float" office:value="0.2" calcext:value-type="float">
            <text:p>0.2</text:p>
          </table:table-cell>
          <table:table-cell table:style-name="ce3" table:formula="of:=AVERAGE([.E58];[.E70];[.E82];[.E94];[.E106];[.E118];[.E130];[.E142];[.E154];[.E166];[.E178];[.E190];[.E202];[.E214])" office:value-type="float" office:value="0.132857142857143" calcext:value-type="float">
            <text:p>0.1</text:p>
          </table:table-cell>
          <table:table-cell table:number-columns-repeated="3"/>
          <table:table-cell table:formula="of:=[.I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J58];[.J70];[.J82];[.J94];[.J106];[.J118];[.J130];[.J142];[.J154];[.J166];[.J178];[.J190];[.J202];[.J214])" office:value-type="float" office:value="0.5" calcext:value-type="float">
            <text:p>0.5</text:p>
          </table:table-cell>
          <table:table-cell table:style-name="ce3" table:formula="of:=MAX([.K58];[.K70];[.K82];[.K94];[.K106];[.K118];[.K130];[.K142];[.K154];[.K166];[.K178];[.K190];[.K202];[.K214])" office:value-type="float" office:value="0.2" calcext:value-type="float">
            <text:p>0.2</text:p>
          </table:table-cell>
          <table:table-cell table:style-name="ce3" table:formula="of:=AVERAGE([.L58];[.L70];[.L82];[.L94];[.L106];[.L118];[.L130];[.L142];[.L154];[.L166];[.L178];[.L190];[.L202];[.L214])" office:value-type="float" office:value="0.085" calcext:value-type="float">
            <text:p>0.1</text:p>
          </table:table-cell>
          <table:table-cell table:number-columns-repeated="3"/>
          <table:table-cell table:formula="of:=[.P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Q58];[.Q70];[.Q82];[.Q94];[.Q106];[.Q118];[.Q130];[.Q142];[.Q154];[.Q166];[.Q178];[.Q190];[.Q202];[.Q214])" office:value-type="float" office:value="1" calcext:value-type="float">
            <text:p>1.0</text:p>
          </table:table-cell>
          <table:table-cell table:style-name="ce3" table:formula="of:=MAX([.R58];[.R70];[.R82];[.R94];[.R106];[.R118];[.R130];[.R142];[.R154];[.R166];[.R178];[.R190];[.R202];[.R214])" office:value-type="float" office:value="0.2" calcext:value-type="float">
            <text:p>0.2</text:p>
          </table:table-cell>
          <table:table-cell table:style-name="ce3" table:formula="of:=AVERAGE([.S58];[.S70];[.S82];[.S94];[.S106];[.S118];[.S130];[.S142];[.S154];[.S166];[.S178];[.S190];[.S202];[.S214])" office:value-type="float" office:value="0.0964285714285714" calcext:value-type="float">
            <text:p>0.1</text:p>
          </table:table-cell>
          <table:table-cell table:number-columns-repeated="3"/>
          <table:table-cell table:formula="of:=[.W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X58];[.X70];[.X82];[.X94];[.X106];[.X118];[.X130];[.X142];[.X154];[.X166];[.X178];[.X190];[.X202];[.X214])" office:value-type="float" office:value="0.6" calcext:value-type="float">
            <text:p>0.6</text:p>
          </table:table-cell>
          <table:table-cell table:style-name="ce3" table:formula="of:=MAX([.Y58];[.Y70];[.Y82];[.Y94];[.Y106];[.Y118];[.Y130];[.Y142];[.Y154];[.Y166];[.Y178];[.Y190];[.Y202];[.Y214])" office:value-type="float" office:value="0.2" calcext:value-type="float">
            <text:p>0.2</text:p>
          </table:table-cell>
          <table:table-cell table:style-name="ce3" table:formula="of:=AVERAGE([.Z58];[.Z70];[.Z82];[.Z94];[.Z106];[.Z118];[.Z130];[.Z142];[.Z154];[.Z166];[.Z178];[.Z190];[.Z202];[.Z214])" office:value-type="float" office:value="0.09" calcext:value-type="float">
            <text:p>0.1</text:p>
          </table:table-cell>
          <table:table-cell table:number-columns-repeated="3"/>
          <table:table-cell table:formula="of:=[.AD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E58];[.AE70];[.AE82];[.AE94];[.AE106];[.AE118];[.AE130];[.AE142];[.AE154];[.AE166];[.AE178];[.AE190];[.AE202];[.AE214])" office:value-type="float" office:value="0.4" calcext:value-type="float">
            <text:p>0.4</text:p>
          </table:table-cell>
          <table:table-cell table:style-name="ce3" table:formula="of:=MAX([.AF58];[.AF70];[.AF82];[.AF94];[.AF106];[.AF118];[.AF130];[.AF142];[.AF154];[.AF166];[.AF178];[.AF190];[.AF202];[.AF214])" office:value-type="float" office:value="0.1" calcext:value-type="float">
            <text:p>0.1</text:p>
          </table:table-cell>
          <table:table-cell table:style-name="ce3" table:formula="of:=AVERAGE([.AG58];[.AG70];[.AG82];[.AG94];[.AG106];[.AG118];[.AG130];[.AG142];[.AG154];[.AG166];[.AG178];[.AG190];[.AG202];[.AG214])" office:value-type="float" office:value="0.0921428571428572" calcext:value-type="float">
            <text:p>0.1</text:p>
          </table:table-cell>
          <table:table-cell table:number-columns-repeated="3"/>
          <table:table-cell table:formula="of:=[.AK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L58];[.AL70];[.AL82];[.AL94];[.AL106];[.AL118];[.AL130];[.AL142];[.AL154];[.AL166];[.AL178];[.AL190];[.AL202];[.AL214])" office:value-type="float" office:value="0.4" calcext:value-type="float">
            <text:p>0.4</text:p>
          </table:table-cell>
          <table:table-cell table:style-name="ce3" table:formula="of:=MAX([.AM58];[.AM70];[.AM82];[.AM94];[.AM106];[.AM118];[.AM130];[.AM142];[.AM154];[.AM166];[.AM178];[.AM190];[.AM202];[.AM214])" office:value-type="float" office:value="0.3" calcext:value-type="float">
            <text:p>0.3</text:p>
          </table:table-cell>
          <table:table-cell table:style-name="ce3" table:formula="of:=AVERAGE([.AN58];[.AN70];[.AN82];[.AN94];[.AN106];[.AN118];[.AN130];[.AN142];[.AN154];[.AN166];[.AN178];[.AN190];[.AN202];[.AN214])" office:value-type="float" office:value="0.123571428571429" calcext:value-type="float">
            <text:p>0.1</text:p>
          </table:table-cell>
          <table:table-cell table:number-columns-repeated="3"/>
          <table:table-cell table:formula="of:=[.AR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S58];[.AS70];[.AS82];[.AS94];[.AS106];[.AS118];[.AS130];[.AS142];[.AS154];[.AS166];[.AS178];[.AS190];[.AS202];[.AS214])" office:value-type="float" office:value="0.4" calcext:value-type="float">
            <text:p>0.4</text:p>
          </table:table-cell>
          <table:table-cell table:style-name="ce3" table:formula="of:=MAX([.AT58];[.AT70];[.AT82];[.AT94];[.AT106];[.AT118];[.AT130];[.AT142];[.AT154];[.AT166];[.AT178];[.AT190];[.AT202];[.AT214])" office:value-type="float" office:value="0.2" calcext:value-type="float">
            <text:p>0.2</text:p>
          </table:table-cell>
          <table:table-cell table:style-name="ce3" table:formula="of:=AVERAGE([.AU58];[.AU70];[.AU82];[.AU94];[.AU106];[.AU118];[.AU130];[.AU142];[.AU154];[.AU166];[.AU178];[.AU190];[.AU202];[.AU214])" office:value-type="float" office:value="0.0871428571428572" calcext:value-type="float">
            <text:p>0.1</text:p>
          </table:table-cell>
          <table:table-cell table:number-columns-repeated="3"/>
          <table:table-cell table:formula="of:=[.AY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Z58];[.AZ70];[.AZ82];[.AZ94];[.AZ106];[.AZ118];[.AZ130];[.AZ142];[.AZ154];[.AZ166];[.AZ178];[.AZ190];[.AZ202];[.AZ214])" office:value-type="float" office:value="1.3" calcext:value-type="float">
            <text:p>1.3</text:p>
          </table:table-cell>
          <table:table-cell table:style-name="ce3" table:formula="of:=MAX([.BA58];[.BA70];[.BA82];[.BA94];[.BA106];[.BA118];[.BA130];[.BA142];[.BA154];[.BA166];[.BA178];[.BA190];[.BA202];[.BA214])" office:value-type="float" office:value="0.1" calcext:value-type="float">
            <text:p>0.1</text:p>
          </table:table-cell>
          <table:table-cell table:style-name="ce3" table:formula="of:=AVERAGE([.BB58];[.BB70];[.BB82];[.BB94];[.BB106];[.BB118];[.BB130];[.BB142];[.BB154];[.BB166];[.BB178];[.BB190];[.BB202];[.BB214])" office:value-type="float" office:value="0.106428571428571" calcext:value-type="float">
            <text:p>0.1</text:p>
          </table:table-cell>
          <table:table-cell table:number-columns-repeated="3"/>
          <table:table-cell table:formula="of:=[.BF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BG58];[.BG70];[.BG82];[.BG94];[.BG106];[.BG118];[.BG130];[.BG142];[.BG154];[.BG166];[.BG178];[.BG190];[.BG202];[.BG214])" office:value-type="float" office:value="0.9" calcext:value-type="float">
            <text:p>0.9</text:p>
          </table:table-cell>
          <table:table-cell table:style-name="ce3" table:formula="of:=MAX([.BH58];[.BH70];[.BH82];[.BH94];[.BH106];[.BH118];[.BH130];[.BH142];[.BH154];[.BH166];[.BH178];[.BH190];[.BH202];[.BH214])" office:value-type="float" office:value="0.3" calcext:value-type="float">
            <text:p>0.3</text:p>
          </table:table-cell>
          <table:table-cell table:style-name="ce3" table:formula="of:=AVERAGE([.BI58];[.BI70];[.BI82];[.BI94];[.BI106];[.BI118];[.BI130];[.BI142];[.BI154];[.BI166];[.BI178];[.BI190];[.BI202];[.BI214])" office:value-type="float" office:value="0.0914285714285714" calcext:value-type="float">
            <text:p>0.1</text:p>
          </table:table-cell>
          <table:table-cell table:number-columns-repeated="3"/>
          <table:table-cell table:formula="of:=[.BM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BN58];[.BN70];[.BN82];[.BN94];[.BN106];[.BN118];[.BN130];[.BN142];[.BN154];[.BN166];[.BN178];[.BN190];[.BN202];[.BN214])" office:value-type="float" office:value="0.8" calcext:value-type="float">
            <text:p>0.8</text:p>
          </table:table-cell>
          <table:table-cell table:style-name="ce3" table:formula="of:=MAX([.BO58];[.BO70];[.BO82];[.BO94];[.BO106];[.BO118];[.BO130];[.BO142];[.BO154];[.BO166];[.BO178];[.BO190];[.BO202];[.BO214])" office:value-type="float" office:value="0.2" calcext:value-type="float">
            <text:p>0.2</text:p>
          </table:table-cell>
          <table:table-cell table:style-name="ce3" table:formula="of:=AVERAGE([.BP58];[.BP70];[.BP82];[.BP94];[.BP106];[.BP118];[.BP130];[.BP142];[.BP154];[.BP166];[.BP178];[.BP190];[.BP202];[.BP214])" office:value-type="float" office:value="0.0914285714285714" calcext:value-type="float">
            <text:p>0.1</text:p>
          </table:table-cell>
          <table:table-cell table:number-columns-repeated="3"/>
          <table:table-cell table:formula="of:=[.BT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BU58];[.BU70];[.BU82];[.BU94];[.BU106];[.BU118];[.BU130];[.BU142];[.BU154];[.BU166];[.BU178];[.BU190];[.BU202];[.BU214])" office:value-type="float" office:value="0.5" calcext:value-type="float">
            <text:p>0.5</text:p>
          </table:table-cell>
          <table:table-cell table:style-name="ce3" table:formula="of:=MAX([.BV58];[.BV70];[.BV82];[.BV94];[.BV106];[.BV118];[.BV130];[.BV142];[.BV154];[.BV166];[.BV178];[.BV190];[.BV202];[.BV214])" office:value-type="float" office:value="0.2" calcext:value-type="float">
            <text:p>0.2</text:p>
          </table:table-cell>
          <table:table-cell table:style-name="ce3" table:formula="of:=AVERAGE([.BW58];[.BW70];[.BW82];[.BW94];[.BW106];[.BW118];[.BW130];[.BW142];[.BW154];[.BW166];[.BW178];[.BW190];[.BW202];[.BW214])" office:value-type="float" office:value="0.0864285714285714" calcext:value-type="float">
            <text:p>0.1</text:p>
          </table:table-cell>
          <table:table-cell table:number-columns-repeated="3"/>
          <table:table-cell table:formula="of:=[.CA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B58];[.CB70];[.CB82];[.CB94];[.CB106];[.CB118];[.CB130];[.CB142];[.CB154];[.CB166];[.CB178];[.CB190];[.CB202];[.CB214])" office:value-type="float" office:value="0.3" calcext:value-type="float">
            <text:p>0.3</text:p>
          </table:table-cell>
          <table:table-cell table:style-name="ce3" table:formula="of:=MAX([.CC58];[.CC70];[.CC82];[.CC94];[.CC106];[.CC118];[.CC130];[.CC142];[.CC154];[.CC166];[.CC178];[.CC190];[.CC202];[.CC214])" office:value-type="float" office:value="0.2" calcext:value-type="float">
            <text:p>0.2</text:p>
          </table:table-cell>
          <table:table-cell table:style-name="ce3" table:formula="of:=AVERAGE([.CD58];[.CD70];[.CD82];[.CD94];[.CD106];[.CD118];[.CD130];[.CD142];[.CD154];[.CD166];[.CD178];[.CD190];[.CD202];[.CD214])" office:value-type="float" office:value="0.0742857142857143" calcext:value-type="float">
            <text:p>0.1</text:p>
          </table:table-cell>
          <table:table-cell table:number-columns-repeated="3"/>
          <table:table-cell table:formula="of:=[.CH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I58];[.CI70];[.CI82];[.CI94];[.CI106];[.CI118];[.CI130];[.CI142];[.CI154];[.CI166];[.CI178];[.CI190];[.CI202];[.CI214])" office:value-type="float" office:value="0.8" calcext:value-type="float">
            <text:p>0.8</text:p>
          </table:table-cell>
          <table:table-cell table:style-name="ce3" table:formula="of:=MAX([.CJ58];[.CJ70];[.CJ82];[.CJ94];[.CJ106];[.CJ118];[.CJ130];[.CJ142];[.CJ154];[.CJ166];[.CJ178];[.CJ190];[.CJ202];[.CJ214])" office:value-type="float" office:value="0.3" calcext:value-type="float">
            <text:p>0.3</text:p>
          </table:table-cell>
          <table:table-cell table:style-name="ce3" table:formula="of:=AVERAGE([.CK58];[.CK70];[.CK82];[.CK94];[.CK106];[.CK118];[.CK130];[.CK142];[.CK154];[.CK166];[.CK178];[.CK190];[.CK202];[.CK214])" office:value-type="float" office:value="0.0971428571428572" calcext:value-type="float">
            <text:p>0.1</text:p>
          </table:table-cell>
          <table:table-cell table:number-columns-repeated="3"/>
          <table:table-cell table:formula="of:=[.CO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P58];[.CP70];[.CP82];[.CP94];[.CP106];[.CP118];[.CP130];[.CP142];[.CP154];[.CP166];[.CP178];[.CP190];[.CP202];[.CP214])" office:value-type="float" office:value="1" calcext:value-type="float">
            <text:p>1.0</text:p>
          </table:table-cell>
          <table:table-cell table:style-name="ce3" table:formula="of:=MAX([.CQ58];[.CQ70];[.CQ82];[.CQ94];[.CQ106];[.CQ118];[.CQ130];[.CQ142];[.CQ154];[.CQ166];[.CQ178];[.CQ190];[.CQ202];[.CQ214])" office:value-type="float" office:value="0.2" calcext:value-type="float">
            <text:p>0.2</text:p>
          </table:table-cell>
          <table:table-cell table:style-name="ce3" table:formula="of:=AVERAGE([.CR58];[.CR70];[.CR82];[.CR94];[.CR106];[.CR118];[.CR130];[.CR142];[.CR154];[.CR166];[.CR178];[.CR190];[.CR202];[.CR214])" office:value-type="float" office:value="0.0857142857142857" calcext:value-type="float">
            <text:p>0.1</text:p>
          </table:table-cell>
          <table:table-cell table:number-columns-repeated="3"/>
          <table:table-cell table:formula="of:=[.CV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W58];[.CW70];[.CW82];[.CW94];[.CW106];[.CW118];[.CW130];[.CW142];[.CW154];[.CW166];[.CW178];[.CW190];[.CW202];[.CW214])" office:value-type="float" office:value="0.7" calcext:value-type="float">
            <text:p>0.7</text:p>
          </table:table-cell>
          <table:table-cell table:style-name="ce3" table:formula="of:=MAX([.CX58];[.CX70];[.CX82];[.CX94];[.CX106];[.CX118];[.CX130];[.CX142];[.CX154];[.CX166];[.CX178];[.CX190];[.CX202];[.CX214])" office:value-type="float" office:value="0.2" calcext:value-type="float">
            <text:p>0.2</text:p>
          </table:table-cell>
          <table:table-cell table:style-name="ce3" table:formula="of:=AVERAGE([.CY58];[.CY70];[.CY82];[.CY94];[.CY106];[.CY118];[.CY130];[.CY142];[.CY154];[.CY166];[.CY178];[.CY190];[.CY202];[.CY214])" office:value-type="float" office:value="0.085" calcext:value-type="float">
            <text:p>0.1</text:p>
          </table:table-cell>
          <table:table-cell/>
        </table:table-row>
        <table:table-row table:style-name="ro1">
          <table:table-cell/>
          <table:table-cell table:formula="of:=[.B47]" office:value-type="string" office:string-value="sky-water-wakes.update:" calcext:value-type="string">
            <text:p>sky-water-wakes.update:</text:p>
          </table:table-cell>
          <table:table-cell table:style-name="ce3" table:formula="of:=MAX([.C59];[.C71];[.C83];[.C95];[.C107];[.C119];[.C131];[.C143];[.C155];[.C167];[.C179];[.C191];[.C203];[.C215])" office:value-type="float" office:value="113" calcext:value-type="float">
            <text:p>113.0</text:p>
          </table:table-cell>
          <table:table-cell table:style-name="ce3" table:formula="of:=MAX([.D59];[.D71];[.D83];[.D95];[.D107];[.D119];[.D131];[.D143];[.D155];[.D167];[.D179];[.D191];[.D203];[.D215])" office:value-type="float" office:value="109.8" calcext:value-type="float">
            <text:p>109.8</text:p>
          </table:table-cell>
          <table:table-cell table:style-name="ce3" table:formula="of:=AVERAGE([.E59];[.E71];[.E83];[.E95];[.E107];[.E119];[.E131];[.E143];[.E155];[.E167];[.E179];[.E191];[.E203];[.E215])" office:value-type="float" office:value="42.6485714285714" calcext:value-type="float">
            <text:p>42.6</text:p>
          </table:table-cell>
          <table:table-cell table:number-columns-repeated="3"/>
          <table:table-cell table:formula="of:=[.I47]" office:value-type="string" office:string-value="sky-water-wakes.update:" calcext:value-type="string">
            <text:p>sky-water-wakes.update:</text:p>
          </table:table-cell>
          <table:table-cell table:style-name="ce3" table:formula="of:=MAX([.J59];[.J71];[.J83];[.J95];[.J107];[.J119];[.J131];[.J143];[.J155];[.J167];[.J179];[.J191];[.J203];[.J215])" office:value-type="float" office:value="6.4" calcext:value-type="float">
            <text:p>6.4</text:p>
          </table:table-cell>
          <table:table-cell table:style-name="ce3" table:formula="of:=MAX([.K59];[.K71];[.K83];[.K95];[.K107];[.K119];[.K131];[.K143];[.K155];[.K167];[.K179];[.K191];[.K203];[.K215])" office:value-type="float" office:value="6.1" calcext:value-type="float">
            <text:p>6.1</text:p>
          </table:table-cell>
          <table:table-cell table:style-name="ce3" table:formula="of:=AVERAGE([.L59];[.L71];[.L83];[.L95];[.L107];[.L119];[.L131];[.L143];[.L155];[.L167];[.L179];[.L191];[.L203];[.L215])" office:value-type="float" office:value="2.59571428571429" calcext:value-type="float">
            <text:p>2.6</text:p>
          </table:table-cell>
          <table:table-cell table:number-columns-repeated="3"/>
          <table:table-cell table:formula="of:=[.P47]" office:value-type="string" office:string-value="sky-water-wakes.update:" calcext:value-type="string">
            <text:p>sky-water-wakes.update:</text:p>
          </table:table-cell>
          <table:table-cell table:style-name="ce3" table:formula="of:=MAX([.Q59];[.Q71];[.Q83];[.Q95];[.Q107];[.Q119];[.Q131];[.Q143];[.Q155];[.Q167];[.Q179];[.Q191];[.Q203];[.Q215])" office:value-type="float" office:value="5.8" calcext:value-type="float">
            <text:p>5.8</text:p>
          </table:table-cell>
          <table:table-cell table:style-name="ce3" table:formula="of:=MAX([.R59];[.R71];[.R83];[.R95];[.R107];[.R119];[.R131];[.R143];[.R155];[.R167];[.R179];[.R191];[.R203];[.R215])" office:value-type="float" office:value="3.5" calcext:value-type="float">
            <text:p>3.5</text:p>
          </table:table-cell>
          <table:table-cell table:style-name="ce3" table:formula="of:=AVERAGE([.S59];[.S71];[.S83];[.S95];[.S107];[.S119];[.S131];[.S143];[.S155];[.S167];[.S179];[.S191];[.S203];[.S215])" office:value-type="float" office:value="2.28285714285714" calcext:value-type="float">
            <text:p>2.3</text:p>
          </table:table-cell>
          <table:table-cell table:number-columns-repeated="3"/>
          <table:table-cell table:formula="of:=[.W47]" office:value-type="string" office:string-value="sky-water-wakes.update:" calcext:value-type="string">
            <text:p>sky-water-wakes.update:</text:p>
          </table:table-cell>
          <table:table-cell table:style-name="ce3" table:formula="of:=MAX([.X59];[.X71];[.X83];[.X95];[.X107];[.X119];[.X131];[.X143];[.X155];[.X167];[.X179];[.X191];[.X203];[.X215])" office:value-type="float" office:value="3.1" calcext:value-type="float">
            <text:p>3.1</text:p>
          </table:table-cell>
          <table:table-cell table:style-name="ce3" table:formula="of:=MAX([.Y59];[.Y71];[.Y83];[.Y95];[.Y107];[.Y119];[.Y131];[.Y143];[.Y155];[.Y167];[.Y179];[.Y191];[.Y203];[.Y215])" office:value-type="float" office:value="2.7" calcext:value-type="float">
            <text:p>2.7</text:p>
          </table:table-cell>
          <table:table-cell table:style-name="ce3" table:formula="of:=AVERAGE([.Z59];[.Z71];[.Z83];[.Z95];[.Z107];[.Z119];[.Z131];[.Z143];[.Z155];[.Z167];[.Z179];[.Z191];[.Z203];[.Z215])" office:value-type="float" office:value="1.705" calcext:value-type="float">
            <text:p>1.7</text:p>
          </table:table-cell>
          <table:table-cell table:number-columns-repeated="3"/>
          <table:table-cell table:formula="of:=[.AD47]" office:value-type="string" office:string-value="sky-water-wakes.update:" calcext:value-type="string">
            <text:p>sky-water-wakes.update:</text:p>
          </table:table-cell>
          <table:table-cell table:style-name="ce3" table:formula="of:=MAX([.AE59];[.AE71];[.AE83];[.AE95];[.AE107];[.AE119];[.AE131];[.AE143];[.AE155];[.AE167];[.AE179];[.AE191];[.AE203];[.AE215])" office:value-type="float" office:value="0.5" calcext:value-type="float">
            <text:p>0.5</text:p>
          </table:table-cell>
          <table:table-cell table:style-name="ce3" table:formula="of:=MAX([.AF59];[.AF71];[.AF83];[.AF95];[.AF107];[.AF119];[.AF131];[.AF143];[.AF155];[.AF167];[.AF179];[.AF191];[.AF203];[.AF215])" office:value-type="float" office:value="0.1" calcext:value-type="float">
            <text:p>0.1</text:p>
          </table:table-cell>
          <table:table-cell table:style-name="ce3" table:formula="of:=AVERAGE([.AG59];[.AG71];[.AG83];[.AG95];[.AG107];[.AG119];[.AG131];[.AG143];[.AG155];[.AG167];[.AG179];[.AG191];[.AG203];[.AG215])" office:value-type="float" office:value="0.102857142857143" calcext:value-type="float">
            <text:p>0.1</text:p>
          </table:table-cell>
          <table:table-cell table:number-columns-repeated="3"/>
          <table:table-cell table:formula="of:=[.AK47]" office:value-type="string" office:string-value="sky-water-wakes.update:" calcext:value-type="string">
            <text:p>sky-water-wakes.update:</text:p>
          </table:table-cell>
          <table:table-cell table:style-name="ce3" table:formula="of:=MAX([.AL59];[.AL71];[.AL83];[.AL95];[.AL107];[.AL119];[.AL131];[.AL143];[.AL155];[.AL167];[.AL179];[.AL191];[.AL203];[.AL215])" office:value-type="float" office:value="3.7" calcext:value-type="float">
            <text:p>3.7</text:p>
          </table:table-cell>
          <table:table-cell table:style-name="ce3" table:formula="of:=MAX([.AM59];[.AM71];[.AM83];[.AM95];[.AM107];[.AM119];[.AM131];[.AM143];[.AM155];[.AM167];[.AM179];[.AM191];[.AM203];[.AM215])" office:value-type="float" office:value="2.5" calcext:value-type="float">
            <text:p>2.5</text:p>
          </table:table-cell>
          <table:table-cell table:style-name="ce3" table:formula="of:=AVERAGE([.AN59];[.AN71];[.AN83];[.AN95];[.AN107];[.AN119];[.AN131];[.AN143];[.AN155];[.AN167];[.AN179];[.AN191];[.AN203];[.AN215])" office:value-type="float" office:value="1.71785714285714" calcext:value-type="float">
            <text:p>1.7</text:p>
          </table:table-cell>
          <table:table-cell table:number-columns-repeated="3"/>
          <table:table-cell table:formula="of:=[.AR47]" office:value-type="string" office:string-value="sky-water-wakes.update:" calcext:value-type="string">
            <text:p>sky-water-wakes.update:</text:p>
          </table:table-cell>
          <table:table-cell table:style-name="ce3" table:formula="of:=MAX([.AS59];[.AS71];[.AS83];[.AS95];[.AS107];[.AS119];[.AS131];[.AS143];[.AS155];[.AS167];[.AS179];[.AS191];[.AS203];[.AS215])" office:value-type="float" office:value="2.7" calcext:value-type="float">
            <text:p>2.7</text:p>
          </table:table-cell>
          <table:table-cell table:style-name="ce3" table:formula="of:=MAX([.AT59];[.AT71];[.AT83];[.AT95];[.AT107];[.AT119];[.AT131];[.AT143];[.AT155];[.AT167];[.AT179];[.AT191];[.AT203];[.AT215])" office:value-type="float" office:value="2.6" calcext:value-type="float">
            <text:p>2.6</text:p>
          </table:table-cell>
          <table:table-cell table:style-name="ce3" table:formula="of:=AVERAGE([.AU59];[.AU71];[.AU83];[.AU95];[.AU107];[.AU119];[.AU131];[.AU143];[.AU155];[.AU167];[.AU179];[.AU191];[.AU203];[.AU215])" office:value-type="float" office:value="1.52857142857143" calcext:value-type="float">
            <text:p>1.5</text:p>
          </table:table-cell>
          <table:table-cell table:number-columns-repeated="3"/>
          <table:table-cell table:formula="of:=[.AY47]" office:value-type="string" office:string-value="sky-water-wakes.update:" calcext:value-type="string">
            <text:p>sky-water-wakes.update:</text:p>
          </table:table-cell>
          <table:table-cell table:style-name="ce3" table:formula="of:=MAX([.AZ59];[.AZ71];[.AZ83];[.AZ95];[.AZ107];[.AZ119];[.AZ131];[.AZ143];[.AZ155];[.AZ167];[.AZ179];[.AZ191];[.AZ203];[.AZ215])" office:value-type="float" office:value="1" calcext:value-type="float">
            <text:p>1.0</text:p>
          </table:table-cell>
          <table:table-cell table:style-name="ce3" table:formula="of:=MAX([.BA59];[.BA71];[.BA83];[.BA95];[.BA107];[.BA119];[.BA131];[.BA143];[.BA155];[.BA167];[.BA179];[.BA191];[.BA203];[.BA215])" office:value-type="float" office:value="0.6" calcext:value-type="float">
            <text:p>0.6</text:p>
          </table:table-cell>
          <table:table-cell table:style-name="ce3" table:formula="of:=AVERAGE([.BB59];[.BB71];[.BB83];[.BB95];[.BB107];[.BB119];[.BB131];[.BB143];[.BB155];[.BB167];[.BB179];[.BB191];[.BB203];[.BB215])" office:value-type="float" office:value="0.423571428571429" calcext:value-type="float">
            <text:p>0.4</text:p>
          </table:table-cell>
          <table:table-cell table:number-columns-repeated="3"/>
          <table:table-cell table:formula="of:=[.BF47]" office:value-type="string" office:string-value="sky-water-wakes.update:" calcext:value-type="string">
            <text:p>sky-water-wakes.update:</text:p>
          </table:table-cell>
          <table:table-cell table:style-name="ce3" table:formula="of:=MAX([.BG59];[.BG71];[.BG83];[.BG95];[.BG107];[.BG119];[.BG131];[.BG143];[.BG155];[.BG167];[.BG179];[.BG191];[.BG203];[.BG215])" office:value-type="float" office:value="3.9" calcext:value-type="float">
            <text:p>3.9</text:p>
          </table:table-cell>
          <table:table-cell table:style-name="ce3" table:formula="of:=MAX([.BH59];[.BH71];[.BH83];[.BH95];[.BH107];[.BH119];[.BH131];[.BH143];[.BH155];[.BH167];[.BH179];[.BH191];[.BH203];[.BH215])" office:value-type="float" office:value="3.3" calcext:value-type="float">
            <text:p>3.3</text:p>
          </table:table-cell>
          <table:table-cell table:style-name="ce3" table:formula="of:=AVERAGE([.BI59];[.BI71];[.BI83];[.BI95];[.BI107];[.BI119];[.BI131];[.BI143];[.BI155];[.BI167];[.BI179];[.BI191];[.BI203];[.BI215])" office:value-type="float" office:value="1.98714285714286" calcext:value-type="float">
            <text:p>2.0</text:p>
          </table:table-cell>
          <table:table-cell table:number-columns-repeated="3"/>
          <table:table-cell table:formula="of:=[.BM47]" office:value-type="string" office:string-value="sky-water-wakes.update:" calcext:value-type="string">
            <text:p>sky-water-wakes.update:</text:p>
          </table:table-cell>
          <table:table-cell table:style-name="ce3" table:formula="of:=MAX([.BN59];[.BN71];[.BN83];[.BN95];[.BN107];[.BN119];[.BN131];[.BN143];[.BN155];[.BN167];[.BN179];[.BN191];[.BN203];[.BN215])" office:value-type="float" office:value="0.9" calcext:value-type="float">
            <text:p>0.9</text:p>
          </table:table-cell>
          <table:table-cell table:style-name="ce3" table:formula="of:=MAX([.BO59];[.BO71];[.BO83];[.BO95];[.BO107];[.BO119];[.BO131];[.BO143];[.BO155];[.BO167];[.BO179];[.BO191];[.BO203];[.BO215])" office:value-type="float" office:value="0.6" calcext:value-type="float">
            <text:p>0.6</text:p>
          </table:table-cell>
          <table:table-cell table:style-name="ce3" table:formula="of:=AVERAGE([.BP59];[.BP71];[.BP83];[.BP95];[.BP107];[.BP119];[.BP131];[.BP143];[.BP155];[.BP167];[.BP179];[.BP191];[.BP203];[.BP215])" office:value-type="float" office:value="0.382857142857143" calcext:value-type="float">
            <text:p>0.4</text:p>
          </table:table-cell>
          <table:table-cell table:number-columns-repeated="3"/>
          <table:table-cell table:formula="of:=[.BT47]" office:value-type="string" office:string-value="sky-water-wakes.update:" calcext:value-type="string">
            <text:p>sky-water-wakes.update:</text:p>
          </table:table-cell>
          <table:table-cell table:style-name="ce3" table:formula="of:=MAX([.BU59];[.BU71];[.BU83];[.BU95];[.BU107];[.BU119];[.BU131];[.BU143];[.BU155];[.BU167];[.BU179];[.BU191];[.BU203];[.BU215])" office:value-type="float" office:value="2.4" calcext:value-type="float">
            <text:p>2.4</text:p>
          </table:table-cell>
          <table:table-cell table:style-name="ce3" table:formula="of:=MAX([.BV59];[.BV71];[.BV83];[.BV95];[.BV107];[.BV119];[.BV131];[.BV143];[.BV155];[.BV167];[.BV179];[.BV191];[.BV203];[.BV215])" office:value-type="float" office:value="2" calcext:value-type="float">
            <text:p>2.0</text:p>
          </table:table-cell>
          <table:table-cell table:style-name="ce3" table:formula="of:=AVERAGE([.BW59];[.BW71];[.BW83];[.BW95];[.BW107];[.BW119];[.BW131];[.BW143];[.BW155];[.BW167];[.BW179];[.BW191];[.BW203];[.BW215])" office:value-type="float" office:value="1.19571428571429" calcext:value-type="float">
            <text:p>1.2</text:p>
          </table:table-cell>
          <table:table-cell table:number-columns-repeated="3"/>
          <table:table-cell table:formula="of:=[.CA47]" office:value-type="string" office:string-value="sky-water-wakes.update:" calcext:value-type="string">
            <text:p>sky-water-wakes.update:</text:p>
          </table:table-cell>
          <table:table-cell table:style-name="ce3" table:formula="of:=MAX([.CB59];[.CB71];[.CB83];[.CB95];[.CB107];[.CB119];[.CB131];[.CB143];[.CB155];[.CB167];[.CB179];[.CB191];[.CB203];[.CB215])" office:value-type="float" office:value="0.9" calcext:value-type="float">
            <text:p>0.9</text:p>
          </table:table-cell>
          <table:table-cell table:style-name="ce3" table:formula="of:=MAX([.CC59];[.CC71];[.CC83];[.CC95];[.CC107];[.CC119];[.CC131];[.CC143];[.CC155];[.CC167];[.CC179];[.CC191];[.CC203];[.CC215])" office:value-type="float" office:value="0.8" calcext:value-type="float">
            <text:p>0.8</text:p>
          </table:table-cell>
          <table:table-cell table:style-name="ce3" table:formula="of:=AVERAGE([.CD59];[.CD71];[.CD83];[.CD95];[.CD107];[.CD119];[.CD131];[.CD143];[.CD155];[.CD167];[.CD179];[.CD191];[.CD203];[.CD215])" office:value-type="float" office:value="0.406428571428571" calcext:value-type="float">
            <text:p>0.4</text:p>
          </table:table-cell>
          <table:table-cell table:number-columns-repeated="3"/>
          <table:table-cell table:formula="of:=[.CH47]" office:value-type="string" office:string-value="sky-water-wakes.update:" calcext:value-type="string">
            <text:p>sky-water-wakes.update:</text:p>
          </table:table-cell>
          <table:table-cell table:style-name="ce3" table:formula="of:=MAX([.CI59];[.CI71];[.CI83];[.CI95];[.CI107];[.CI119];[.CI131];[.CI143];[.CI155];[.CI167];[.CI179];[.CI191];[.CI203];[.CI215])" office:value-type="float" office:value="2.3" calcext:value-type="float">
            <text:p>2.3</text:p>
          </table:table-cell>
          <table:table-cell table:style-name="ce3" table:formula="of:=MAX([.CJ59];[.CJ71];[.CJ83];[.CJ95];[.CJ107];[.CJ119];[.CJ131];[.CJ143];[.CJ155];[.CJ167];[.CJ179];[.CJ191];[.CJ203];[.CJ215])" office:value-type="float" office:value="1.8" calcext:value-type="float">
            <text:p>1.8</text:p>
          </table:table-cell>
          <table:table-cell table:style-name="ce3" table:formula="of:=AVERAGE([.CK59];[.CK71];[.CK83];[.CK95];[.CK107];[.CK119];[.CK131];[.CK143];[.CK155];[.CK167];[.CK179];[.CK191];[.CK203];[.CK215])" office:value-type="float" office:value="1.21071428571429" calcext:value-type="float">
            <text:p>1.2</text:p>
          </table:table-cell>
          <table:table-cell table:number-columns-repeated="3"/>
          <table:table-cell table:formula="of:=[.CO47]" office:value-type="string" office:string-value="sky-water-wakes.update:" calcext:value-type="string">
            <text:p>sky-water-wakes.update:</text:p>
          </table:table-cell>
          <table:table-cell table:style-name="ce3" table:formula="of:=MAX([.CP59];[.CP71];[.CP83];[.CP95];[.CP107];[.CP119];[.CP131];[.CP143];[.CP155];[.CP167];[.CP179];[.CP191];[.CP203];[.CP215])" office:value-type="float" office:value="4.1" calcext:value-type="float">
            <text:p>4.1</text:p>
          </table:table-cell>
          <table:table-cell table:style-name="ce3" table:formula="of:=MAX([.CQ59];[.CQ71];[.CQ83];[.CQ95];[.CQ107];[.CQ119];[.CQ131];[.CQ143];[.CQ155];[.CQ167];[.CQ179];[.CQ191];[.CQ203];[.CQ215])" office:value-type="float" office:value="4.1" calcext:value-type="float">
            <text:p>4.1</text:p>
          </table:table-cell>
          <table:table-cell table:style-name="ce3" table:formula="of:=AVERAGE([.CR59];[.CR71];[.CR83];[.CR95];[.CR107];[.CR119];[.CR131];[.CR143];[.CR155];[.CR167];[.CR179];[.CR191];[.CR203];[.CR215])" office:value-type="float" office:value="0.476428571428571" calcext:value-type="float">
            <text:p>0.5</text:p>
          </table:table-cell>
          <table:table-cell table:number-columns-repeated="3"/>
          <table:table-cell table:formula="of:=[.CV47]" office:value-type="string" office:string-value="sky-water-wakes.update:" calcext:value-type="string">
            <text:p>sky-water-wakes.update:</text:p>
          </table:table-cell>
          <table:table-cell table:style-name="ce3" table:formula="of:=MAX([.CW59];[.CW71];[.CW83];[.CW95];[.CW107];[.CW119];[.CW131];[.CW143];[.CW155];[.CW167];[.CW179];[.CW191];[.CW203];[.CW215])" office:value-type="float" office:value="1.6" calcext:value-type="float">
            <text:p>1.6</text:p>
          </table:table-cell>
          <table:table-cell table:style-name="ce3" table:formula="of:=MAX([.CX59];[.CX71];[.CX83];[.CX95];[.CX107];[.CX119];[.CX131];[.CX143];[.CX155];[.CX167];[.CX179];[.CX191];[.CX203];[.CX215])" office:value-type="float" office:value="0.5" calcext:value-type="float">
            <text:p>0.5</text:p>
          </table:table-cell>
          <table:table-cell table:style-name="ce3" table:formula="of:=AVERAGE([.CY59];[.CY71];[.CY83];[.CY95];[.CY107];[.CY119];[.CY131];[.CY143];[.CY155];[.CY167];[.CY179];[.CY191];[.CY203];[.CY215])" office:value-type="float" office:value="0.407142857142857" calcext:value-type="float">
            <text:p>0.4</text:p>
          </table:table-cell>
          <table:table-cell/>
        </table:table-row>
        <table:table-row table:style-name="ro1">
          <table:table-cell/>
          <table:table-cell table:formula="of:=[.B48]" office:value-type="string" office:string-value="updateHUD:" calcext:value-type="string">
            <text:p>updateHUD:</text:p>
          </table:table-cell>
          <table:table-cell table:style-name="ce3" table:formula="of:=MAX([.C60];[.C72];[.C84];[.C96];[.C108];[.C120];[.C132];[.C144];[.C156];[.C168];[.C180];[.C192];[.C204];[.C216])" office:value-type="float" office:value="5.5" calcext:value-type="float">
            <text:p>5.5</text:p>
          </table:table-cell>
          <table:table-cell table:style-name="ce3" table:formula="of:=MAX([.D60];[.D72];[.D84];[.D96];[.D108];[.D120];[.D132];[.D144];[.D156];[.D168];[.D180];[.D192];[.D204];[.D216])" office:value-type="float" office:value="1.5" calcext:value-type="float">
            <text:p>1.5</text:p>
          </table:table-cell>
          <table:table-cell table:style-name="ce3" table:formula="of:=AVERAGE([.E60];[.E72];[.E84];[.E96];[.E108];[.E120];[.E132];[.E144];[.E156];[.E168];[.E180];[.E192];[.E204];[.E216])" office:value-type="float" office:value="0.927142857142857" calcext:value-type="float">
            <text:p>0.9</text:p>
          </table:table-cell>
          <table:table-cell table:number-columns-repeated="3"/>
          <table:table-cell table:formula="of:=[.I48]" office:value-type="string" office:string-value="updateHUD:" calcext:value-type="string">
            <text:p>updateHUD:</text:p>
          </table:table-cell>
          <table:table-cell table:style-name="ce3" table:formula="of:=MAX([.J60];[.J72];[.J84];[.J96];[.J108];[.J120];[.J132];[.J144];[.J156];[.J168];[.J180];[.J192];[.J204];[.J216])" office:value-type="float" office:value="2.1" calcext:value-type="float">
            <text:p>2.1</text:p>
          </table:table-cell>
          <table:table-cell table:style-name="ce3" table:formula="of:=MAX([.K60];[.K72];[.K84];[.K96];[.K108];[.K120];[.K132];[.K144];[.K156];[.K168];[.K180];[.K192];[.K204];[.K216])" office:value-type="float" office:value="1.2" calcext:value-type="float">
            <text:p>1.2</text:p>
          </table:table-cell>
          <table:table-cell table:style-name="ce3" table:formula="of:=AVERAGE([.L60];[.L72];[.L84];[.L96];[.L108];[.L120];[.L132];[.L144];[.L156];[.L168];[.L180];[.L192];[.L204];[.L216])" office:value-type="float" office:value="0.652142857142857" calcext:value-type="float">
            <text:p>0.7</text:p>
          </table:table-cell>
          <table:table-cell table:number-columns-repeated="3"/>
          <table:table-cell table:formula="of:=[.P48]" office:value-type="string" office:string-value="updateHUD:" calcext:value-type="string">
            <text:p>updateHUD:</text:p>
          </table:table-cell>
          <table:table-cell table:style-name="ce3" table:formula="of:=MAX([.Q60];[.Q72];[.Q84];[.Q96];[.Q108];[.Q120];[.Q132];[.Q144];[.Q156];[.Q168];[.Q180];[.Q192];[.Q204];[.Q216])" office:value-type="float" office:value="1.3" calcext:value-type="float">
            <text:p>1.3</text:p>
          </table:table-cell>
          <table:table-cell table:style-name="ce3" table:formula="of:=MAX([.R60];[.R72];[.R84];[.R96];[.R108];[.R120];[.R132];[.R144];[.R156];[.R168];[.R180];[.R192];[.R204];[.R216])" office:value-type="float" office:value="1.2" calcext:value-type="float">
            <text:p>1.2</text:p>
          </table:table-cell>
          <table:table-cell table:style-name="ce3" table:formula="of:=AVERAGE([.S60];[.S72];[.S84];[.S96];[.S108];[.S120];[.S132];[.S144];[.S156];[.S168];[.S180];[.S192];[.S204];[.S216])" office:value-type="float" office:value="0.633571428571429" calcext:value-type="float">
            <text:p>0.6</text:p>
          </table:table-cell>
          <table:table-cell table:number-columns-repeated="3"/>
          <table:table-cell table:formula="of:=[.W48]" office:value-type="string" office:string-value="updateHUD:" calcext:value-type="string">
            <text:p>updateHUD:</text:p>
          </table:table-cell>
          <table:table-cell table:style-name="ce3" table:formula="of:=MAX([.X60];[.X72];[.X84];[.X96];[.X108];[.X120];[.X132];[.X144];[.X156];[.X168];[.X180];[.X192];[.X204];[.X216])" office:value-type="float" office:value="1.7" calcext:value-type="float">
            <text:p>1.7</text:p>
          </table:table-cell>
          <table:table-cell table:style-name="ce3" table:formula="of:=MAX([.Y60];[.Y72];[.Y84];[.Y96];[.Y108];[.Y120];[.Y132];[.Y144];[.Y156];[.Y168];[.Y180];[.Y192];[.Y204];[.Y216])" office:value-type="float" office:value="1.3" calcext:value-type="float">
            <text:p>1.3</text:p>
          </table:table-cell>
          <table:table-cell table:style-name="ce3" table:formula="of:=AVERAGE([.Z60];[.Z72];[.Z84];[.Z96];[.Z108];[.Z120];[.Z132];[.Z144];[.Z156];[.Z168];[.Z180];[.Z192];[.Z204];[.Z216])" office:value-type="float" office:value="0.632857142857143" calcext:value-type="float">
            <text:p>0.6</text:p>
          </table:table-cell>
          <table:table-cell table:number-columns-repeated="3"/>
          <table:table-cell table:formula="of:=[.AD48]" office:value-type="string" office:string-value="updateHUD:" calcext:value-type="string">
            <text:p>updateHUD:</text:p>
          </table:table-cell>
          <table:table-cell table:style-name="ce3" table:formula="of:=MAX([.AE60];[.AE72];[.AE84];[.AE96];[.AE108];[.AE120];[.AE132];[.AE144];[.AE156];[.AE168];[.AE180];[.AE192];[.AE204];[.AE216])" office:value-type="float" office:value="1.3" calcext:value-type="float">
            <text:p>1.3</text:p>
          </table:table-cell>
          <table:table-cell table:style-name="ce3" table:formula="of:=MAX([.AF60];[.AF72];[.AF84];[.AF96];[.AF108];[.AF120];[.AF132];[.AF144];[.AF156];[.AF168];[.AF180];[.AF192];[.AF204];[.AF216])" office:value-type="float" office:value="1.1" calcext:value-type="float">
            <text:p>1.1</text:p>
          </table:table-cell>
          <table:table-cell table:style-name="ce3" table:formula="of:=AVERAGE([.AG60];[.AG72];[.AG84];[.AG96];[.AG108];[.AG120];[.AG132];[.AG144];[.AG156];[.AG168];[.AG180];[.AG192];[.AG204];[.AG216])" office:value-type="float" office:value="0.726428571428571" calcext:value-type="float">
            <text:p>0.7</text:p>
          </table:table-cell>
          <table:table-cell table:number-columns-repeated="3"/>
          <table:table-cell table:formula="of:=[.AK48]" office:value-type="string" office:string-value="updateHUD:" calcext:value-type="string">
            <text:p>updateHUD:</text:p>
          </table:table-cell>
          <table:table-cell table:style-name="ce3" table:formula="of:=MAX([.AL60];[.AL72];[.AL84];[.AL96];[.AL108];[.AL120];[.AL132];[.AL144];[.AL156];[.AL168];[.AL180];[.AL192];[.AL204];[.AL216])" office:value-type="float" office:value="1.2" calcext:value-type="float">
            <text:p>1.2</text:p>
          </table:table-cell>
          <table:table-cell table:style-name="ce3" table:formula="of:=MAX([.AM60];[.AM72];[.AM84];[.AM96];[.AM108];[.AM120];[.AM132];[.AM144];[.AM156];[.AM168];[.AM180];[.AM192];[.AM204];[.AM216])" office:value-type="float" office:value="1.2" calcext:value-type="float">
            <text:p>1.2</text:p>
          </table:table-cell>
          <table:table-cell table:style-name="ce3" table:formula="of:=AVERAGE([.AN60];[.AN72];[.AN84];[.AN96];[.AN108];[.AN120];[.AN132];[.AN144];[.AN156];[.AN168];[.AN180];[.AN192];[.AN204];[.AN216])" office:value-type="float" office:value="0.684285714285714" calcext:value-type="float">
            <text:p>0.7</text:p>
          </table:table-cell>
          <table:table-cell table:number-columns-repeated="3"/>
          <table:table-cell table:formula="of:=[.AR48]" office:value-type="string" office:string-value="updateHUD:" calcext:value-type="string">
            <text:p>updateHUD:</text:p>
          </table:table-cell>
          <table:table-cell table:style-name="ce3" table:formula="of:=MAX([.AS60];[.AS72];[.AS84];[.AS96];[.AS108];[.AS120];[.AS132];[.AS144];[.AS156];[.AS168];[.AS180];[.AS192];[.AS204];[.AS216])" office:value-type="float" office:value="1.2" calcext:value-type="float">
            <text:p>1.2</text:p>
          </table:table-cell>
          <table:table-cell table:style-name="ce3" table:formula="of:=MAX([.AT60];[.AT72];[.AT84];[.AT96];[.AT108];[.AT120];[.AT132];[.AT144];[.AT156];[.AT168];[.AT180];[.AT192];[.AT204];[.AT216])" office:value-type="float" office:value="1.2" calcext:value-type="float">
            <text:p>1.2</text:p>
          </table:table-cell>
          <table:table-cell table:style-name="ce3" table:formula="of:=AVERAGE([.AU60];[.AU72];[.AU84];[.AU96];[.AU108];[.AU120];[.AU132];[.AU144];[.AU156];[.AU168];[.AU180];[.AU192];[.AU204];[.AU216])" office:value-type="float" office:value="0.64" calcext:value-type="float">
            <text:p>0.6</text:p>
          </table:table-cell>
          <table:table-cell table:number-columns-repeated="3"/>
          <table:table-cell table:formula="of:=[.AY48]" office:value-type="string" office:string-value="updateHUD:" calcext:value-type="string">
            <text:p>updateHUD:</text:p>
          </table:table-cell>
          <table:table-cell table:style-name="ce3" table:formula="of:=MAX([.AZ60];[.AZ72];[.AZ84];[.AZ96];[.AZ108];[.AZ120];[.AZ132];[.AZ144];[.AZ156];[.AZ168];[.AZ180];[.AZ192];[.AZ204];[.AZ216])" office:value-type="float" office:value="1.2" calcext:value-type="float">
            <text:p>1.2</text:p>
          </table:table-cell>
          <table:table-cell table:style-name="ce3" table:formula="of:=MAX([.BA60];[.BA72];[.BA84];[.BA96];[.BA108];[.BA120];[.BA132];[.BA144];[.BA156];[.BA168];[.BA180];[.BA192];[.BA204];[.BA216])" office:value-type="float" office:value="1.2" calcext:value-type="float">
            <text:p>1.2</text:p>
          </table:table-cell>
          <table:table-cell table:style-name="ce3" table:formula="of:=AVERAGE([.BB60];[.BB72];[.BB84];[.BB96];[.BB108];[.BB120];[.BB132];[.BB144];[.BB156];[.BB168];[.BB180];[.BB192];[.BB204];[.BB216])" office:value-type="float" office:value="0.692142857142857" calcext:value-type="float">
            <text:p>0.7</text:p>
          </table:table-cell>
          <table:table-cell table:number-columns-repeated="3"/>
          <table:table-cell table:formula="of:=[.BF48]" office:value-type="string" office:string-value="updateHUD:" calcext:value-type="string">
            <text:p>updateHUD:</text:p>
          </table:table-cell>
          <table:table-cell table:style-name="ce3" table:formula="of:=MAX([.BG60];[.BG72];[.BG84];[.BG96];[.BG108];[.BG120];[.BG132];[.BG144];[.BG156];[.BG168];[.BG180];[.BG192];[.BG204];[.BG216])" office:value-type="float" office:value="1.5" calcext:value-type="float">
            <text:p>1.5</text:p>
          </table:table-cell>
          <table:table-cell table:style-name="ce3" table:formula="of:=MAX([.BH60];[.BH72];[.BH84];[.BH96];[.BH108];[.BH120];[.BH132];[.BH144];[.BH156];[.BH168];[.BH180];[.BH192];[.BH204];[.BH216])" office:value-type="float" office:value="1.5" calcext:value-type="float">
            <text:p>1.5</text:p>
          </table:table-cell>
          <table:table-cell table:style-name="ce3" table:formula="of:=AVERAGE([.BI60];[.BI72];[.BI84];[.BI96];[.BI108];[.BI120];[.BI132];[.BI144];[.BI156];[.BI168];[.BI180];[.BI192];[.BI204];[.BI216])" office:value-type="float" office:value="0.603571428571429" calcext:value-type="float">
            <text:p>0.6</text:p>
          </table:table-cell>
          <table:table-cell table:number-columns-repeated="3"/>
          <table:table-cell table:formula="of:=[.BM48]" office:value-type="string" office:string-value="updateHUD:" calcext:value-type="string">
            <text:p>updateHUD:</text:p>
          </table:table-cell>
          <table:table-cell table:style-name="ce3" table:formula="of:=MAX([.BN60];[.BN72];[.BN84];[.BN96];[.BN108];[.BN120];[.BN132];[.BN144];[.BN156];[.BN168];[.BN180];[.BN192];[.BN204];[.BN216])" office:value-type="float" office:value="1.5" calcext:value-type="float">
            <text:p>1.5</text:p>
          </table:table-cell>
          <table:table-cell table:style-name="ce3" table:formula="of:=MAX([.BO60];[.BO72];[.BO84];[.BO96];[.BO108];[.BO120];[.BO132];[.BO144];[.BO156];[.BO168];[.BO180];[.BO192];[.BO204];[.BO216])" office:value-type="float" office:value="1.2" calcext:value-type="float">
            <text:p>1.2</text:p>
          </table:table-cell>
          <table:table-cell table:style-name="ce3" table:formula="of:=AVERAGE([.BP60];[.BP72];[.BP84];[.BP96];[.BP108];[.BP120];[.BP132];[.BP144];[.BP156];[.BP168];[.BP180];[.BP192];[.BP204];[.BP216])" office:value-type="float" office:value="0.617142857142857" calcext:value-type="float">
            <text:p>0.6</text:p>
          </table:table-cell>
          <table:table-cell table:number-columns-repeated="3"/>
          <table:table-cell table:formula="of:=[.BT48]" office:value-type="string" office:string-value="updateHUD:" calcext:value-type="string">
            <text:p>updateHUD:</text:p>
          </table:table-cell>
          <table:table-cell table:style-name="ce3" table:formula="of:=MAX([.BU60];[.BU72];[.BU84];[.BU96];[.BU108];[.BU120];[.BU132];[.BU144];[.BU156];[.BU168];[.BU180];[.BU192];[.BU204];[.BU216])" office:value-type="float" office:value="1.3" calcext:value-type="float">
            <text:p>1.3</text:p>
          </table:table-cell>
          <table:table-cell table:style-name="ce3" table:formula="of:=MAX([.BV60];[.BV72];[.BV84];[.BV96];[.BV108];[.BV120];[.BV132];[.BV144];[.BV156];[.BV168];[.BV180];[.BV192];[.BV204];[.BV216])" office:value-type="float" office:value="1.2" calcext:value-type="float">
            <text:p>1.2</text:p>
          </table:table-cell>
          <table:table-cell table:style-name="ce3" table:formula="of:=AVERAGE([.BW60];[.BW72];[.BW84];[.BW96];[.BW108];[.BW120];[.BW132];[.BW144];[.BW156];[.BW168];[.BW180];[.BW192];[.BW204];[.BW216])" office:value-type="float" office:value="0.613571428571429" calcext:value-type="float">
            <text:p>0.6</text:p>
          </table:table-cell>
          <table:table-cell table:number-columns-repeated="3"/>
          <table:table-cell table:formula="of:=[.CA48]" office:value-type="string" office:string-value="updateHUD:" calcext:value-type="string">
            <text:p>updateHUD:</text:p>
          </table:table-cell>
          <table:table-cell table:style-name="ce3" table:formula="of:=MAX([.CB60];[.CB72];[.CB84];[.CB96];[.CB108];[.CB120];[.CB132];[.CB144];[.CB156];[.CB168];[.CB180];[.CB192];[.CB204];[.CB216])" office:value-type="float" office:value="1.1" calcext:value-type="float">
            <text:p>1.1</text:p>
          </table:table-cell>
          <table:table-cell table:style-name="ce3" table:formula="of:=MAX([.CC60];[.CC72];[.CC84];[.CC96];[.CC108];[.CC120];[.CC132];[.CC144];[.CC156];[.CC168];[.CC180];[.CC192];[.CC204];[.CC216])" office:value-type="float" office:value="1.1" calcext:value-type="float">
            <text:p>1.1</text:p>
          </table:table-cell>
          <table:table-cell table:style-name="ce3" table:formula="of:=AVERAGE([.CD60];[.CD72];[.CD84];[.CD96];[.CD108];[.CD120];[.CD132];[.CD144];[.CD156];[.CD168];[.CD180];[.CD192];[.CD204];[.CD216])" office:value-type="float" office:value="0.529285714285714" calcext:value-type="float">
            <text:p>0.5</text:p>
          </table:table-cell>
          <table:table-cell table:number-columns-repeated="3"/>
          <table:table-cell table:formula="of:=[.CH48]" office:value-type="string" office:string-value="updateHUD:" calcext:value-type="string">
            <text:p>updateHUD:</text:p>
          </table:table-cell>
          <table:table-cell table:style-name="ce3" table:formula="of:=MAX([.CI60];[.CI72];[.CI84];[.CI96];[.CI108];[.CI120];[.CI132];[.CI144];[.CI156];[.CI168];[.CI180];[.CI192];[.CI204];[.CI216])" office:value-type="float" office:value="1.4" calcext:value-type="float">
            <text:p>1.4</text:p>
          </table:table-cell>
          <table:table-cell table:style-name="ce3" table:formula="of:=MAX([.CJ60];[.CJ72];[.CJ84];[.CJ96];[.CJ108];[.CJ120];[.CJ132];[.CJ144];[.CJ156];[.CJ168];[.CJ180];[.CJ192];[.CJ204];[.CJ216])" office:value-type="float" office:value="1.4" calcext:value-type="float">
            <text:p>1.4</text:p>
          </table:table-cell>
          <table:table-cell table:style-name="ce3" table:formula="of:=AVERAGE([.CK60];[.CK72];[.CK84];[.CK96];[.CK108];[.CK120];[.CK132];[.CK144];[.CK156];[.CK168];[.CK180];[.CK192];[.CK204];[.CK216])" office:value-type="float" office:value="0.626428571428571" calcext:value-type="float">
            <text:p>0.6</text:p>
          </table:table-cell>
          <table:table-cell table:number-columns-repeated="3"/>
          <table:table-cell table:formula="of:=[.CO48]" office:value-type="string" office:string-value="updateHUD:" calcext:value-type="string">
            <text:p>updateHUD:</text:p>
          </table:table-cell>
          <table:table-cell table:style-name="ce3" table:formula="of:=MAX([.CP60];[.CP72];[.CP84];[.CP96];[.CP108];[.CP120];[.CP132];[.CP144];[.CP156];[.CP168];[.CP180];[.CP192];[.CP204];[.CP216])" office:value-type="float" office:value="1.1" calcext:value-type="float">
            <text:p>1.1</text:p>
          </table:table-cell>
          <table:table-cell table:style-name="ce3" table:formula="of:=MAX([.CQ60];[.CQ72];[.CQ84];[.CQ96];[.CQ108];[.CQ120];[.CQ132];[.CQ144];[.CQ156];[.CQ168];[.CQ180];[.CQ192];[.CQ204];[.CQ216])" office:value-type="float" office:value="1" calcext:value-type="float">
            <text:p>1.0</text:p>
          </table:table-cell>
          <table:table-cell table:style-name="ce3" table:formula="of:=AVERAGE([.CR60];[.CR72];[.CR84];[.CR96];[.CR108];[.CR120];[.CR132];[.CR144];[.CR156];[.CR168];[.CR180];[.CR192];[.CR204];[.CR216])" office:value-type="float" office:value="0.517857142857143" calcext:value-type="float">
            <text:p>0.5</text:p>
          </table:table-cell>
          <table:table-cell table:number-columns-repeated="3"/>
          <table:table-cell table:formula="of:=[.CV48]" office:value-type="string" office:string-value="updateHUD:" calcext:value-type="string">
            <text:p>updateHUD:</text:p>
          </table:table-cell>
          <table:table-cell table:style-name="ce3" table:formula="of:=MAX([.CW60];[.CW72];[.CW84];[.CW96];[.CW108];[.CW120];[.CW132];[.CW144];[.CW156];[.CW168];[.CW180];[.CW192];[.CW204];[.CW216])" office:value-type="float" office:value="3.2" calcext:value-type="float">
            <text:p>3.2</text:p>
          </table:table-cell>
          <table:table-cell table:style-name="ce3" table:formula="of:=MAX([.CX60];[.CX72];[.CX84];[.CX96];[.CX108];[.CX120];[.CX132];[.CX144];[.CX156];[.CX168];[.CX180];[.CX192];[.CX204];[.CX216])" office:value-type="float" office:value="1" calcext:value-type="float">
            <text:p>1.0</text:p>
          </table:table-cell>
          <table:table-cell table:style-name="ce3" table:formula="of:=AVERAGE([.CY60];[.CY72];[.CY84];[.CY96];[.CY108];[.CY120];[.CY132];[.CY144];[.CY156];[.CY168];[.CY180];[.CY192];[.CY204];[.CY216])" office:value-type="float" office:value="0.557857142857143" calcext:value-type="float">
            <text:p>0.6</text:p>
          </table:table-cell>
          <table:table-cell/>
        </table:table-row>
        <table:table-row table:style-name="ro1">
          <table:table-cell/>
          <table:table-cell table:formula="of:=[.B49]" office:value-type="string" office:string-value="App3D.render:" calcext:value-type="string">
            <text:p>App3D.render:</text:p>
          </table:table-cell>
          <table:table-cell table:style-name="ce3" table:formula="of:=MAX([.C61];[.C73];[.C85];[.C97];[.C109];[.C121];[.C133];[.C145];[.C157];[.C169];[.C181];[.C193];[.C205];[.C217])" office:value-type="float" office:value="13.8" calcext:value-type="float">
            <text:p>13.8</text:p>
          </table:table-cell>
          <table:table-cell table:style-name="ce3" table:formula="of:=MAX([.D61];[.D73];[.D85];[.D97];[.D109];[.D121];[.D133];[.D145];[.D157];[.D169];[.D181];[.D193];[.D205];[.D217])" office:value-type="float" office:value="12.1" calcext:value-type="float">
            <text:p>12.1</text:p>
          </table:table-cell>
          <table:table-cell table:style-name="ce3" table:formula="of:=AVERAGE([.E61];[.E73];[.E85];[.E97];[.E109];[.E121];[.E133];[.E145];[.E157];[.E169];[.E181];[.E193];[.E205];[.E217])" office:value-type="float" office:value="6.205" calcext:value-type="float">
            <text:p>6.2</text:p>
          </table:table-cell>
          <table:table-cell table:number-columns-repeated="3"/>
          <table:table-cell table:formula="of:=[.I49]" office:value-type="string" office:string-value="App3D.render:" calcext:value-type="string">
            <text:p>App3D.render:</text:p>
          </table:table-cell>
          <table:table-cell table:style-name="ce3" table:formula="of:=MAX([.J61];[.J73];[.J85];[.J97];[.J109];[.J121];[.J133];[.J145];[.J157];[.J169];[.J181];[.J193];[.J205];[.J217])" office:value-type="float" office:value="3.5" calcext:value-type="float">
            <text:p>3.5</text:p>
          </table:table-cell>
          <table:table-cell table:style-name="ce3" table:formula="of:=MAX([.K61];[.K73];[.K85];[.K97];[.K109];[.K121];[.K133];[.K145];[.K157];[.K169];[.K181];[.K193];[.K205];[.K217])" office:value-type="float" office:value="2.6" calcext:value-type="float">
            <text:p>2.6</text:p>
          </table:table-cell>
          <table:table-cell table:style-name="ce3" table:formula="of:=AVERAGE([.L61];[.L73];[.L85];[.L97];[.L109];[.L121];[.L133];[.L145];[.L157];[.L169];[.L181];[.L193];[.L205];[.L217])" office:value-type="float" office:value="1.23928571428571" calcext:value-type="float">
            <text:p>1.2</text:p>
          </table:table-cell>
          <table:table-cell table:number-columns-repeated="3"/>
          <table:table-cell table:formula="of:=[.P49]" office:value-type="string" office:string-value="App3D.render:" calcext:value-type="string">
            <text:p>App3D.render:</text:p>
          </table:table-cell>
          <table:table-cell table:style-name="ce3" table:formula="of:=MAX([.Q61];[.Q73];[.Q85];[.Q97];[.Q109];[.Q121];[.Q133];[.Q145];[.Q157];[.Q169];[.Q181];[.Q193];[.Q205];[.Q217])" office:value-type="float" office:value="3.3" calcext:value-type="float">
            <text:p>3.3</text:p>
          </table:table-cell>
          <table:table-cell table:style-name="ce3" table:formula="of:=MAX([.R61];[.R73];[.R85];[.R97];[.R109];[.R121];[.R133];[.R145];[.R157];[.R169];[.R181];[.R193];[.R205];[.R217])" office:value-type="float" office:value="2.8" calcext:value-type="float">
            <text:p>2.8</text:p>
          </table:table-cell>
          <table:table-cell table:style-name="ce3" table:formula="of:=AVERAGE([.S61];[.S73];[.S85];[.S97];[.S109];[.S121];[.S133];[.S145];[.S157];[.S169];[.S181];[.S193];[.S205];[.S217])" office:value-type="float" office:value="1.04285714285714" calcext:value-type="float">
            <text:p>1.0</text:p>
          </table:table-cell>
          <table:table-cell table:number-columns-repeated="3"/>
          <table:table-cell table:formula="of:=[.W49]" office:value-type="string" office:string-value="App3D.render:" calcext:value-type="string">
            <text:p>App3D.render:</text:p>
          </table:table-cell>
          <table:table-cell table:style-name="ce3" table:formula="of:=MAX([.X61];[.X73];[.X85];[.X97];[.X109];[.X121];[.X133];[.X145];[.X157];[.X169];[.X181];[.X193];[.X205];[.X217])" office:value-type="float" office:value="2.9" calcext:value-type="float">
            <text:p>2.9</text:p>
          </table:table-cell>
          <table:table-cell table:style-name="ce3" table:formula="of:=MAX([.Y61];[.Y73];[.Y85];[.Y97];[.Y109];[.Y121];[.Y133];[.Y145];[.Y157];[.Y169];[.Y181];[.Y193];[.Y205];[.Y217])" office:value-type="float" office:value="1.9" calcext:value-type="float">
            <text:p>1.9</text:p>
          </table:table-cell>
          <table:table-cell table:style-name="ce3" table:formula="of:=AVERAGE([.Z61];[.Z73];[.Z85];[.Z97];[.Z109];[.Z121];[.Z133];[.Z145];[.Z157];[.Z169];[.Z181];[.Z193];[.Z205];[.Z217])" office:value-type="float" office:value="1.03" calcext:value-type="float">
            <text:p>1.0</text:p>
          </table:table-cell>
          <table:table-cell table:number-columns-repeated="3"/>
          <table:table-cell table:formula="of:=[.AD49]" office:value-type="string" office:string-value="App3D.render:" calcext:value-type="string">
            <text:p>App3D.render:</text:p>
          </table:table-cell>
          <table:table-cell table:style-name="ce3" table:formula="of:=MAX([.AE61];[.AE73];[.AE85];[.AE97];[.AE109];[.AE121];[.AE133];[.AE145];[.AE157];[.AE169];[.AE181];[.AE193];[.AE205];[.AE217])" office:value-type="float" office:value="3.5" calcext:value-type="float">
            <text:p>3.5</text:p>
          </table:table-cell>
          <table:table-cell table:style-name="ce3" table:formula="of:=MAX([.AF61];[.AF73];[.AF85];[.AF97];[.AF109];[.AF121];[.AF133];[.AF145];[.AF157];[.AF169];[.AF181];[.AF193];[.AF205];[.AF217])" office:value-type="float" office:value="1.9" calcext:value-type="float">
            <text:p>1.9</text:p>
          </table:table-cell>
          <table:table-cell table:style-name="ce3" table:formula="of:=AVERAGE([.AG61];[.AG73];[.AG85];[.AG97];[.AG109];[.AG121];[.AG133];[.AG145];[.AG157];[.AG169];[.AG181];[.AG193];[.AG205];[.AG217])" office:value-type="float" office:value="1.88285714285714" calcext:value-type="float">
            <text:p>1.9</text:p>
          </table:table-cell>
          <table:table-cell table:number-columns-repeated="3"/>
          <table:table-cell table:formula="of:=[.AK49]" office:value-type="string" office:string-value="App3D.render:" calcext:value-type="string">
            <text:p>App3D.render:</text:p>
          </table:table-cell>
          <table:table-cell table:style-name="ce3" table:formula="of:=MAX([.AL61];[.AL73];[.AL85];[.AL97];[.AL109];[.AL121];[.AL133];[.AL145];[.AL157];[.AL169];[.AL181];[.AL193];[.AL205];[.AL217])" office:value-type="float" office:value="5.3" calcext:value-type="float">
            <text:p>5.3</text:p>
          </table:table-cell>
          <table:table-cell table:style-name="ce3" table:formula="of:=MAX([.AM61];[.AM73];[.AM85];[.AM97];[.AM109];[.AM121];[.AM133];[.AM145];[.AM157];[.AM169];[.AM181];[.AM193];[.AM205];[.AM217])" office:value-type="float" office:value="5.3" calcext:value-type="float">
            <text:p>5.3</text:p>
          </table:table-cell>
          <table:table-cell table:style-name="ce3" table:formula="of:=AVERAGE([.AN61];[.AN73];[.AN85];[.AN97];[.AN109];[.AN121];[.AN133];[.AN145];[.AN157];[.AN169];[.AN181];[.AN193];[.AN205];[.AN217])" office:value-type="float" office:value="2.56214285714286" calcext:value-type="float">
            <text:p>2.6</text:p>
          </table:table-cell>
          <table:table-cell table:number-columns-repeated="3"/>
          <table:table-cell table:formula="of:=[.AR49]" office:value-type="string" office:string-value="App3D.render:" calcext:value-type="string">
            <text:p>App3D.render:</text:p>
          </table:table-cell>
          <table:table-cell table:style-name="ce3" table:formula="of:=MAX([.AS61];[.AS73];[.AS85];[.AS97];[.AS109];[.AS121];[.AS133];[.AS145];[.AS157];[.AS169];[.AS181];[.AS193];[.AS205];[.AS217])" office:value-type="float" office:value="3.7" calcext:value-type="float">
            <text:p>3.7</text:p>
          </table:table-cell>
          <table:table-cell table:style-name="ce3" table:formula="of:=MAX([.AT61];[.AT73];[.AT85];[.AT97];[.AT109];[.AT121];[.AT133];[.AT145];[.AT157];[.AT169];[.AT181];[.AT193];[.AT205];[.AT217])" office:value-type="float" office:value="2.6" calcext:value-type="float">
            <text:p>2.6</text:p>
          </table:table-cell>
          <table:table-cell table:style-name="ce3" table:formula="of:=AVERAGE([.AU61];[.AU73];[.AU85];[.AU97];[.AU109];[.AU121];[.AU133];[.AU145];[.AU157];[.AU169];[.AU181];[.AU193];[.AU205];[.AU217])" office:value-type="float" office:value="1.56714285714286" calcext:value-type="float">
            <text:p>1.6</text:p>
          </table:table-cell>
          <table:table-cell table:number-columns-repeated="3"/>
          <table:table-cell table:formula="of:=[.AY49]" office:value-type="string" office:string-value="App3D.render:" calcext:value-type="string">
            <text:p>App3D.render:</text:p>
          </table:table-cell>
          <table:table-cell table:style-name="ce3" table:formula="of:=MAX([.AZ61];[.AZ73];[.AZ85];[.AZ97];[.AZ109];[.AZ121];[.AZ133];[.AZ145];[.AZ157];[.AZ169];[.AZ181];[.AZ193];[.AZ205];[.AZ217])" office:value-type="float" office:value="3.9" calcext:value-type="float">
            <text:p>3.9</text:p>
          </table:table-cell>
          <table:table-cell table:style-name="ce3" table:formula="of:=MAX([.BA61];[.BA73];[.BA85];[.BA97];[.BA109];[.BA121];[.BA133];[.BA145];[.BA157];[.BA169];[.BA181];[.BA193];[.BA205];[.BA217])" office:value-type="float" office:value="2.7" calcext:value-type="float">
            <text:p>2.7</text:p>
          </table:table-cell>
          <table:table-cell table:style-name="ce3" table:formula="of:=AVERAGE([.BB61];[.BB73];[.BB85];[.BB97];[.BB109];[.BB121];[.BB133];[.BB145];[.BB157];[.BB169];[.BB181];[.BB193];[.BB205];[.BB217])" office:value-type="float" office:value="1.91214285714286" calcext:value-type="float">
            <text:p>1.9</text:p>
          </table:table-cell>
          <table:table-cell table:number-columns-repeated="3"/>
          <table:table-cell table:formula="of:=[.BF49]" office:value-type="string" office:string-value="App3D.render:" calcext:value-type="string">
            <text:p>App3D.render:</text:p>
          </table:table-cell>
          <table:table-cell table:style-name="ce3" table:formula="of:=MAX([.BG61];[.BG73];[.BG85];[.BG97];[.BG109];[.BG121];[.BG133];[.BG145];[.BG157];[.BG169];[.BG181];[.BG193];[.BG205];[.BG217])" office:value-type="float" office:value="3.2" calcext:value-type="float">
            <text:p>3.2</text:p>
          </table:table-cell>
          <table:table-cell table:style-name="ce3" table:formula="of:=MAX([.BH61];[.BH73];[.BH85];[.BH97];[.BH109];[.BH121];[.BH133];[.BH145];[.BH157];[.BH169];[.BH181];[.BH193];[.BH205];[.BH217])" office:value-type="float" office:value="2.6" calcext:value-type="float">
            <text:p>2.6</text:p>
          </table:table-cell>
          <table:table-cell table:style-name="ce3" table:formula="of:=AVERAGE([.BI61];[.BI73];[.BI85];[.BI97];[.BI109];[.BI121];[.BI133];[.BI145];[.BI157];[.BI169];[.BI181];[.BI193];[.BI205];[.BI217])" office:value-type="float" office:value="1.14785714285714" calcext:value-type="float">
            <text:p>1.1</text:p>
          </table:table-cell>
          <table:table-cell table:number-columns-repeated="3"/>
          <table:table-cell table:formula="of:=[.BM49]" office:value-type="string" office:string-value="App3D.render:" calcext:value-type="string">
            <text:p>App3D.render:</text:p>
          </table:table-cell>
          <table:table-cell table:style-name="ce3" table:formula="of:=MAX([.BN61];[.BN73];[.BN85];[.BN97];[.BN109];[.BN121];[.BN133];[.BN145];[.BN157];[.BN169];[.BN181];[.BN193];[.BN205];[.BN217])" office:value-type="float" office:value="3.7" calcext:value-type="float">
            <text:p>3.7</text:p>
          </table:table-cell>
          <table:table-cell table:style-name="ce3" table:formula="of:=MAX([.BO61];[.BO73];[.BO85];[.BO97];[.BO109];[.BO121];[.BO133];[.BO145];[.BO157];[.BO169];[.BO181];[.BO193];[.BO205];[.BO217])" office:value-type="float" office:value="2.8" calcext:value-type="float">
            <text:p>2.8</text:p>
          </table:table-cell>
          <table:table-cell table:style-name="ce3" table:formula="of:=AVERAGE([.BP61];[.BP73];[.BP85];[.BP97];[.BP109];[.BP121];[.BP133];[.BP145];[.BP157];[.BP169];[.BP181];[.BP193];[.BP205];[.BP217])" office:value-type="float" office:value="1.76642857142857" calcext:value-type="float">
            <text:p>1.8</text:p>
          </table:table-cell>
          <table:table-cell table:number-columns-repeated="3"/>
          <table:table-cell table:formula="of:=[.BT49]" office:value-type="string" office:string-value="App3D.render:" calcext:value-type="string">
            <text:p>App3D.render:</text:p>
          </table:table-cell>
          <table:table-cell table:style-name="ce3" table:formula="of:=MAX([.BU61];[.BU73];[.BU85];[.BU97];[.BU109];[.BU121];[.BU133];[.BU145];[.BU157];[.BU169];[.BU181];[.BU193];[.BU205];[.BU217])" office:value-type="float" office:value="3.9" calcext:value-type="float">
            <text:p>3.9</text:p>
          </table:table-cell>
          <table:table-cell table:style-name="ce3" table:formula="of:=MAX([.BV61];[.BV73];[.BV85];[.BV97];[.BV109];[.BV121];[.BV133];[.BV145];[.BV157];[.BV169];[.BV181];[.BV193];[.BV205];[.BV217])" office:value-type="float" office:value="2" calcext:value-type="float">
            <text:p>2.0</text:p>
          </table:table-cell>
          <table:table-cell table:style-name="ce3" table:formula="of:=AVERAGE([.BW61];[.BW73];[.BW85];[.BW97];[.BW109];[.BW121];[.BW133];[.BW145];[.BW157];[.BW169];[.BW181];[.BW193];[.BW205];[.BW217])" office:value-type="float" office:value="1.37857142857143" calcext:value-type="float">
            <text:p>1.4</text:p>
          </table:table-cell>
          <table:table-cell table:number-columns-repeated="3"/>
          <table:table-cell table:formula="of:=[.CA49]" office:value-type="string" office:string-value="App3D.render:" calcext:value-type="string">
            <text:p>App3D.render:</text:p>
          </table:table-cell>
          <table:table-cell table:style-name="ce3" table:formula="of:=MAX([.CB61];[.CB73];[.CB85];[.CB97];[.CB109];[.CB121];[.CB133];[.CB145];[.CB157];[.CB169];[.CB181];[.CB193];[.CB205];[.CB217])" office:value-type="float" office:value="4.3" calcext:value-type="float">
            <text:p>4.3</text:p>
          </table:table-cell>
          <table:table-cell table:style-name="ce3" table:formula="of:=MAX([.CC61];[.CC73];[.CC85];[.CC97];[.CC109];[.CC121];[.CC133];[.CC145];[.CC157];[.CC169];[.CC181];[.CC193];[.CC205];[.CC217])" office:value-type="float" office:value="2.2" calcext:value-type="float">
            <text:p>2.2</text:p>
          </table:table-cell>
          <table:table-cell table:style-name="ce3" table:formula="of:=AVERAGE([.CD61];[.CD73];[.CD85];[.CD97];[.CD109];[.CD121];[.CD133];[.CD145];[.CD157];[.CD169];[.CD181];[.CD193];[.CD205];[.CD217])" office:value-type="float" office:value="1.53214285714286" calcext:value-type="float">
            <text:p>1.5</text:p>
          </table:table-cell>
          <table:table-cell table:number-columns-repeated="3"/>
          <table:table-cell table:formula="of:=[.CH49]" office:value-type="string" office:string-value="App3D.render:" calcext:value-type="string">
            <text:p>App3D.render:</text:p>
          </table:table-cell>
          <table:table-cell table:style-name="ce3" table:formula="of:=MAX([.CI61];[.CI73];[.CI85];[.CI97];[.CI109];[.CI121];[.CI133];[.CI145];[.CI157];[.CI169];[.CI181];[.CI193];[.CI205];[.CI217])" office:value-type="float" office:value="3.5" calcext:value-type="float">
            <text:p>3.5</text:p>
          </table:table-cell>
          <table:table-cell table:style-name="ce3" table:formula="of:=MAX([.CJ61];[.CJ73];[.CJ85];[.CJ97];[.CJ109];[.CJ121];[.CJ133];[.CJ145];[.CJ157];[.CJ169];[.CJ181];[.CJ193];[.CJ205];[.CJ217])" office:value-type="float" office:value="2.1" calcext:value-type="float">
            <text:p>2.1</text:p>
          </table:table-cell>
          <table:table-cell table:style-name="ce3" table:formula="of:=AVERAGE([.CK61];[.CK73];[.CK85];[.CK97];[.CK109];[.CK121];[.CK133];[.CK145];[.CK157];[.CK169];[.CK181];[.CK193];[.CK205];[.CK217])" office:value-type="float" office:value="1.38" calcext:value-type="float">
            <text:p>1.4</text:p>
          </table:table-cell>
          <table:table-cell table:number-columns-repeated="3"/>
          <table:table-cell table:formula="of:=[.CO49]" office:value-type="string" office:string-value="App3D.render:" calcext:value-type="string">
            <text:p>App3D.render:</text:p>
          </table:table-cell>
          <table:table-cell table:style-name="ce3" table:formula="of:=MAX([.CP61];[.CP73];[.CP85];[.CP97];[.CP109];[.CP121];[.CP133];[.CP145];[.CP157];[.CP169];[.CP181];[.CP193];[.CP205];[.CP217])" office:value-type="float" office:value="3.7" calcext:value-type="float">
            <text:p>3.7</text:p>
          </table:table-cell>
          <table:table-cell table:style-name="ce3" table:formula="of:=MAX([.CQ61];[.CQ73];[.CQ85];[.CQ97];[.CQ109];[.CQ121];[.CQ133];[.CQ145];[.CQ157];[.CQ169];[.CQ181];[.CQ193];[.CQ205];[.CQ217])" office:value-type="float" office:value="2.5" calcext:value-type="float">
            <text:p>2.5</text:p>
          </table:table-cell>
          <table:table-cell table:style-name="ce3" table:formula="of:=AVERAGE([.CR61];[.CR73];[.CR85];[.CR97];[.CR109];[.CR121];[.CR133];[.CR145];[.CR157];[.CR169];[.CR181];[.CR193];[.CR205];[.CR217])" office:value-type="float" office:value="1.49357142857143" calcext:value-type="float">
            <text:p>1.5</text:p>
          </table:table-cell>
          <table:table-cell table:number-columns-repeated="3"/>
          <table:table-cell table:formula="of:=[.CV49]" office:value-type="string" office:string-value="App3D.render:" calcext:value-type="string">
            <text:p>App3D.render:</text:p>
          </table:table-cell>
          <table:table-cell table:style-name="ce3" table:formula="of:=MAX([.CW61];[.CW73];[.CW85];[.CW97];[.CW109];[.CW121];[.CW133];[.CW145];[.CW157];[.CW169];[.CW181];[.CW193];[.CW205];[.CW217])" office:value-type="float" office:value="12.5" calcext:value-type="float">
            <text:p>12.5</text:p>
          </table:table-cell>
          <table:table-cell table:style-name="ce3" table:formula="of:=MAX([.CX61];[.CX73];[.CX85];[.CX97];[.CX109];[.CX121];[.CX133];[.CX145];[.CX157];[.CX169];[.CX181];[.CX193];[.CX205];[.CX217])" office:value-type="float" office:value="12.5" calcext:value-type="float">
            <text:p>12.5</text:p>
          </table:table-cell>
          <table:table-cell table:style-name="ce3" table:formula="of:=AVERAGE([.CY61];[.CY73];[.CY85];[.CY97];[.CY109];[.CY121];[.CY133];[.CY145];[.CY157];[.CY169];[.CY181];[.CY193];[.CY205];[.CY217])" office:value-type="float" office:value="2.22857142857143" calcext:value-type="float">
            <text:p>2.2</text:p>
          </table:table-cell>
          <table:table-cell/>
        </table:table-row>
        <table:table-row table:style-name="ro1" table:number-rows-repeated="7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0):17:47:36 GMT-0500 (EST)</text:p>
          </table:table-cell>
          <table:table-cell table:number-columns-repeated="6"/>
          <table:table-cell office:value-type="string" calcext:value-type="string">
            <text:p>debug-timing(0):17:50:15 GMT-0500 (EST)</text:p>
          </table:table-cell>
          <table:table-cell table:number-columns-repeated="6"/>
          <table:table-cell office:value-type="string" calcext:value-type="string">
            <text:p>debug-timing(0):17:55:10 GMT-0500 (EST)</text:p>
          </table:table-cell>
          <table:table-cell table:number-columns-repeated="6"/>
          <table:table-cell office:value-type="string" calcext:value-type="string">
            <text:p>debug-timing(0):17:59:17 GMT-0500 (EST)</text:p>
          </table:table-cell>
          <table:table-cell table:number-columns-repeated="6"/>
          <table:table-cell office:value-type="string" calcext:value-type="string">
            <text:p>debug-timing(0):18:02:40 GMT-0500 (EST)</text:p>
          </table:table-cell>
          <table:table-cell table:number-columns-repeated="6"/>
          <table:table-cell office:value-type="string" calcext:value-type="string">
            <text:p>debug-timing(0):18:06:19 GMT-0500 (EST)</text:p>
          </table:table-cell>
          <table:table-cell table:number-columns-repeated="6"/>
          <table:table-cell office:value-type="string" calcext:value-type="string">
            <text:p>debug-timing(0):18:12:18 GMT-0500 (EST)</text:p>
          </table:table-cell>
          <table:table-cell table:number-columns-repeated="6"/>
          <table:table-cell office:value-type="string" calcext:value-type="string">
            <text:p>debug-timing(0):18:14:26 GMT-0500 (EST)</text:p>
          </table:table-cell>
          <table:table-cell table:number-columns-repeated="6"/>
          <table:table-cell office:value-type="string" calcext:value-type="string">
            <text:p>debug-timing(0):18:26:01 GMT-0500 (EST)</text:p>
          </table:table-cell>
          <table:table-cell table:number-columns-repeated="6"/>
          <table:table-cell office:value-type="string" calcext:value-type="string">
            <text:p>debug-timing(0):21:43:12 GMT-0500 (EST)</text:p>
          </table:table-cell>
          <table:table-cell table:number-columns-repeated="6"/>
          <table:table-cell office:value-type="string" calcext:value-type="string">
            <text:p>debug-timing(0):17:08:52 GMT-0500 (EST)</text:p>
          </table:table-cell>
          <table:table-cell table:number-columns-repeated="6"/>
          <table:table-cell office:value-type="string" calcext:value-type="string">
            <text:p>debug-timing(0):17:12:00 GMT-0500 (EST)</text:p>
          </table:table-cell>
          <table:table-cell table:number-columns-repeated="6"/>
          <table:table-cell office:value-type="string" calcext:value-type="string">
            <text:p>debug-timing(0):17:14:58 GMT-0500 (EST)</text:p>
          </table:table-cell>
          <table:table-cell table:number-columns-repeated="6"/>
          <table:table-cell office:value-type="string" calcext:value-type="string">
            <text:p>debug-timing(0):17:19:22 GMT-0500 (EST)</text:p>
          </table:table-cell>
          <table:table-cell table:number-columns-repeated="6"/>
          <table:table-cell office:value-type="string" calcext:value-type="string">
            <text:p>debug-timing(0):18:04:4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5.4" calcext:value-type="float">
            <text:p>45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6.6" calcext:value-type="float">
            <text:p>46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5.5" calcext:value-type="float">
            <text:p>45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5" calcext:value-type="float">
            <text:p>58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5" calcext:value-type="float">
            <text:p>39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.1" calcext:value-type="float">
            <text:p>57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7" calcext:value-type="float">
            <text:p>39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.1" calcext:value-type="float">
            <text:p>57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85.8" calcext:value-type="float">
            <text:p>185.8</text:p>
          </table:table-cell>
          <table:table-cell office:value-type="float" office:value="15.36" calcext:value-type="float">
            <text:p>15.3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7.8" calcext:value-type="float">
            <text:p>177.8</text:p>
          </table:table-cell>
          <table:table-cell office:value-type="float" office:value="21.29" calcext:value-type="float">
            <text:p>21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4.7" calcext:value-type="float">
            <text:p>174.7</text:p>
          </table:table-cell>
          <table:table-cell office:value-type="float" office:value="15.92" calcext:value-type="float">
            <text:p>15.9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20.32" calcext:value-type="float">
            <text:p>20.32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2.6" calcext:value-type="float">
            <text:p>172.6</text:p>
          </table:table-cell>
          <table:table-cell office:value-type="float" office:value="8.53" calcext:value-type="float">
            <text:p>8.5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0.7" calcext:value-type="float">
            <text:p>180.7</text:p>
          </table:table-cell>
          <table:table-cell office:value-type="float" office:value="10.02" calcext:value-type="float">
            <text:p>10.02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8.1" calcext:value-type="float">
            <text:p>178.1</text:p>
          </table:table-cell>
          <table:table-cell office:value-type="float" office:value="9.12" calcext:value-type="float">
            <text:p>9.1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8.4" calcext:value-type="float">
            <text:p>158.4</text:p>
          </table:table-cell>
          <table:table-cell office:value-type="float" office:value="9.08" calcext:value-type="float">
            <text:p>9.08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4.9" calcext:value-type="float">
            <text:p>154.9</text:p>
          </table:table-cell>
          <table:table-cell office:value-type="float" office:value="14.69" calcext:value-type="float">
            <text:p>14.6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8.4" calcext:value-type="float">
            <text:p>208.4</text:p>
          </table:table-cell>
          <table:table-cell office:value-type="float" office:value="9.3" calcext:value-type="float">
            <text:p>9.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2.4" calcext:value-type="float">
            <text:p>172.4</text:p>
          </table:table-cell>
          <table:table-cell office:value-type="float" office:value="14.2" calcext:value-type="float">
            <text:p>14.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8.1" calcext:value-type="float">
            <text:p>168.1</text:p>
          </table:table-cell>
          <table:table-cell office:value-type="float" office:value="8.42" calcext:value-type="float">
            <text:p>8.42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9.4" calcext:value-type="float">
            <text:p>159.4</text:p>
          </table:table-cell>
          <table:table-cell office:value-type="float" office:value="15.7" calcext:value-type="float">
            <text:p>15.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2.9" calcext:value-type="float">
            <text:p>172.9</text:p>
          </table:table-cell>
          <table:table-cell office:value-type="float" office:value="8.74" calcext:value-type="float">
            <text:p>8.74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3.3" calcext:value-type="float">
            <text:p>173.3</text:p>
          </table:table-cell>
          <table:table-cell office:value-type="float" office:value="8.89" calcext:value-type="float">
            <text:p>8.8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56.6" calcext:value-type="float">
            <text:p>56.6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49" calcext:value-type="float">
            <text:p>0.4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7.3" calcext:value-type="float">
            <text:p>7.3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0.2" calcext:value-type="float">
            <text:p>20.2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6.8" calcext:value-type="float">
            <text:p>16.8</text:p>
          </table:table-cell>
          <table:table-cell office:value-type="float" office:value="10" calcext:value-type="float">
            <text:p>10</text:p>
          </table:table-cell>
          <table:table-cell office:value-type="float" office:value="3.42" calcext:value-type="float">
            <text:p>3.4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8.4" calcext:value-type="float">
            <text:p>68.4</text:p>
          </table:table-cell>
          <table:table-cell office:value-type="float" office:value="9.9" calcext:value-type="float">
            <text:p>9.9</text:p>
          </table:table-cell>
          <table:table-cell office:value-type="float" office:value="4.33" calcext:value-type="float">
            <text:p>4.3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9.8" calcext:value-type="float">
            <text:p>29.8</text:p>
          </table:table-cell>
          <table:table-cell office:value-type="float" office:value="8.3" calcext:value-type="float">
            <text:p>8.3</text:p>
          </table:table-cell>
          <table:table-cell office:value-type="float" office:value="3.7" calcext:value-type="float">
            <text:p>3.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7.6" calcext:value-type="float">
            <text:p>27.6</text:p>
          </table:table-cell>
          <table:table-cell office:value-type="float" office:value="6" calcext:value-type="float">
            <text:p>6</text:p>
          </table:table-cell>
          <table:table-cell office:value-type="float" office:value="4.48" calcext:value-type="float">
            <text:p>4.48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6.2" calcext:value-type="float">
            <text:p>26.2</text:p>
          </table:table-cell>
          <table:table-cell office:value-type="float" office:value="12.3" calcext:value-type="float">
            <text:p>12.3</text:p>
          </table:table-cell>
          <table:table-cell office:value-type="float" office:value="3.17" calcext:value-type="float">
            <text:p>3.17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37.6" calcext:value-type="float">
            <text:p>37.6</text:p>
          </table:table-cell>
          <table:table-cell office:value-type="float" office:value="6.6" calcext:value-type="float">
            <text:p>6.6</text:p>
          </table:table-cell>
          <table:table-cell office:value-type="float" office:value="3.28" calcext:value-type="float">
            <text:p>3.2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8.3" calcext:value-type="float">
            <text:p>18.3</text:p>
          </table:table-cell>
          <table:table-cell office:value-type="float" office:value="13.4" calcext:value-type="float">
            <text:p>13.4</text:p>
          </table:table-cell>
          <table:table-cell office:value-type="float" office:value="3.05" calcext:value-type="float">
            <text:p>3.05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3.21" calcext:value-type="float">
            <text:p>3.2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6.2" calcext:value-type="float">
            <text:p>16.2</text:p>
          </table:table-cell>
          <table:table-cell office:value-type="float" office:value="9.5" calcext:value-type="float">
            <text:p>9.5</text:p>
          </table:table-cell>
          <table:table-cell office:value-type="float" office:value="3.37" calcext:value-type="float">
            <text:p>3.3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2.9" calcext:value-type="float">
            <text:p>2.9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9.8" calcext:value-type="float">
            <text:p>29.8</text:p>
          </table:table-cell>
          <table:table-cell office:value-type="float" office:value="11.6" calcext:value-type="float">
            <text:p>11.6</text:p>
          </table:table-cell>
          <table:table-cell office:value-type="float" office:value="3.73" calcext:value-type="float">
            <text:p>3.7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2.1" calcext:value-type="float">
            <text:p>22.1</text:p>
          </table:table-cell>
          <table:table-cell office:value-type="float" office:value="6.8" calcext:value-type="float">
            <text:p>6.8</text:p>
          </table:table-cell>
          <table:table-cell office:value-type="float" office:value="2.87" calcext:value-type="float">
            <text:p>2.87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4.9" calcext:value-type="float">
            <text:p>54.9</text:p>
          </table:table-cell>
          <table:table-cell office:value-type="float" office:value="10.4" calcext:value-type="float">
            <text:p>10.4</text:p>
          </table:table-cell>
          <table:table-cell office:value-type="float" office:value="4.05" calcext:value-type="float">
            <text:p>4.0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2.1" calcext:value-type="float">
            <text:p>22.1</text:p>
          </table:table-cell>
          <table:table-cell office:value-type="float" office:value="8" calcext:value-type="float">
            <text:p>8</text:p>
          </table:table-cell>
          <table:table-cell office:value-type="float" office:value="2.95" calcext:value-type="float">
            <text:p>2.9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6.94" calcext:value-type="float">
            <text:p>6.9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2.2" calcext:value-type="float">
            <text:p>12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48.4" calcext:value-type="float">
            <text:p>148.4</text:p>
          </table:table-cell>
          <table:table-cell office:value-type="float" office:value="8.16" calcext:value-type="float">
            <text:p>8.1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45.3" calcext:value-type="float">
            <text:p>145.3</text:p>
          </table:table-cell>
          <table:table-cell office:value-type="float" office:value="11.11" calcext:value-type="float">
            <text:p>11.11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2.2" calcext:value-type="float">
            <text:p>12.2</text:p>
          </table:table-cell>
          <table:table-cell office:value-type="float" office:value="6.7" calcext:value-type="float">
            <text:p>6.7</text:p>
          </table:table-cell>
          <table:table-cell office:value-type="float" office:value="0.98" calcext:value-type="float">
            <text:p>0.9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0.78" calcext:value-type="float">
            <text:p>0.78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28.4" calcext:value-type="float">
            <text:p>128.4</text:p>
          </table:table-cell>
          <table:table-cell office:value-type="float" office:value="7.39" calcext:value-type="float">
            <text:p>7.3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5.1" calcext:value-type="float">
            <text:p>15.1</text:p>
          </table:table-cell>
          <table:table-cell office:value-type="float" office:value="0.5" calcext:value-type="float">
            <text:p>0.5</text:p>
          </table:table-cell>
          <table:table-cell office:value-type="float" office:value="4.04" calcext:value-type="float">
            <text:p>4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6.6" calcext:value-type="float">
            <text:p>16.6</text:p>
          </table:table-cell>
          <table:table-cell office:value-type="float" office:value="0.7" calcext:value-type="float">
            <text:p>0.7</text:p>
          </table:table-cell>
          <table:table-cell office:value-type="float" office:value="5.33" calcext:value-type="float">
            <text:p>5.3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5.8" calcext:value-type="float">
            <text:p>5.8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6" calcext:value-type="float">
            <text:p>3.1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3.65" calcext:value-type="float">
            <text:p>3.6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2.49" calcext:value-type="float">
            <text:p>2.4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3.51" calcext:value-type="float">
            <text:p>3.51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5" calcext:value-type="float">
            <text:p>159.5</text:p>
          </table:table-cell>
          <table:table-cell office:value-type="float" office:value="3.49" calcext:value-type="float">
            <text:p>3.49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6.7" calcext:value-type="float">
            <text:p>166.7</text:p>
          </table:table-cell>
          <table:table-cell office:value-type="float" office:value="4.15" calcext:value-type="float">
            <text:p>4.1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8" calcext:value-type="float">
            <text:p>159.8</text:p>
          </table:table-cell>
          <table:table-cell office:value-type="float" office:value="3.86" calcext:value-type="float">
            <text:p>3.8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43.4" calcext:value-type="float">
            <text:p>143.4</text:p>
          </table:table-cell>
          <table:table-cell office:value-type="float" office:value="3.81" calcext:value-type="float">
            <text:p>3.8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2.49" calcext:value-type="float">
            <text:p>2.4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86.6" calcext:value-type="float">
            <text:p>186.6</text:p>
          </table:table-cell>
          <table:table-cell office:value-type="float" office:value="4.25" calcext:value-type="float">
            <text:p>4.25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6" calcext:value-type="float">
            <text:p>159.6</text:p>
          </table:table-cell>
          <table:table-cell office:value-type="float" office:value="4.97" calcext:value-type="float">
            <text:p>4.9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6" calcext:value-type="float">
            <text:p>159.6</text:p>
          </table:table-cell>
          <table:table-cell office:value-type="float" office:value="3.51" calcext:value-type="float">
            <text:p>3.51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44.8" calcext:value-type="float">
            <text:p>144.8</text:p>
          </table:table-cell>
          <table:table-cell office:value-type="float" office:value="4.92" calcext:value-type="float">
            <text:p>4.9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4" calcext:value-type="float">
            <text:p>159.4</text:p>
          </table:table-cell>
          <table:table-cell office:value-type="float" office:value="3.55" calcext:value-type="float">
            <text:p>3.55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3.7" calcext:value-type="float">
            <text:p>163.7</text:p>
          </table:table-cell>
          <table:table-cell office:value-type="float" office:value="3.87" calcext:value-type="float">
            <text:p>3.8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):17:47:41 GMT-0500 (EST)</text:p>
          </table:table-cell>
          <table:table-cell table:number-columns-repeated="6"/>
          <table:table-cell office:value-type="string" calcext:value-type="string">
            <text:p>debug-timing(1):17:50:20 GMT-0500 (EST)</text:p>
          </table:table-cell>
          <table:table-cell table:number-columns-repeated="6"/>
          <table:table-cell office:value-type="string" calcext:value-type="string">
            <text:p>debug-timing(1):17:55:15 GMT-0500 (EST)</text:p>
          </table:table-cell>
          <table:table-cell table:number-columns-repeated="6"/>
          <table:table-cell office:value-type="string" calcext:value-type="string">
            <text:p>debug-timing(1):17:59:22 GMT-0500 (EST)</text:p>
          </table:table-cell>
          <table:table-cell table:number-columns-repeated="6"/>
          <table:table-cell office:value-type="string" calcext:value-type="string">
            <text:p>debug-timing(1):18:02:45 GMT-0500 (EST)</text:p>
          </table:table-cell>
          <table:table-cell table:number-columns-repeated="6"/>
          <table:table-cell office:value-type="string" calcext:value-type="string">
            <text:p>debug-timing(1):18:06:24 GMT-0500 (EST)</text:p>
          </table:table-cell>
          <table:table-cell table:number-columns-repeated="6"/>
          <table:table-cell office:value-type="string" calcext:value-type="string">
            <text:p>debug-timing(1):18:12:23 GMT-0500 (EST)</text:p>
          </table:table-cell>
          <table:table-cell table:number-columns-repeated="6"/>
          <table:table-cell office:value-type="string" calcext:value-type="string">
            <text:p>debug-timing(1):18:14:31 GMT-0500 (EST)</text:p>
          </table:table-cell>
          <table:table-cell table:number-columns-repeated="6"/>
          <table:table-cell office:value-type="string" calcext:value-type="string">
            <text:p>debug-timing(1):18:26:06 GMT-0500 (EST)</text:p>
          </table:table-cell>
          <table:table-cell table:number-columns-repeated="6"/>
          <table:table-cell office:value-type="string" calcext:value-type="string">
            <text:p>debug-timing(1):21:43:18 GMT-0500 (EST)</text:p>
          </table:table-cell>
          <table:table-cell table:number-columns-repeated="6"/>
          <table:table-cell office:value-type="string" calcext:value-type="string">
            <text:p>debug-timing(1):17:08:57 GMT-0500 (EST)</text:p>
          </table:table-cell>
          <table:table-cell table:number-columns-repeated="6"/>
          <table:table-cell office:value-type="string" calcext:value-type="string">
            <text:p>debug-timing(1):17:12:05 GMT-0500 (EST)</text:p>
          </table:table-cell>
          <table:table-cell table:number-columns-repeated="6"/>
          <table:table-cell office:value-type="string" calcext:value-type="string">
            <text:p>debug-timing(1):17:15:03 GMT-0500 (EST)</text:p>
          </table:table-cell>
          <table:table-cell table:number-columns-repeated="6"/>
          <table:table-cell office:value-type="string" calcext:value-type="string">
            <text:p>debug-timing(1):17:19:27 GMT-0500 (EST)</text:p>
          </table:table-cell>
          <table:table-cell table:number-columns-repeated="6"/>
          <table:table-cell office:value-type="string" calcext:value-type="string">
            <text:p>debug-timing(1):18:04:5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9.4" calcext:value-type="float">
            <text:p>39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9" calcext:value-type="float">
            <text:p>40.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.35" calcext:value-type="float">
            <text:p>13.3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3.9" calcext:value-type="float">
            <text:p>23.9</text:p>
          </table:table-cell>
          <table:table-cell office:value-type="float" office:value="11.87" calcext:value-type="float">
            <text:p>11.8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2" calcext:value-type="float">
            <text:p>20.2</text:p>
          </table:table-cell>
          <table:table-cell office:value-type="float" office:value="7.91" calcext:value-type="float">
            <text:p>7.9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55.8" calcext:value-type="float">
            <text:p>55.8</text:p>
          </table:table-cell>
          <table:table-cell office:value-type="float" office:value="8.71" calcext:value-type="float">
            <text:p>8.7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7.05" calcext:value-type="float">
            <text:p>7.0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.7" calcext:value-type="float">
            <text:p>18.7</text:p>
          </table:table-cell>
          <table:table-cell office:value-type="float" office:value="6.77" calcext:value-type="float">
            <text:p>6.77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6.78" calcext:value-type="float">
            <text:p>6.78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7.88" calcext:value-type="float">
            <text:p>7.8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6.21" calcext:value-type="float">
            <text:p>6.2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7.08" calcext:value-type="float">
            <text:p>7.0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.82" calcext:value-type="float">
            <text:p>5.82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6.95" calcext:value-type="float">
            <text:p>6.9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6.04" calcext:value-type="float">
            <text:p>6.04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7.26" calcext:value-type="float">
            <text:p>7.2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9" calcext:value-type="float">
            <text:p>0.39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2.37" calcext:value-type="float">
            <text:p>2.3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2.6" calcext:value-type="float">
            <text:p>12.6</text:p>
          </table:table-cell>
          <table:table-cell office:value-type="float" office:value="3.2" calcext:value-type="float">
            <text:p>3.2</text:p>
          </table:table-cell>
          <table:table-cell office:value-type="float" office:value="2.44" calcext:value-type="float">
            <text:p>2.4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8" calcext:value-type="float">
            <text:p>6.8</text:p>
          </table:table-cell>
          <table:table-cell office:value-type="float" office:value="5.9" calcext:value-type="float">
            <text:p>5.9</text:p>
          </table:table-cell>
          <table:table-cell office:value-type="float" office:value="2.16" calcext:value-type="float">
            <text:p>2.1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float" office:value="2.66" calcext:value-type="float">
            <text:p>2.6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28" calcext:value-type="float">
            <text:p>2.2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19" calcext:value-type="float">
            <text:p>2.1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2.54" calcext:value-type="float">
            <text:p>2.5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.33" calcext:value-type="float">
            <text:p>2.3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9.2" calcext:value-type="float">
            <text:p>9.2</text:p>
          </table:table-cell>
          <table:table-cell office:value-type="float" office:value="6.8" calcext:value-type="float">
            <text:p>6.8</text:p>
          </table:table-cell>
          <table:table-cell office:value-type="float" office:value="2.24" calcext:value-type="float">
            <text:p>2.2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7" calcext:value-type="float">
            <text:p>7.7</text:p>
          </table:table-cell>
          <table:table-cell office:value-type="float" office:value="6.5" calcext:value-type="float">
            <text:p>6.5</text:p>
          </table:table-cell>
          <table:table-cell office:value-type="float" office:value="2.31" calcext:value-type="float">
            <text:p>2.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2.06" calcext:value-type="float">
            <text:p>2.06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2.27" calcext:value-type="float">
            <text:p>2.2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2" calcext:value-type="float">
            <text:p>8.2</text:p>
          </table:table-cell>
          <table:table-cell office:value-type="float" office:value="3.2" calcext:value-type="float">
            <text:p>3.2</text:p>
          </table:table-cell>
          <table:table-cell office:value-type="float" office:value="2.04" calcext:value-type="float">
            <text:p>2.04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2.5" calcext:value-type="float">
            <text:p>2.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9.1" calcext:value-type="float">
            <text:p>9.1</text:p>
          </table:table-cell>
          <table:table-cell office:value-type="float" office:value="5.2" calcext:value-type="float">
            <text:p>5.2</text:p>
          </table:table-cell>
          <table:table-cell office:value-type="float" office:value="4.97" calcext:value-type="float">
            <text:p>4.9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6.4" calcext:value-type="float">
            <text:p>16.4</text:p>
          </table:table-cell>
          <table:table-cell office:value-type="float" office:value="13.9" calcext:value-type="float">
            <text:p>13.9</text:p>
          </table:table-cell>
          <table:table-cell office:value-type="float" office:value="5.85" calcext:value-type="float">
            <text:p>5.8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2" calcext:value-type="float">
            <text:p>4.2</text:p>
          </table:table-cell>
          <table:table-cell office:value-type="float" office:value="3.1" calcext:value-type="float">
            <text:p>3.1</text:p>
          </table:table-cell>
          <table:table-cell office:value-type="float" office:value="2.65" calcext:value-type="float">
            <text:p>2.6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5.9" calcext:value-type="float">
            <text:p>15.9</text:p>
          </table:table-cell>
          <table:table-cell office:value-type="float" office:value="2.3" calcext:value-type="float">
            <text:p>2.3</text:p>
          </table:table-cell>
          <table:table-cell office:value-type="float" office:value="3.01" calcext:value-type="float">
            <text:p>3.0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9" calcext:value-type="float">
            <text:p>1.2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1.7" calcext:value-type="float">
            <text:p>11.7</text:p>
          </table:table-cell>
          <table:table-cell office:value-type="float" office:value="1.8" calcext:value-type="float">
            <text:p>1.8</text:p>
          </table:table-cell>
          <table:table-cell office:value-type="float" office:value="0.93" calcext:value-type="float">
            <text:p>0.9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2.44" calcext:value-type="float">
            <text:p>2.4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8" calcext:value-type="float">
            <text:p>1.3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39" calcext:value-type="float">
            <text:p>1.39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6.4" calcext:value-type="float">
            <text:p>6.4</text:p>
          </table:table-cell>
          <table:table-cell office:value-type="float" office:value="1.2" calcext:value-type="float">
            <text:p>1.2</text:p>
          </table:table-cell>
          <table:table-cell office:value-type="float" office:value="0.67" calcext:value-type="float">
            <text:p>0.6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float" office:value="4.85" calcext:value-type="float">
            <text:p>4.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33" calcext:value-type="float">
            <text:p>2.3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.57" calcext:value-type="float">
            <text:p>1.5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7.3" calcext:value-type="float">
            <text:p>7.3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2.25" calcext:value-type="float">
            <text:p>2.2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2.14" calcext:value-type="float">
            <text:p>2.1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2.47" calcext:value-type="float">
            <text:p>2.47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2.37" calcext:value-type="float">
            <text:p>2.3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office:value-type="float" office:value="1.66" calcext:value-type="float">
            <text:p>1.6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34" calcext:value-type="float">
            <text:p>2.3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1.82" calcext:value-type="float">
            <text:p>1.8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2.07" calcext:value-type="float">
            <text:p>2.07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2.16" calcext:value-type="float">
            <text:p>2.16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8.6" calcext:value-type="float">
            <text:p>8.6</text:p>
          </table:table-cell>
          <table:table-cell office:value-type="float" office:value="3.6" calcext:value-type="float">
            <text:p>3.6</text:p>
          </table:table-cell>
          <table:table-cell office:value-type="float" office:value="2.63" calcext:value-type="float">
            <text:p>2.6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2):17:47:46 GMT-0500 (EST)</text:p>
          </table:table-cell>
          <table:table-cell table:number-columns-repeated="6"/>
          <table:table-cell office:value-type="string" calcext:value-type="string">
            <text:p>debug-timing(2):17:50:25 GMT-0500 (EST)</text:p>
          </table:table-cell>
          <table:table-cell table:number-columns-repeated="6"/>
          <table:table-cell office:value-type="string" calcext:value-type="string">
            <text:p>debug-timing(2):17:55:20 GMT-0500 (EST)</text:p>
          </table:table-cell>
          <table:table-cell table:number-columns-repeated="6"/>
          <table:table-cell office:value-type="string" calcext:value-type="string">
            <text:p>debug-timing(2):17:59:28 GMT-0500 (EST)</text:p>
          </table:table-cell>
          <table:table-cell table:number-columns-repeated="6"/>
          <table:table-cell office:value-type="string" calcext:value-type="string">
            <text:p>debug-timing(2):18:02:50 GMT-0500 (EST)</text:p>
          </table:table-cell>
          <table:table-cell table:number-columns-repeated="6"/>
          <table:table-cell office:value-type="string" calcext:value-type="string">
            <text:p>debug-timing(2):18:06:29 GMT-0500 (EST)</text:p>
          </table:table-cell>
          <table:table-cell table:number-columns-repeated="6"/>
          <table:table-cell office:value-type="string" calcext:value-type="string">
            <text:p>debug-timing(2):18:12:28 GMT-0500 (EST)</text:p>
          </table:table-cell>
          <table:table-cell table:number-columns-repeated="6"/>
          <table:table-cell office:value-type="string" calcext:value-type="string">
            <text:p>debug-timing(2):18:14:36 GMT-0500 (EST)</text:p>
          </table:table-cell>
          <table:table-cell table:number-columns-repeated="6"/>
          <table:table-cell office:value-type="string" calcext:value-type="string">
            <text:p>debug-timing(2):18:26:11 GMT-0500 (EST)</text:p>
          </table:table-cell>
          <table:table-cell table:number-columns-repeated="6"/>
          <table:table-cell office:value-type="string" calcext:value-type="string">
            <text:p>debug-timing(2):21:43:23 GMT-0500 (EST)</text:p>
          </table:table-cell>
          <table:table-cell table:number-columns-repeated="6"/>
          <table:table-cell office:value-type="string" calcext:value-type="string">
            <text:p>debug-timing(2):17:09:02 GMT-0500 (EST)</text:p>
          </table:table-cell>
          <table:table-cell table:number-columns-repeated="6"/>
          <table:table-cell office:value-type="string" calcext:value-type="string">
            <text:p>debug-timing(2):17:12:10 GMT-0500 (EST)</text:p>
          </table:table-cell>
          <table:table-cell table:number-columns-repeated="6"/>
          <table:table-cell office:value-type="string" calcext:value-type="string">
            <text:p>debug-timing(2):17:15:08 GMT-0500 (EST)</text:p>
          </table:table-cell>
          <table:table-cell table:number-columns-repeated="6"/>
          <table:table-cell office:value-type="string" calcext:value-type="string">
            <text:p>debug-timing(2):17:19:32 GMT-0500 (EST)</text:p>
          </table:table-cell>
          <table:table-cell table:number-columns-repeated="6"/>
          <table:table-cell office:value-type="string" calcext:value-type="string">
            <text:p>debug-timing(2):18:04:5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30.9" calcext:value-type="float">
            <text:p>30.9</text:p>
          </table:table-cell>
          <table:table-cell office:value-type="float" office:value="14.22" calcext:value-type="float">
            <text:p>14.2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4.2" calcext:value-type="float">
            <text:p>24.2</text:p>
          </table:table-cell>
          <table:table-cell office:value-type="float" office:value="7.87" calcext:value-type="float">
            <text:p>7.8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7.47" calcext:value-type="float">
            <text:p>7.4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7.26" calcext:value-type="float">
            <text:p>7.26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5.39" calcext:value-type="float">
            <text:p>5.3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7.15" calcext:value-type="float">
            <text:p>7.1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7.02" calcext:value-type="float">
            <text:p>7.0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5.98" calcext:value-type="float">
            <text:p>5.9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15" calcext:value-type="float">
            <text:p>7.1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.78" calcext:value-type="float">
            <text:p>5.7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56" calcext:value-type="float">
            <text:p>6.5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5.37" calcext:value-type="float">
            <text:p>5.3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6.49" calcext:value-type="float">
            <text:p>6.4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5.6" calcext:value-type="float">
            <text:p>5.6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float" office:value="5.97" calcext:value-type="float">
            <text:p>5.9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06" calcext:value-type="float">
            <text:p>0.06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2.72" calcext:value-type="float">
            <text:p>2.7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2.12" calcext:value-type="float">
            <text:p>2.1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2.15" calcext:value-type="float">
            <text:p>2.1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7" calcext:value-type="float">
            <text:p>8.7</text:p>
          </table:table-cell>
          <table:table-cell office:value-type="float" office:value="7.4" calcext:value-type="float">
            <text:p>7.4</text:p>
          </table:table-cell>
          <table:table-cell office:value-type="float" office:value="2.34" calcext:value-type="float">
            <text:p>2.3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7" calcext:value-type="float">
            <text:p>1.7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2.41" calcext:value-type="float">
            <text:p>2.4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2.22" calcext:value-type="float">
            <text:p>2.2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2" calcext:value-type="float">
            <text:p>8.2</text:p>
          </table:table-cell>
          <table:table-cell office:value-type="float" office:value="7.8" calcext:value-type="float">
            <text:p>7.8</text:p>
          </table:table-cell>
          <table:table-cell office:value-type="float" office:value="2.05" calcext:value-type="float">
            <text:p>2.0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93" calcext:value-type="float">
            <text:p>1.9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4" calcext:value-type="float">
            <text:p>8.4</text:p>
          </table:table-cell>
          <table:table-cell office:value-type="float" office:value="7.5" calcext:value-type="float">
            <text:p>7.5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2.14" calcext:value-type="float">
            <text:p>2.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.76" calcext:value-type="float">
            <text:p>1.76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2.13" calcext:value-type="float">
            <text:p>2.1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1.77" calcext:value-type="float">
            <text:p>1.7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1.78" calcext:value-type="float">
            <text:p>1.7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.37" calcext:value-type="float">
            <text:p>5.37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2.62" calcext:value-type="float">
            <text:p>2.6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51" calcext:value-type="float">
            <text:p>2.5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07" calcext:value-type="float">
            <text:p>2.0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office:value-type="float" office:value="2.35" calcext:value-type="float">
            <text:p>2.3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29" calcext:value-type="float">
            <text:p>1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1.31" calcext:value-type="float">
            <text:p>1.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52" calcext:value-type="float">
            <text:p>0.5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7.1" calcext:value-type="float">
            <text:p>7.1</text:p>
          </table:table-cell>
          <table:table-cell office:value-type="float" office:value="4.4" calcext:value-type="float">
            <text:p>4.4</text:p>
          </table:table-cell>
          <table:table-cell office:value-type="float" office:value="4.98" calcext:value-type="float">
            <text:p>4.9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1.77" calcext:value-type="float">
            <text:p>1.7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1.41" calcext:value-type="float">
            <text:p>1.4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1.34" calcext:value-type="float">
            <text:p>1.3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2.19" calcext:value-type="float">
            <text:p>2.1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07" calcext:value-type="float">
            <text:p>2.0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2.36" calcext:value-type="float">
            <text:p>2.3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79" calcext:value-type="float">
            <text:p>1.7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1.97" calcext:value-type="float">
            <text:p>1.9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1.74" calcext:value-type="float">
            <text:p>1.7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1.99" calcext:value-type="float">
            <text:p>1.99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3):17:47:51 GMT-0500 (EST)</text:p>
          </table:table-cell>
          <table:table-cell table:number-columns-repeated="6"/>
          <table:table-cell office:value-type="string" calcext:value-type="string">
            <text:p>debug-timing(3):17:50:30 GMT-0500 (EST)</text:p>
          </table:table-cell>
          <table:table-cell table:number-columns-repeated="6"/>
          <table:table-cell office:value-type="string" calcext:value-type="string">
            <text:p>debug-timing(3):17:55:25 GMT-0500 (EST)</text:p>
          </table:table-cell>
          <table:table-cell table:number-columns-repeated="6"/>
          <table:table-cell office:value-type="string" calcext:value-type="string">
            <text:p>debug-timing(3):17:59:33 GMT-0500 (EST)</text:p>
          </table:table-cell>
          <table:table-cell table:number-columns-repeated="6"/>
          <table:table-cell office:value-type="string" calcext:value-type="string">
            <text:p>debug-timing(3):18:02:55 GMT-0500 (EST)</text:p>
          </table:table-cell>
          <table:table-cell table:number-columns-repeated="6"/>
          <table:table-cell office:value-type="string" calcext:value-type="string">
            <text:p>debug-timing(3):18:06:34 GMT-0500 (EST)</text:p>
          </table:table-cell>
          <table:table-cell table:number-columns-repeated="6"/>
          <table:table-cell office:value-type="string" calcext:value-type="string">
            <text:p>debug-timing(3):18:12:33 GMT-0500 (EST)</text:p>
          </table:table-cell>
          <table:table-cell table:number-columns-repeated="6"/>
          <table:table-cell office:value-type="string" calcext:value-type="string">
            <text:p>debug-timing(3):18:14:41 GMT-0500 (EST)</text:p>
          </table:table-cell>
          <table:table-cell table:number-columns-repeated="6"/>
          <table:table-cell office:value-type="string" calcext:value-type="string">
            <text:p>debug-timing(3):18:26:16 GMT-0500 (EST)</text:p>
          </table:table-cell>
          <table:table-cell table:number-columns-repeated="6"/>
          <table:table-cell office:value-type="string" calcext:value-type="string">
            <text:p>debug-timing(3):21:43:28 GMT-0500 (EST)</text:p>
          </table:table-cell>
          <table:table-cell table:number-columns-repeated="6"/>
          <table:table-cell office:value-type="string" calcext:value-type="string">
            <text:p>debug-timing(3):17:09:07 GMT-0500 (EST)</text:p>
          </table:table-cell>
          <table:table-cell table:number-columns-repeated="6"/>
          <table:table-cell office:value-type="string" calcext:value-type="string">
            <text:p>debug-timing(3):17:12:15 GMT-0500 (EST)</text:p>
          </table:table-cell>
          <table:table-cell table:number-columns-repeated="6"/>
          <table:table-cell office:value-type="string" calcext:value-type="string">
            <text:p>debug-timing(3):17:15:13 GMT-0500 (EST)</text:p>
          </table:table-cell>
          <table:table-cell table:number-columns-repeated="6"/>
          <table:table-cell office:value-type="string" calcext:value-type="string">
            <text:p>debug-timing(3):17:19:37 GMT-0500 (EST)</text:p>
          </table:table-cell>
          <table:table-cell table:number-columns-repeated="6"/>
          <table:table-cell office:value-type="string" calcext:value-type="string">
            <text:p>debug-timing(3):18:05:0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6" calcext:value-type="float">
            <text:p>40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21.6" calcext:value-type="float">
            <text:p>21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48.3" calcext:value-type="float">
            <text:p>48.3</text:p>
          </table:table-cell>
          <table:table-cell office:value-type="float" office:value="31.53" calcext:value-type="float">
            <text:p>31.5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7.73" calcext:value-type="float">
            <text:p>7.7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7.34" calcext:value-type="float">
            <text:p>7.3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.85" calcext:value-type="float">
            <text:p>6.8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78" calcext:value-type="float">
            <text:p>4.7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8.87" calcext:value-type="float">
            <text:p>8.8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8" calcext:value-type="float">
            <text:p>6.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5.28" calcext:value-type="float">
            <text:p>5.2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float" office:value="7.33" calcext:value-type="float">
            <text:p>7.3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5.49" calcext:value-type="float">
            <text:p>5.4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72" calcext:value-type="float">
            <text:p>6.7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5.14" calcext:value-type="float">
            <text:p>5.1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6.87" calcext:value-type="float">
            <text:p>6.8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.2" calcext:value-type="float">
            <text:p>5.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75" calcext:value-type="float">
            <text:p>5.7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0.06" calcext:value-type="float">
            <text:p>0.0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7.2" calcext:value-type="float">
            <text:p>7.2</text:p>
          </table:table-cell>
          <table:table-cell office:value-type="float" office:value="2.5" calcext:value-type="float">
            <text:p>2.5</text:p>
          </table:table-cell>
          <table:table-cell office:value-type="float" office:value="2.66" calcext:value-type="float">
            <text:p>2.6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1.94" calcext:value-type="float">
            <text:p>1.9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3" calcext:value-type="float">
            <text:p>7.3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26" calcext:value-type="float">
            <text:p>2.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1.66" calcext:value-type="float">
            <text:p>1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3.05" calcext:value-type="float">
            <text:p>3.0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17" calcext:value-type="float">
            <text:p>2.1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1.64" calcext:value-type="float">
            <text:p>1.6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2.3" calcext:value-type="float">
            <text:p>2.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.71" calcext:value-type="float">
            <text:p>1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2.48" calcext:value-type="float">
            <text:p>2.4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.79" calcext:value-type="float">
            <text:p>1.79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67" calcext:value-type="float">
            <text:p>2.6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1.73" calcext:value-type="float">
            <text:p>1.73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1.71" calcext:value-type="float">
            <text:p>1.7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34.9" calcext:value-type="float">
            <text:p>34.9</text:p>
          </table:table-cell>
          <table:table-cell office:value-type="float" office:value="21.27" calcext:value-type="float">
            <text:p>21.2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1" calcext:value-type="float">
            <text:p>2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44" calcext:value-type="float">
            <text:p>1.4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27" calcext:value-type="float">
            <text:p>1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9" calcext:value-type="float">
            <text:p>0.49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6.29" calcext:value-type="float">
            <text:p>6.29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29" calcext:value-type="float">
            <text:p>1.2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1.94" calcext:value-type="float">
            <text:p>1.9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3.17" calcext:value-type="float">
            <text:p>3.1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2.06" calcext:value-type="float">
            <text:p>2.06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2.08" calcext:value-type="float">
            <text:p>2.0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45" calcext:value-type="float">
            <text:p>1.4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1.76" calcext:value-type="float">
            <text:p>1.76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2.38" calcext:value-type="float">
            <text:p>2.3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4):17:47:56 GMT-0500 (EST)</text:p>
          </table:table-cell>
          <table:table-cell table:number-columns-repeated="6"/>
          <table:table-cell office:value-type="string" calcext:value-type="string">
            <text:p>debug-timing(4):17:50:35 GMT-0500 (EST)</text:p>
          </table:table-cell>
          <table:table-cell table:number-columns-repeated="6"/>
          <table:table-cell office:value-type="string" calcext:value-type="string">
            <text:p>debug-timing(4):17:55:30 GMT-0500 (EST)</text:p>
          </table:table-cell>
          <table:table-cell table:number-columns-repeated="6"/>
          <table:table-cell office:value-type="string" calcext:value-type="string">
            <text:p>debug-timing(4):17:59:38 GMT-0500 (EST)</text:p>
          </table:table-cell>
          <table:table-cell table:number-columns-repeated="6"/>
          <table:table-cell office:value-type="string" calcext:value-type="string">
            <text:p>debug-timing(4):18:03:00 GMT-0500 (EST)</text:p>
          </table:table-cell>
          <table:table-cell table:number-columns-repeated="6"/>
          <table:table-cell office:value-type="string" calcext:value-type="string">
            <text:p>debug-timing(4):18:06:40 GMT-0500 (EST)</text:p>
          </table:table-cell>
          <table:table-cell table:number-columns-repeated="6"/>
          <table:table-cell office:value-type="string" calcext:value-type="string">
            <text:p>debug-timing(4):18:12:38 GMT-0500 (EST)</text:p>
          </table:table-cell>
          <table:table-cell table:number-columns-repeated="6"/>
          <table:table-cell office:value-type="string" calcext:value-type="string">
            <text:p>debug-timing(4):18:14:46 GMT-0500 (EST)</text:p>
          </table:table-cell>
          <table:table-cell table:number-columns-repeated="6"/>
          <table:table-cell office:value-type="string" calcext:value-type="string">
            <text:p>debug-timing(4):18:26:21 GMT-0500 (EST)</text:p>
          </table:table-cell>
          <table:table-cell table:number-columns-repeated="6"/>
          <table:table-cell office:value-type="string" calcext:value-type="string">
            <text:p>debug-timing(4):21:43:33 GMT-0500 (EST)</text:p>
          </table:table-cell>
          <table:table-cell table:number-columns-repeated="6"/>
          <table:table-cell office:value-type="string" calcext:value-type="string">
            <text:p>debug-timing(4):17:09:12 GMT-0500 (EST)</text:p>
          </table:table-cell>
          <table:table-cell table:number-columns-repeated="6"/>
          <table:table-cell office:value-type="string" calcext:value-type="string">
            <text:p>debug-timing(4):17:12:20 GMT-0500 (EST)</text:p>
          </table:table-cell>
          <table:table-cell table:number-columns-repeated="6"/>
          <table:table-cell office:value-type="string" calcext:value-type="string">
            <text:p>debug-timing(4):17:15:18 GMT-0500 (EST)</text:p>
          </table:table-cell>
          <table:table-cell table:number-columns-repeated="6"/>
          <table:table-cell office:value-type="string" calcext:value-type="string">
            <text:p>debug-timing(4):17:19:42 GMT-0500 (EST)</text:p>
          </table:table-cell>
          <table:table-cell table:number-columns-repeated="6"/>
          <table:table-cell office:value-type="string" calcext:value-type="string">
            <text:p>debug-timing(4):18:05:0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12.9" calcext:value-type="float">
            <text:p>12.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12.6" calcext:value-type="float">
            <text:p>12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4" calcext:value-type="float">
            <text:p>39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8" calcext:value-type="float">
            <text:p>41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5.1" calcext:value-type="float">
            <text:p>5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80.1" calcext:value-type="float">
            <text:p>80.1</text:p>
          </table:table-cell>
          <table:table-cell office:value-type="float" office:value="55.32" calcext:value-type="float">
            <text:p>55.3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8.06" calcext:value-type="float">
            <text:p>8.0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7.39" calcext:value-type="float">
            <text:p>7.3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74" calcext:value-type="float">
            <text:p>6.7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62" calcext:value-type="float">
            <text:p>4.6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9.7" calcext:value-type="float">
            <text:p>19.7</text:p>
          </table:table-cell>
          <table:table-cell office:value-type="float" office:value="11.79" calcext:value-type="float">
            <text:p>11.7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6.59" calcext:value-type="float">
            <text:p>6.5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5.27" calcext:value-type="float">
            <text:p>5.2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81" calcext:value-type="float">
            <text:p>6.81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5.27" calcext:value-type="float">
            <text:p>5.2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15" calcext:value-type="float">
            <text:p>6.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4.96" calcext:value-type="float">
            <text:p>4.96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6.47" calcext:value-type="float">
            <text:p>6.4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5.01" calcext:value-type="float">
            <text:p>5.0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83" calcext:value-type="float">
            <text:p>5.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.27" calcext:value-type="float">
            <text:p>0.2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.12" calcext:value-type="float">
            <text:p>0.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5.4" calcext:value-type="float">
            <text:p>5.4</text:p>
          </table:table-cell>
          <table:table-cell office:value-type="float" office:value="2.74" calcext:value-type="float">
            <text:p>2.7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2.42" calcext:value-type="float">
            <text:p>2.4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2.35" calcext:value-type="float">
            <text:p>2.3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52" calcext:value-type="float">
            <text:p>1.5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.11" calcext:value-type="float">
            <text:p>4.1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2.08" calcext:value-type="float">
            <text:p>2.0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.84" calcext:value-type="float">
            <text:p>1.8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1.95" calcext:value-type="float">
            <text:p>1.95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04" calcext:value-type="float">
            <text:p>2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.88" calcext:value-type="float">
            <text:p>1.88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2.35" calcext:value-type="float">
            <text:p>2.3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8" calcext:value-type="float">
            <text:p>1.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65.1" calcext:value-type="float">
            <text:p>65.1</text:p>
          </table:table-cell>
          <table:table-cell office:value-type="float" office:value="42.72" calcext:value-type="float">
            <text:p>42.7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1.99" calcext:value-type="float">
            <text:p>1.9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36" calcext:value-type="float">
            <text:p>1.3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3" calcext:value-type="float">
            <text:p>1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14" calcext:value-type="float">
            <text:p>1.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3" calcext:value-type="float">
            <text:p>0.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1.1" calcext:value-type="float">
            <text:p>11.1</text:p>
          </table:table-cell>
          <table:table-cell office:value-type="float" office:value="10.7" calcext:value-type="float">
            <text:p>10.7</text:p>
          </table:table-cell>
          <table:table-cell office:value-type="float" office:value="7.82" calcext:value-type="float">
            <text:p>7.8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1.25" calcext:value-type="float">
            <text:p>1.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7" calcext:value-type="float">
            <text:p>1.8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3" calcext:value-type="float">
            <text:p>5.3</text:p>
          </table:table-cell>
          <table:table-cell office:value-type="float" office:value="3.4" calcext:value-type="float">
            <text:p>3.4</text:p>
          </table:table-cell>
          <table:table-cell office:value-type="float" office:value="4.23" calcext:value-type="float">
            <text:p>4.2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1.91" calcext:value-type="float">
            <text:p>1.9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.44" calcext:value-type="float">
            <text:p>1.44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1.94" calcext:value-type="float">
            <text:p>1.9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1.53" calcext:value-type="float">
            <text:p>1.53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2.45" calcext:value-type="float">
            <text:p>2.4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5):17:48:01 GMT-0500 (EST)</text:p>
          </table:table-cell>
          <table:table-cell table:number-columns-repeated="6"/>
          <table:table-cell office:value-type="string" calcext:value-type="string">
            <text:p>debug-timing(5):17:50:40 GMT-0500 (EST)</text:p>
          </table:table-cell>
          <table:table-cell table:number-columns-repeated="6"/>
          <table:table-cell office:value-type="string" calcext:value-type="string">
            <text:p>debug-timing(5):17:55:35 GMT-0500 (EST)</text:p>
          </table:table-cell>
          <table:table-cell table:number-columns-repeated="6"/>
          <table:table-cell office:value-type="string" calcext:value-type="string">
            <text:p>debug-timing(5):17:59:43 GMT-0500 (EST)</text:p>
          </table:table-cell>
          <table:table-cell table:number-columns-repeated="6"/>
          <table:table-cell office:value-type="string" calcext:value-type="string">
            <text:p>debug-timing(5):18:03:05 GMT-0500 (EST)</text:p>
          </table:table-cell>
          <table:table-cell table:number-columns-repeated="6"/>
          <table:table-cell office:value-type="string" calcext:value-type="string">
            <text:p>debug-timing(5):18:06:45 GMT-0500 (EST)</text:p>
          </table:table-cell>
          <table:table-cell table:number-columns-repeated="6"/>
          <table:table-cell office:value-type="string" calcext:value-type="string">
            <text:p>debug-timing(5):18:12:43 GMT-0500 (EST)</text:p>
          </table:table-cell>
          <table:table-cell table:number-columns-repeated="6"/>
          <table:table-cell office:value-type="string" calcext:value-type="string">
            <text:p>debug-timing(5):18:14:51 GMT-0500 (EST)</text:p>
          </table:table-cell>
          <table:table-cell table:number-columns-repeated="6"/>
          <table:table-cell office:value-type="string" calcext:value-type="string">
            <text:p>debug-timing(5):18:26:26 GMT-0500 (EST)</text:p>
          </table:table-cell>
          <table:table-cell table:number-columns-repeated="6"/>
          <table:table-cell office:value-type="string" calcext:value-type="string">
            <text:p>debug-timing(5):21:43:38 GMT-0500 (EST)</text:p>
          </table:table-cell>
          <table:table-cell table:number-columns-repeated="6"/>
          <table:table-cell office:value-type="string" calcext:value-type="string">
            <text:p>debug-timing(5):17:09:17 GMT-0500 (EST)</text:p>
          </table:table-cell>
          <table:table-cell table:number-columns-repeated="6"/>
          <table:table-cell office:value-type="string" calcext:value-type="string">
            <text:p>debug-timing(5):17:12:25 GMT-0500 (EST)</text:p>
          </table:table-cell>
          <table:table-cell table:number-columns-repeated="6"/>
          <table:table-cell office:value-type="string" calcext:value-type="string">
            <text:p>debug-timing(5):17:15:23 GMT-0500 (EST)</text:p>
          </table:table-cell>
          <table:table-cell table:number-columns-repeated="6"/>
          <table:table-cell office:value-type="string" calcext:value-type="string">
            <text:p>debug-timing(5):17:19:47 GMT-0500 (EST)</text:p>
          </table:table-cell>
          <table:table-cell table:number-columns-repeated="6"/>
          <table:table-cell office:value-type="string" calcext:value-type="string">
            <text:p>debug-timing(5):18:05:1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4" calcext:value-type="float">
            <text:p>40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9.4" calcext:value-type="float">
            <text:p>9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.1" calcext:value-type="float">
            <text:p>59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96.78" calcext:value-type="float">
            <text:p>96.7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7.23" calcext:value-type="float">
            <text:p>7.2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6.64" calcext:value-type="float">
            <text:p>6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6.48" calcext:value-type="float">
            <text:p>6.4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9.9" calcext:value-type="float">
            <text:p>19.9</text:p>
          </table:table-cell>
          <table:table-cell office:value-type="float" office:value="12.33" calcext:value-type="float">
            <text:p>12.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35" calcext:value-type="float">
            <text:p>6.3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22" calcext:value-type="float">
            <text:p>5.2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6.38" calcext:value-type="float">
            <text:p>6.3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5.05" calcext:value-type="float">
            <text:p>5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5.99" calcext:value-type="float">
            <text:p>5.9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4.87" calcext:value-type="float">
            <text:p>4.8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16" calcext:value-type="float">
            <text:p>6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78" calcext:value-type="float">
            <text:p>4.7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5.8" calcext:value-type="float">
            <text:p>5.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3.4" calcext:value-type="float">
            <text:p>3.4</text:p>
          </table:table-cell>
          <table:table-cell office:value-type="float" office:value="3.32" calcext:value-type="float">
            <text:p>3.3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99" calcext:value-type="float">
            <text:p>1.9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91" calcext:value-type="float">
            <text:p>1.9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2.1" calcext:value-type="float">
            <text:p>2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96" calcext:value-type="float">
            <text:p>1.9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1.78" calcext:value-type="float">
            <text:p>1.7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2.15" calcext:value-type="float">
            <text:p>2.1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1.84" calcext:value-type="float">
            <text:p>1.8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2.11" calcext:value-type="float">
            <text:p>2.1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74" calcext:value-type="float">
            <text:p>1.7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1.68" calcext:value-type="float">
            <text:p>1.6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83.82" calcext:value-type="float">
            <text:p>83.8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33" calcext:value-type="float">
            <text:p>2.3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1.91" calcext:value-type="float">
            <text:p>1.9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2.04" calcext:value-type="float">
            <text:p>2.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3" calcext:value-type="float">
            <text:p>1.4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1.97" calcext:value-type="float">
            <text:p>1.9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23" calcext:value-type="float">
            <text:p>1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.22" calcext:value-type="float">
            <text:p>1.2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.78" calcext:value-type="float">
            <text:p>7.7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18" calcext:value-type="float">
            <text:p>1.1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87" calcext:value-type="float">
            <text:p>1.8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47" calcext:value-type="float">
            <text:p>4.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.93" calcext:value-type="float">
            <text:p>1.9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27" calcext:value-type="float">
            <text:p>1.2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56" calcext:value-type="float">
            <text:p>1.5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45" calcext:value-type="float">
            <text:p>1.4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2.48" calcext:value-type="float">
            <text:p>2.4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6):17:48:06 GMT-0500 (EST)</text:p>
          </table:table-cell>
          <table:table-cell table:number-columns-repeated="6"/>
          <table:table-cell office:value-type="string" calcext:value-type="string">
            <text:p>debug-timing(6):17:50:45 GMT-0500 (EST)</text:p>
          </table:table-cell>
          <table:table-cell table:number-columns-repeated="6"/>
          <table:table-cell office:value-type="string" calcext:value-type="string">
            <text:p>debug-timing(6):17:55:40 GMT-0500 (EST)</text:p>
          </table:table-cell>
          <table:table-cell table:number-columns-repeated="6"/>
          <table:table-cell office:value-type="string" calcext:value-type="string">
            <text:p>debug-timing(6):17:59:48 GMT-0500 (EST)</text:p>
          </table:table-cell>
          <table:table-cell table:number-columns-repeated="6"/>
          <table:table-cell office:value-type="string" calcext:value-type="string">
            <text:p>debug-timing(6):18:03:10 GMT-0500 (EST)</text:p>
          </table:table-cell>
          <table:table-cell table:number-columns-repeated="6"/>
          <table:table-cell office:value-type="string" calcext:value-type="string">
            <text:p>debug-timing(6):18:06:50 GMT-0500 (EST)</text:p>
          </table:table-cell>
          <table:table-cell table:number-columns-repeated="6"/>
          <table:table-cell office:value-type="string" calcext:value-type="string">
            <text:p>debug-timing(6):18:12:48 GMT-0500 (EST)</text:p>
          </table:table-cell>
          <table:table-cell table:number-columns-repeated="6"/>
          <table:table-cell office:value-type="string" calcext:value-type="string">
            <text:p>debug-timing(6):18:14:56 GMT-0500 (EST)</text:p>
          </table:table-cell>
          <table:table-cell table:number-columns-repeated="6"/>
          <table:table-cell office:value-type="string" calcext:value-type="string">
            <text:p>debug-timing(6):18:26:31 GMT-0500 (EST)</text:p>
          </table:table-cell>
          <table:table-cell table:number-columns-repeated="6"/>
          <table:table-cell office:value-type="string" calcext:value-type="string">
            <text:p>debug-timing(6):21:43:43 GMT-0500 (EST)</text:p>
          </table:table-cell>
          <table:table-cell table:number-columns-repeated="6"/>
          <table:table-cell office:value-type="string" calcext:value-type="string">
            <text:p>debug-timing(6):17:09:22 GMT-0500 (EST)</text:p>
          </table:table-cell>
          <table:table-cell table:number-columns-repeated="6"/>
          <table:table-cell office:value-type="string" calcext:value-type="string">
            <text:p>debug-timing(6):17:12:30 GMT-0500 (EST)</text:p>
          </table:table-cell>
          <table:table-cell table:number-columns-repeated="6"/>
          <table:table-cell office:value-type="string" calcext:value-type="string">
            <text:p>debug-timing(6):17:15:28 GMT-0500 (EST)</text:p>
          </table:table-cell>
          <table:table-cell table:number-columns-repeated="6"/>
          <table:table-cell office:value-type="string" calcext:value-type="string">
            <text:p>debug-timing(6):17:19:52 GMT-0500 (EST)</text:p>
          </table:table-cell>
          <table:table-cell table:number-columns-repeated="6"/>
          <table:table-cell office:value-type="string" calcext:value-type="string">
            <text:p>debug-timing(6):18:05:1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7.6" calcext:value-type="float">
            <text:p>7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9.5" calcext:value-type="float">
            <text:p>9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.1" calcext:value-type="float">
            <text:p>57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2.4" calcext:value-type="float">
            <text:p>122.4</text:p>
          </table:table-cell>
          <table:table-cell office:value-type="float" office:value="114.81" calcext:value-type="float">
            <text:p>114.8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77" calcext:value-type="float">
            <text:p>6.7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6.42" calcext:value-type="float">
            <text:p>6.4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5.89" calcext:value-type="float">
            <text:p>5.8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47" calcext:value-type="float">
            <text:p>4.4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2.11" calcext:value-type="float">
            <text:p>12.1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6.25" calcext:value-type="float">
            <text:p>6.2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14" calcext:value-type="float">
            <text:p>5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6.19" calcext:value-type="float">
            <text:p>6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5.06" calcext:value-type="float">
            <text:p>5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5.81" calcext:value-type="float">
            <text:p>5.8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4.74" calcext:value-type="float">
            <text:p>4.7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92" calcext:value-type="float">
            <text:p>5.9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69" calcext:value-type="float">
            <text:p>4.69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5.7" calcext:value-type="float">
            <text:p>5.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3.44" calcext:value-type="float">
            <text:p>3.4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01" calcext:value-type="float">
            <text:p>2.01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.99" calcext:value-type="float">
            <text:p>1.9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.16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49" calcext:value-type="float">
            <text:p>1.4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4.19" calcext:value-type="float">
            <text:p>4.1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13" calcext:value-type="float">
            <text:p>2.1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.77" calcext:value-type="float">
            <text:p>1.7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2.22" calcext:value-type="float">
            <text:p>2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74" calcext:value-type="float">
            <text:p>1.7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2.18" calcext:value-type="float">
            <text:p>2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1.71" calcext:value-type="float">
            <text:p>1.7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08.5" calcext:value-type="float">
            <text:p>108.5</text:p>
          </table:table-cell>
          <table:table-cell office:value-type="float" office:value="98.4" calcext:value-type="float">
            <text:p>98.4</text:p>
          </table:table-cell>
          <table:table-cell office:value-type="float" office:value="101.08" calcext:value-type="float">
            <text:p>101.0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35" calcext:value-type="float">
            <text:p>2.3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2.12" calcext:value-type="float">
            <text:p>2.1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59" calcext:value-type="float">
            <text:p>1.5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49" calcext:value-type="float">
            <text:p>1.4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1.92" calcext:value-type="float">
            <text:p>1.9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.24" calcext:value-type="float">
            <text:p>1.2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.22" calcext:value-type="float">
            <text:p>1.2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3.8" calcext:value-type="float">
            <text:p>13.8</text:p>
          </table:table-cell>
          <table:table-cell office:value-type="float" office:value="11.8" calcext:value-type="float">
            <text:p>11.8</text:p>
          </table:table-cell>
          <table:table-cell office:value-type="float" office:value="8.37" calcext:value-type="float">
            <text:p>8.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0.97" calcext:value-type="float">
            <text:p>0.97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84" calcext:value-type="float">
            <text:p>1.8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33" calcext:value-type="float">
            <text:p>4.3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48" calcext:value-type="float">
            <text:p>1.4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87" calcext:value-type="float">
            <text:p>1.8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08" calcext:value-type="float">
            <text:p>1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9" calcext:value-type="float">
            <text:p>1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49" calcext:value-type="float">
            <text:p>1.4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1" calcext:value-type="float">
            <text:p>1.3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.43" calcext:value-type="float">
            <text:p>2.4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7):17:48:11 GMT-0500 (EST)</text:p>
          </table:table-cell>
          <table:table-cell table:number-columns-repeated="6"/>
          <table:table-cell office:value-type="string" calcext:value-type="string">
            <text:p>debug-timing(7):17:50:50 GMT-0500 (EST)</text:p>
          </table:table-cell>
          <table:table-cell table:number-columns-repeated="6"/>
          <table:table-cell office:value-type="string" calcext:value-type="string">
            <text:p>debug-timing(7):17:55:45 GMT-0500 (EST)</text:p>
          </table:table-cell>
          <table:table-cell table:number-columns-repeated="6"/>
          <table:table-cell office:value-type="string" calcext:value-type="string">
            <text:p>debug-timing(7):17:59:53 GMT-0500 (EST)</text:p>
          </table:table-cell>
          <table:table-cell table:number-columns-repeated="6"/>
          <table:table-cell office:value-type="string" calcext:value-type="string">
            <text:p>debug-timing(7):18:03:15 GMT-0500 (EST)</text:p>
          </table:table-cell>
          <table:table-cell table:number-columns-repeated="6"/>
          <table:table-cell office:value-type="string" calcext:value-type="string">
            <text:p>debug-timing(7):18:06:55 GMT-0500 (EST)</text:p>
          </table:table-cell>
          <table:table-cell table:number-columns-repeated="6"/>
          <table:table-cell office:value-type="string" calcext:value-type="string">
            <text:p>debug-timing(7):18:12:53 GMT-0500 (EST)</text:p>
          </table:table-cell>
          <table:table-cell table:number-columns-repeated="6"/>
          <table:table-cell office:value-type="string" calcext:value-type="string">
            <text:p>debug-timing(7):18:15:01 GMT-0500 (EST)</text:p>
          </table:table-cell>
          <table:table-cell table:number-columns-repeated="6"/>
          <table:table-cell office:value-type="string" calcext:value-type="string">
            <text:p>debug-timing(7):18:26:36 GMT-0500 (EST)</text:p>
          </table:table-cell>
          <table:table-cell table:number-columns-repeated="6"/>
          <table:table-cell office:value-type="string" calcext:value-type="string">
            <text:p>debug-timing(7):21:43:48 GMT-0500 (EST)</text:p>
          </table:table-cell>
          <table:table-cell table:number-columns-repeated="6"/>
          <table:table-cell office:value-type="string" calcext:value-type="string">
            <text:p>debug-timing(7):17:09:27 GMT-0500 (EST)</text:p>
          </table:table-cell>
          <table:table-cell table:number-columns-repeated="6"/>
          <table:table-cell office:value-type="string" calcext:value-type="string">
            <text:p>debug-timing(7):17:12:35 GMT-0500 (EST)</text:p>
          </table:table-cell>
          <table:table-cell table:number-columns-repeated="6"/>
          <table:table-cell office:value-type="string" calcext:value-type="string">
            <text:p>debug-timing(7):17:15:33 GMT-0500 (EST)</text:p>
          </table:table-cell>
          <table:table-cell table:number-columns-repeated="6"/>
          <table:table-cell office:value-type="string" calcext:value-type="string">
            <text:p>debug-timing(7):17:19:57 GMT-0500 (EST)</text:p>
          </table:table-cell>
          <table:table-cell table:number-columns-repeated="6"/>
          <table:table-cell office:value-type="string" calcext:value-type="string">
            <text:p>debug-timing(7):18:05:2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3" calcext:value-type="float">
            <text:p>3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8" calcext:value-type="float">
            <text:p>36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7.5" calcext:value-type="float">
            <text:p>127.5</text:p>
          </table:table-cell>
          <table:table-cell office:value-type="float" office:value="120.33" calcext:value-type="float">
            <text:p>120.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57" calcext:value-type="float">
            <text:p>6.5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6.22" calcext:value-type="float">
            <text:p>6.2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84" calcext:value-type="float">
            <text:p>5.8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4.51" calcext:value-type="float">
            <text:p>4.5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2.17" calcext:value-type="float">
            <text:p>12.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6.35" calcext:value-type="float">
            <text:p>6.3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97" calcext:value-type="float">
            <text:p>4.9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6.08" calcext:value-type="float">
            <text:p>6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4.98" calcext:value-type="float">
            <text:p>4.9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5.8" calcext:value-type="float">
            <text:p>5.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4.74" calcext:value-type="float">
            <text:p>4.7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74" calcext:value-type="float">
            <text:p>5.7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58" calcext:value-type="float">
            <text:p>4.5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5.48" calcext:value-type="float">
            <text:p>5.4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6.7" calcext:value-type="float">
            <text:p>6.7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2.03" calcext:value-type="float">
            <text:p>2.0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09" calcext:value-type="float">
            <text:p>2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1.45" calcext:value-type="float">
            <text:p>1.4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34" calcext:value-type="float">
            <text:p>4.3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2.15" calcext:value-type="float">
            <text:p>2.1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64" calcext:value-type="float">
            <text:p>1.6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04" calcext:value-type="float">
            <text:p>2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2.21" calcext:value-type="float">
            <text:p>2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1.81" calcext:value-type="float">
            <text:p>1.8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2" calcext:value-type="float">
            <text:p>6.2</text:p>
          </table:table-cell>
          <table:table-cell office:value-type="float" office:value="5.7" calcext:value-type="float">
            <text:p>5.7</text:p>
          </table:table-cell>
          <table:table-cell office:value-type="float" office:value="2.17" calcext:value-type="float">
            <text:p>2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73" calcext:value-type="float">
            <text:p>1.7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1.68" calcext:value-type="float">
            <text:p>1.6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13" calcext:value-type="float">
            <text:p>113</text:p>
          </table:table-cell>
          <table:table-cell office:value-type="float" office:value="109.8" calcext:value-type="float">
            <text:p>109.8</text:p>
          </table:table-cell>
          <table:table-cell office:value-type="float" office:value="107.03" calcext:value-type="float">
            <text:p>107.0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06" calcext:value-type="float">
            <text:p>2.0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59" calcext:value-type="float">
            <text:p>1.5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26" calcext:value-type="float">
            <text:p>2.2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8.16" calcext:value-type="float">
            <text:p>8.1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12" calcext:value-type="float">
            <text:p>1.1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93" calcext:value-type="float">
            <text:p>0.9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0.91" calcext:value-type="float">
            <text:p>0.9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17" calcext:value-type="float">
            <text:p>4.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42" calcext:value-type="float">
            <text:p>1.4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62" calcext:value-type="float">
            <text:p>1.6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1.27" calcext:value-type="float">
            <text:p>1.2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52" calcext:value-type="float">
            <text:p>1.5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37" calcext:value-type="float">
            <text:p>1.3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2.25" calcext:value-type="float">
            <text:p>2.2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8):17:48:16 GMT-0500 (EST)</text:p>
          </table:table-cell>
          <table:table-cell table:number-columns-repeated="6"/>
          <table:table-cell office:value-type="string" calcext:value-type="string">
            <text:p>debug-timing(8):17:50:55 GMT-0500 (EST)</text:p>
          </table:table-cell>
          <table:table-cell table:number-columns-repeated="6"/>
          <table:table-cell office:value-type="string" calcext:value-type="string">
            <text:p>debug-timing(8):17:55:50 GMT-0500 (EST)</text:p>
          </table:table-cell>
          <table:table-cell table:number-columns-repeated="6"/>
          <table:table-cell office:value-type="string" calcext:value-type="string">
            <text:p>debug-timing(8):17:59:58 GMT-0500 (EST)</text:p>
          </table:table-cell>
          <table:table-cell table:number-columns-repeated="6"/>
          <table:table-cell office:value-type="string" calcext:value-type="string">
            <text:p>debug-timing(8):18:03:20 GMT-0500 (EST)</text:p>
          </table:table-cell>
          <table:table-cell table:number-columns-repeated="6"/>
          <table:table-cell office:value-type="string" calcext:value-type="string">
            <text:p>debug-timing(8):18:07:00 GMT-0500 (EST)</text:p>
          </table:table-cell>
          <table:table-cell table:number-columns-repeated="6"/>
          <table:table-cell office:value-type="string" calcext:value-type="string">
            <text:p>debug-timing(8):18:12:58 GMT-0500 (EST)</text:p>
          </table:table-cell>
          <table:table-cell table:number-columns-repeated="6"/>
          <table:table-cell office:value-type="string" calcext:value-type="string">
            <text:p>debug-timing(8):18:15:06 GMT-0500 (EST)</text:p>
          </table:table-cell>
          <table:table-cell table:number-columns-repeated="6"/>
          <table:table-cell office:value-type="string" calcext:value-type="string">
            <text:p>debug-timing(8):18:26:41 GMT-0500 (EST)</text:p>
          </table:table-cell>
          <table:table-cell table:number-columns-repeated="6"/>
          <table:table-cell office:value-type="string" calcext:value-type="string">
            <text:p>debug-timing(8):21:43:53 GMT-0500 (EST)</text:p>
          </table:table-cell>
          <table:table-cell table:number-columns-repeated="6"/>
          <table:table-cell office:value-type="string" calcext:value-type="string">
            <text:p>debug-timing(8):17:09:32 GMT-0500 (EST)</text:p>
          </table:table-cell>
          <table:table-cell table:number-columns-repeated="6"/>
          <table:table-cell office:value-type="string" calcext:value-type="string">
            <text:p>debug-timing(8):17:12:40 GMT-0500 (EST)</text:p>
          </table:table-cell>
          <table:table-cell table:number-columns-repeated="6"/>
          <table:table-cell office:value-type="string" calcext:value-type="string">
            <text:p>debug-timing(8):17:15:38 GMT-0500 (EST)</text:p>
          </table:table-cell>
          <table:table-cell table:number-columns-repeated="6"/>
          <table:table-cell office:value-type="string" calcext:value-type="string">
            <text:p>debug-timing(8):17:20:02 GMT-0500 (EST)</text:p>
          </table:table-cell>
          <table:table-cell table:number-columns-repeated="6"/>
          <table:table-cell office:value-type="string" calcext:value-type="string">
            <text:p>debug-timing(8):18:05:2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8.1" calcext:value-type="float">
            <text:p>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27.5" calcext:value-type="float">
            <text:p>27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5.1" calcext:value-type="float">
            <text:p>5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2.6" calcext:value-type="float">
            <text:p>122.6</text:p>
          </table:table-cell>
          <table:table-cell office:value-type="float" office:value="111.56" calcext:value-type="float">
            <text:p>111.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73" calcext:value-type="float">
            <text:p>6.7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37" calcext:value-type="float">
            <text:p>6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76" calcext:value-type="float">
            <text:p>5.7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78" calcext:value-type="float">
            <text:p>4.7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.86" calcext:value-type="float">
            <text:p>8.8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46" calcext:value-type="float">
            <text:p>6.4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91" calcext:value-type="float">
            <text:p>4.9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09" calcext:value-type="float">
            <text:p>6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4.98" calcext:value-type="float">
            <text:p>4.9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5.76" calcext:value-type="float">
            <text:p>5.7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85" calcext:value-type="float">
            <text:p>4.8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5.74" calcext:value-type="float">
            <text:p>5.7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57" calcext:value-type="float">
            <text:p>4.5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5.08" calcext:value-type="float">
            <text:p>5.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3.31" calcext:value-type="float">
            <text:p>3.3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1" calcext:value-type="float">
            <text:p>2.1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2.14" calcext:value-type="float">
            <text:p>2.1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2.18" calcext:value-type="float">
            <text:p>2.1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81" calcext:value-type="float">
            <text:p>1.8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3.28" calcext:value-type="float">
            <text:p>3.28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2.19" calcext:value-type="float">
            <text:p>2.1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56" calcext:value-type="float">
            <text:p>1.5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2.03" calcext:value-type="float">
            <text:p>2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92" calcext:value-type="float">
            <text:p>1.9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2.22" calcext:value-type="float">
            <text:p>2.2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1.9" calcext:value-type="float">
            <text:p>1.9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2" calcext:value-type="float">
            <text:p>2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1.78" calcext:value-type="float">
            <text:p>1.7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1.73" calcext:value-type="float">
            <text:p>1.7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08.2" calcext:value-type="float">
            <text:p>108.2</text:p>
          </table:table-cell>
          <table:table-cell office:value-type="float" office:value="100.8" calcext:value-type="float">
            <text:p>100.8</text:p>
          </table:table-cell>
          <table:table-cell office:value-type="float" office:value="98.64" calcext:value-type="float">
            <text:p>98.6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17" calcext:value-type="float">
            <text:p>2.1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.91" calcext:value-type="float">
            <text:p>1.9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8" calcext:value-type="float">
            <text:p>1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71" calcext:value-type="float">
            <text:p>7.7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1.04" calcext:value-type="float">
            <text:p>1.0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0.88" calcext:value-type="float">
            <text:p>0.8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56" calcext:value-type="float">
            <text:p>2.5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42" calcext:value-type="float">
            <text:p>1.4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88" calcext:value-type="float">
            <text:p>1.8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54" calcext:value-type="float">
            <text:p>1.5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37" calcext:value-type="float">
            <text:p>1.3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1.83" calcext:value-type="float">
            <text:p>1.8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9):17:48:21 GMT-0500 (EST)</text:p>
          </table:table-cell>
          <table:table-cell table:number-columns-repeated="6"/>
          <table:table-cell office:value-type="string" calcext:value-type="string">
            <text:p>debug-timing(9):17:51:00 GMT-0500 (EST)</text:p>
          </table:table-cell>
          <table:table-cell table:number-columns-repeated="6"/>
          <table:table-cell office:value-type="string" calcext:value-type="string">
            <text:p>debug-timing(9):17:55:55 GMT-0500 (EST)</text:p>
          </table:table-cell>
          <table:table-cell table:number-columns-repeated="6"/>
          <table:table-cell office:value-type="string" calcext:value-type="string">
            <text:p>debug-timing(9):18:00:03 GMT-0500 (EST)</text:p>
          </table:table-cell>
          <table:table-cell table:number-columns-repeated="6"/>
          <table:table-cell office:value-type="string" calcext:value-type="string">
            <text:p>debug-timing(9):18:03:25 GMT-0500 (EST)</text:p>
          </table:table-cell>
          <table:table-cell table:number-columns-repeated="6"/>
          <table:table-cell office:value-type="string" calcext:value-type="string">
            <text:p>debug-timing(9):18:07:05 GMT-0500 (EST)</text:p>
          </table:table-cell>
          <table:table-cell table:number-columns-repeated="6"/>
          <table:table-cell office:value-type="string" calcext:value-type="string">
            <text:p>debug-timing(9):18:13:03 GMT-0500 (EST)</text:p>
          </table:table-cell>
          <table:table-cell table:number-columns-repeated="6"/>
          <table:table-cell office:value-type="string" calcext:value-type="string">
            <text:p>debug-timing(9):18:15:11 GMT-0500 (EST)</text:p>
          </table:table-cell>
          <table:table-cell table:number-columns-repeated="6"/>
          <table:table-cell office:value-type="string" calcext:value-type="string">
            <text:p>debug-timing(9):18:26:46 GMT-0500 (EST)</text:p>
          </table:table-cell>
          <table:table-cell table:number-columns-repeated="6"/>
          <table:table-cell office:value-type="string" calcext:value-type="string">
            <text:p>debug-timing(9):21:43:58 GMT-0500 (EST)</text:p>
          </table:table-cell>
          <table:table-cell table:number-columns-repeated="6"/>
          <table:table-cell office:value-type="string" calcext:value-type="string">
            <text:p>debug-timing(9):17:09:37 GMT-0500 (EST)</text:p>
          </table:table-cell>
          <table:table-cell table:number-columns-repeated="6"/>
          <table:table-cell office:value-type="string" calcext:value-type="string">
            <text:p>debug-timing(9):17:12:45 GMT-0500 (EST)</text:p>
          </table:table-cell>
          <table:table-cell table:number-columns-repeated="6"/>
          <table:table-cell office:value-type="string" calcext:value-type="string">
            <text:p>debug-timing(9):17:15:43 GMT-0500 (EST)</text:p>
          </table:table-cell>
          <table:table-cell table:number-columns-repeated="6"/>
          <table:table-cell office:value-type="string" calcext:value-type="string">
            <text:p>debug-timing(9):17:20:07 GMT-0500 (EST)</text:p>
          </table:table-cell>
          <table:table-cell table:number-columns-repeated="6"/>
          <table:table-cell office:value-type="string" calcext:value-type="string">
            <text:p>debug-timing(9):18:05:3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10.5" calcext:value-type="float">
            <text:p>10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89.84" calcext:value-type="float">
            <text:p>89.8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6.89" calcext:value-type="float">
            <text:p>6.8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6.33" calcext:value-type="float">
            <text:p>6.3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76" calcext:value-type="float">
            <text:p>5.7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73" calcext:value-type="float">
            <text:p>4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6.46" calcext:value-type="float">
            <text:p>6.4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6.08" calcext:value-type="float">
            <text:p>6.0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5.01" calcext:value-type="float">
            <text:p>5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6.11" calcext:value-type="float">
            <text:p>6.1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4.99" calcext:value-type="float">
            <text:p>4.9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5.66" calcext:value-type="float">
            <text:p>5.6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73" calcext:value-type="float">
            <text:p>4.7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5.7" calcext:value-type="float">
            <text:p>5.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4.47" calcext:value-type="float">
            <text:p>4.47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5.06" calcext:value-type="float">
            <text:p>5.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2" calcext:value-type="float">
            <text:p>0.2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8" calcext:value-type="float">
            <text:p>8.8</text:p>
          </table:table-cell>
          <table:table-cell office:value-type="float" office:value="3.3" calcext:value-type="float">
            <text:p>3.3</text:p>
          </table:table-cell>
          <table:table-cell office:value-type="float" office:value="3.62" calcext:value-type="float">
            <text:p>3.6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2.14" calcext:value-type="float">
            <text:p>2.1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11" calcext:value-type="float">
            <text:p>2.1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2.21" calcext:value-type="float">
            <text:p>2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1.74" calcext:value-type="float">
            <text:p>1.7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23" calcext:value-type="float">
            <text:p>2.2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12" calcext:value-type="float">
            <text:p>2.1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2" calcext:value-type="float">
            <text:p>1.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2.06" calcext:value-type="float">
            <text:p>2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5" calcext:value-type="float">
            <text:p>1.9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.85" calcext:value-type="float">
            <text:p>1.8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2.2" calcext:value-type="float">
            <text:p>2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73" calcext:value-type="float">
            <text:p>1.7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1.73" calcext:value-type="float">
            <text:p>1.7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91.3" calcext:value-type="float">
            <text:p>91.3</text:p>
          </table:table-cell>
          <table:table-cell office:value-type="float" office:value="91" calcext:value-type="float">
            <text:p>91</text:p>
          </table:table-cell>
          <table:table-cell office:value-type="float" office:value="77.33" calcext:value-type="float">
            <text:p>77.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55" calcext:value-type="float">
            <text:p>2.5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2.12" calcext:value-type="float">
            <text:p>2.1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57" calcext:value-type="float">
            <text:p>1.5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38" calcext:value-type="float">
            <text:p>1.3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53" calcext:value-type="float">
            <text:p>1.5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7.11" calcext:value-type="float">
            <text:p>7.1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84" calcext:value-type="float">
            <text:p>1.8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34" calcext:value-type="float">
            <text:p>1.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23" calcext:value-type="float">
            <text:p>1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1.81" calcext:value-type="float">
            <text:p>1.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0):17:48:26 GMT-0500 (EST)</text:p>
          </table:table-cell>
          <table:table-cell table:number-columns-repeated="6"/>
          <table:table-cell office:value-type="string" calcext:value-type="string">
            <text:p>debug-timing(10):17:51:05 GMT-0500 (EST)</text:p>
          </table:table-cell>
          <table:table-cell table:number-columns-repeated="6"/>
          <table:table-cell office:value-type="string" calcext:value-type="string">
            <text:p>debug-timing(10):17:56:00 GMT-0500 (EST)</text:p>
          </table:table-cell>
          <table:table-cell table:number-columns-repeated="6"/>
          <table:table-cell office:value-type="string" calcext:value-type="string">
            <text:p>debug-timing(10):18:00:08 GMT-0500 (EST)</text:p>
          </table:table-cell>
          <table:table-cell table:number-columns-repeated="6"/>
          <table:table-cell office:value-type="string" calcext:value-type="string">
            <text:p>debug-timing(10):18:03:30 GMT-0500 (EST)</text:p>
          </table:table-cell>
          <table:table-cell table:number-columns-repeated="6"/>
          <table:table-cell office:value-type="string" calcext:value-type="string">
            <text:p>debug-timing(10):18:07:10 GMT-0500 (EST)</text:p>
          </table:table-cell>
          <table:table-cell table:number-columns-repeated="6"/>
          <table:table-cell office:value-type="string" calcext:value-type="string">
            <text:p>debug-timing(10):18:13:08 GMT-0500 (EST)</text:p>
          </table:table-cell>
          <table:table-cell table:number-columns-repeated="6"/>
          <table:table-cell office:value-type="string" calcext:value-type="string">
            <text:p>debug-timing(10):18:15:16 GMT-0500 (EST)</text:p>
          </table:table-cell>
          <table:table-cell table:number-columns-repeated="6"/>
          <table:table-cell office:value-type="string" calcext:value-type="string">
            <text:p>debug-timing(10):18:26:51 GMT-0500 (EST)</text:p>
          </table:table-cell>
          <table:table-cell table:number-columns-repeated="6"/>
          <table:table-cell office:value-type="string" calcext:value-type="string">
            <text:p>debug-timing(10):21:44:03 GMT-0500 (EST)</text:p>
          </table:table-cell>
          <table:table-cell table:number-columns-repeated="6"/>
          <table:table-cell office:value-type="string" calcext:value-type="string">
            <text:p>debug-timing(10):17:09:42 GMT-0500 (EST)</text:p>
          </table:table-cell>
          <table:table-cell table:number-columns-repeated="6"/>
          <table:table-cell office:value-type="string" calcext:value-type="string">
            <text:p>debug-timing(10):17:12:50 GMT-0500 (EST)</text:p>
          </table:table-cell>
          <table:table-cell table:number-columns-repeated="6"/>
          <table:table-cell office:value-type="string" calcext:value-type="string">
            <text:p>debug-timing(10):17:15:48 GMT-0500 (EST)</text:p>
          </table:table-cell>
          <table:table-cell table:number-columns-repeated="6"/>
          <table:table-cell office:value-type="string" calcext:value-type="string">
            <text:p>debug-timing(10):17:20:12 GMT-0500 (EST)</text:p>
          </table:table-cell>
          <table:table-cell table:number-columns-repeated="6"/>
          <table:table-cell office:value-type="string" calcext:value-type="string">
            <text:p>debug-timing(10):18:05:3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22.1" calcext:value-type="float">
            <text:p>22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2.39" calcext:value-type="float">
            <text:p>42.3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84" calcext:value-type="float">
            <text:p>6.8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68" calcext:value-type="float">
            <text:p>6.6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5.85" calcext:value-type="float">
            <text:p>5.8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67" calcext:value-type="float">
            <text:p>4.6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6.46" calcext:value-type="float">
            <text:p>6.4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5.92" calcext:value-type="float">
            <text:p>5.9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93" calcext:value-type="float">
            <text:p>4.9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6.34" calcext:value-type="float">
            <text:p>6.3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4.97" calcext:value-type="float">
            <text:p>4.9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5.85" calcext:value-type="float">
            <text:p>5.8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64" calcext:value-type="float">
            <text:p>4.6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6" calcext:value-type="float">
            <text:p>5.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4.64" calcext:value-type="float">
            <text:p>4.6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4.96" calcext:value-type="float">
            <text:p>4.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0.8" calcext:value-type="float">
            <text:p>10.8</text:p>
          </table:table-cell>
          <table:table-cell office:value-type="float" office:value="3.4" calcext:value-type="float">
            <text:p>3.4</text:p>
          </table:table-cell>
          <table:table-cell office:value-type="float" office:value="2.94" calcext:value-type="float">
            <text:p>2.9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2.17" calcext:value-type="float">
            <text:p>2.1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2.21" calcext:value-type="float">
            <text:p>2.2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2.34" calcext:value-type="float">
            <text:p>2.3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2.23" calcext:value-type="float">
            <text:p>2.23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01" calcext:value-type="float">
            <text:p>2.01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58" calcext:value-type="float">
            <text:p>1.5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1.9" calcext:value-type="float">
            <text:p>1.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2.36" calcext:value-type="float">
            <text:p>2.3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.82" calcext:value-type="float">
            <text:p>1.8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2.17" calcext:value-type="float">
            <text:p>2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1.79" calcext:value-type="float">
            <text:p>1.7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68" calcext:value-type="float">
            <text:p>1.6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56.4" calcext:value-type="float">
            <text:p>56.4</text:p>
          </table:table-cell>
          <table:table-cell office:value-type="float" office:value="31.97" calcext:value-type="float">
            <text:p>31.9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49" calcext:value-type="float">
            <text:p>2.4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32" calcext:value-type="float">
            <text:p>2.3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56" calcext:value-type="float">
            <text:p>1.5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45" calcext:value-type="float">
            <text:p>1.4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45" calcext:value-type="float">
            <text:p>1.4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91" calcext:value-type="float">
            <text:p>0.9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1" calcext:value-type="float">
            <text:p>0.6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66" calcext:value-type="float">
            <text:p>0.6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office:value-type="float" office:value="6.07" calcext:value-type="float">
            <text:p>6.0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.07" calcext:value-type="float">
            <text:p>1.0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0.98" calcext:value-type="float">
            <text:p>0.9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0.87" calcext:value-type="float">
            <text:p>0.8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84" calcext:value-type="float">
            <text:p>1.8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07" calcext:value-type="float">
            <text:p>1.0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46" calcext:value-type="float">
            <text:p>1.4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1):17:48:31 GMT-0500 (EST)</text:p>
          </table:table-cell>
          <table:table-cell table:number-columns-repeated="6"/>
          <table:table-cell office:value-type="string" calcext:value-type="string">
            <text:p>debug-timing(11):17:51:10 GMT-0500 (EST)</text:p>
          </table:table-cell>
          <table:table-cell table:number-columns-repeated="6"/>
          <table:table-cell office:value-type="string" calcext:value-type="string">
            <text:p>debug-timing(11):17:56:05 GMT-0500 (EST)</text:p>
          </table:table-cell>
          <table:table-cell table:number-columns-repeated="6"/>
          <table:table-cell office:value-type="string" calcext:value-type="string">
            <text:p>debug-timing(11):18:00:13 GMT-0500 (EST)</text:p>
          </table:table-cell>
          <table:table-cell table:number-columns-repeated="6"/>
          <table:table-cell office:value-type="string" calcext:value-type="string">
            <text:p>debug-timing(11):18:03:35 GMT-0500 (EST)</text:p>
          </table:table-cell>
          <table:table-cell table:number-columns-repeated="6"/>
          <table:table-cell office:value-type="string" calcext:value-type="string">
            <text:p>debug-timing(11):18:07:15 GMT-0500 (EST)</text:p>
          </table:table-cell>
          <table:table-cell table:number-columns-repeated="6"/>
          <table:table-cell office:value-type="string" calcext:value-type="string">
            <text:p>debug-timing(11):18:13:13 GMT-0500 (EST)</text:p>
          </table:table-cell>
          <table:table-cell table:number-columns-repeated="6"/>
          <table:table-cell office:value-type="string" calcext:value-type="string">
            <text:p>debug-timing(11):18:15:21 GMT-0500 (EST)</text:p>
          </table:table-cell>
          <table:table-cell table:number-columns-repeated="6"/>
          <table:table-cell office:value-type="string" calcext:value-type="string">
            <text:p>debug-timing(11):18:26:56 GMT-0500 (EST)</text:p>
          </table:table-cell>
          <table:table-cell table:number-columns-repeated="6"/>
          <table:table-cell office:value-type="string" calcext:value-type="string">
            <text:p>debug-timing(11):21:44:08 GMT-0500 (EST)</text:p>
          </table:table-cell>
          <table:table-cell table:number-columns-repeated="6"/>
          <table:table-cell office:value-type="string" calcext:value-type="string">
            <text:p>debug-timing(11):17:09:47 GMT-0500 (EST)</text:p>
          </table:table-cell>
          <table:table-cell table:number-columns-repeated="6"/>
          <table:table-cell office:value-type="string" calcext:value-type="string">
            <text:p>debug-timing(11):17:12:55 GMT-0500 (EST)</text:p>
          </table:table-cell>
          <table:table-cell table:number-columns-repeated="6"/>
          <table:table-cell office:value-type="string" calcext:value-type="string">
            <text:p>debug-timing(11):17:15:53 GMT-0500 (EST)</text:p>
          </table:table-cell>
          <table:table-cell table:number-columns-repeated="6"/>
          <table:table-cell office:value-type="string" calcext:value-type="string">
            <text:p>debug-timing(11):17:20:17 GMT-0500 (EST)</text:p>
          </table:table-cell>
          <table:table-cell table:number-columns-repeated="6"/>
          <table:table-cell office:value-type="string" calcext:value-type="string">
            <text:p>debug-timing(11):18:05:4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2" calcext:value-type="float">
            <text:p>56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29.9" calcext:value-type="float">
            <text:p>29.9</text:p>
          </table:table-cell>
          <table:table-cell office:value-type="float" office:value="16.85" calcext:value-type="float">
            <text:p>16.8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94" calcext:value-type="float">
            <text:p>6.9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6.44" calcext:value-type="float">
            <text:p>6.4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5.96" calcext:value-type="float">
            <text:p>5.9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4.63" calcext:value-type="float">
            <text:p>4.6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62" calcext:value-type="float">
            <text:p>6.6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07" calcext:value-type="float">
            <text:p>6.0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84" calcext:value-type="float">
            <text:p>4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6.08" calcext:value-type="float">
            <text:p>6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75" calcext:value-type="float">
            <text:p>4.7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5.67" calcext:value-type="float">
            <text:p>5.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53" calcext:value-type="float">
            <text:p>4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5.73" calcext:value-type="float">
            <text:p>5.7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73" calcext:value-type="float">
            <text:p>4.7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4.94" calcext:value-type="float">
            <text:p>4.9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0.16" calcext:value-type="float">
            <text:p>0.1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0.24" calcext:value-type="float">
            <text:p>0.2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7.2" calcext:value-type="float">
            <text:p>7.2</text:p>
          </table:table-cell>
          <table:table-cell office:value-type="float" office:value="2.4" calcext:value-type="float">
            <text:p>2.4</text:p>
          </table:table-cell>
          <table:table-cell office:value-type="float" office:value="2.67" calcext:value-type="float">
            <text:p>2.67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19" calcext:value-type="float">
            <text:p>2.1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4.2" calcext:value-type="float">
            <text:p>4.2</text:p>
          </table:table-cell>
          <table:table-cell office:value-type="float" office:value="2.28" calcext:value-type="float">
            <text:p>2.2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1.64" calcext:value-type="float">
            <text:p>1.6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27" calcext:value-type="float">
            <text:p>2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13" calcext:value-type="float">
            <text:p>2.1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2.04" calcext:value-type="float">
            <text:p>2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1.69" calcext:value-type="float">
            <text:p>1.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3" calcext:value-type="float">
            <text:p>2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79" calcext:value-type="float">
            <text:p>1.79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2.23" calcext:value-type="float">
            <text:p>2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78" calcext:value-type="float">
            <text:p>1.7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.65" calcext:value-type="float">
            <text:p>1.6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.22" calcext:value-type="float">
            <text:p>8.2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58" calcext:value-type="float">
            <text:p>2.5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23" calcext:value-type="float">
            <text:p>2.2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63" calcext:value-type="float">
            <text:p>1.6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48" calcext:value-type="float">
            <text:p>1.4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19" calcext:value-type="float">
            <text:p>1.1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4.74" calcext:value-type="float">
            <text:p>4.74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09" calcext:value-type="float">
            <text:p>1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.96" calcext:value-type="float">
            <text:p>0.9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2" calcext:value-type="float">
            <text:p>1.8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1.39" calcext:value-type="float">
            <text:p>1.3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73" calcext:value-type="float">
            <text:p>1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2):17:48:37 GMT-0500 (EST)</text:p>
          </table:table-cell>
          <table:table-cell table:number-columns-repeated="6"/>
          <table:table-cell office:value-type="string" calcext:value-type="string">
            <text:p>debug-timing(12):17:51:15 GMT-0500 (EST)</text:p>
          </table:table-cell>
          <table:table-cell table:number-columns-repeated="6"/>
          <table:table-cell office:value-type="string" calcext:value-type="string">
            <text:p>debug-timing(12):17:56:10 GMT-0500 (EST)</text:p>
          </table:table-cell>
          <table:table-cell table:number-columns-repeated="6"/>
          <table:table-cell office:value-type="string" calcext:value-type="string">
            <text:p>debug-timing(12):18:00:18 GMT-0500 (EST)</text:p>
          </table:table-cell>
          <table:table-cell table:number-columns-repeated="6"/>
          <table:table-cell office:value-type="string" calcext:value-type="string">
            <text:p>debug-timing(12):18:03:40 GMT-0500 (EST)</text:p>
          </table:table-cell>
          <table:table-cell table:number-columns-repeated="6"/>
          <table:table-cell office:value-type="string" calcext:value-type="string">
            <text:p>debug-timing(12):18:07:20 GMT-0500 (EST)</text:p>
          </table:table-cell>
          <table:table-cell table:number-columns-repeated="6"/>
          <table:table-cell office:value-type="string" calcext:value-type="string">
            <text:p>debug-timing(12):18:13:19 GMT-0500 (EST)</text:p>
          </table:table-cell>
          <table:table-cell table:number-columns-repeated="6"/>
          <table:table-cell office:value-type="string" calcext:value-type="string">
            <text:p>debug-timing(12):18:15:26 GMT-0500 (EST)</text:p>
          </table:table-cell>
          <table:table-cell table:number-columns-repeated="6"/>
          <table:table-cell office:value-type="string" calcext:value-type="string">
            <text:p>debug-timing(12):18:27:01 GMT-0500 (EST)</text:p>
          </table:table-cell>
          <table:table-cell table:number-columns-repeated="6"/>
          <table:table-cell office:value-type="string" calcext:value-type="string">
            <text:p>debug-timing(12):21:44:13 GMT-0500 (EST)</text:p>
          </table:table-cell>
          <table:table-cell table:number-columns-repeated="6"/>
          <table:table-cell office:value-type="string" calcext:value-type="string">
            <text:p>debug-timing(12):17:09:52 GMT-0500 (EST)</text:p>
          </table:table-cell>
          <table:table-cell table:number-columns-repeated="6"/>
          <table:table-cell office:value-type="string" calcext:value-type="string">
            <text:p>debug-timing(12):17:13:00 GMT-0500 (EST)</text:p>
          </table:table-cell>
          <table:table-cell table:number-columns-repeated="6"/>
          <table:table-cell office:value-type="string" calcext:value-type="string">
            <text:p>debug-timing(12):17:15:58 GMT-0500 (EST)</text:p>
          </table:table-cell>
          <table:table-cell table:number-columns-repeated="6"/>
          <table:table-cell office:value-type="string" calcext:value-type="string">
            <text:p>debug-timing(12):17:20:22 GMT-0500 (EST)</text:p>
          </table:table-cell>
          <table:table-cell table:number-columns-repeated="6"/>
          <table:table-cell office:value-type="string" calcext:value-type="string">
            <text:p>debug-timing(12):18:05:4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9" calcext:value-type="float">
            <text:p>37.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8" calcext:value-type="float">
            <text:p>36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3.27" calcext:value-type="float">
            <text:p>13.2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.15" calcext:value-type="float">
            <text:p>7.1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86" calcext:value-type="float">
            <text:p>6.8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5.8" calcext:value-type="float">
            <text:p>5.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59" calcext:value-type="float">
            <text:p>4.5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58" calcext:value-type="float">
            <text:p>6.5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09" calcext:value-type="float">
            <text:p>6.0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6.03" calcext:value-type="float">
            <text:p>6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82" calcext:value-type="float">
            <text:p>4.8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5.77" calcext:value-type="float">
            <text:p>5.7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56" calcext:value-type="float">
            <text:p>4.5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7" calcext:value-type="float">
            <text:p>5.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77" calcext:value-type="float">
            <text:p>4.77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5.62" calcext:value-type="float">
            <text:p>5.6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office:value-type="float" office:value="2.54" calcext:value-type="float">
            <text:p>2.5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2.28" calcext:value-type="float">
            <text:p>2.2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2.23" calcext:value-type="float">
            <text:p>2.2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12" calcext:value-type="float">
            <text:p>2.1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62" calcext:value-type="float">
            <text:p>1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28" calcext:value-type="float">
            <text:p>2.2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2.08" calcext:value-type="float">
            <text:p>2.0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1.41" calcext:value-type="float">
            <text:p>1.4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2.06" calcext:value-type="float">
            <text:p>2.0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1.75" calcext:value-type="float">
            <text:p>1.7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28" calcext:value-type="float">
            <text:p>2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78" calcext:value-type="float">
            <text:p>1.7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2.19" calcext:value-type="float">
            <text:p>2.1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85" calcext:value-type="float">
            <text:p>1.8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1.72" calcext:value-type="float">
            <text:p>1.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office:value-type="float" office:value="5.06" calcext:value-type="float">
            <text:p>5.0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9" calcext:value-type="float">
            <text:p>4.9</text:p>
          </table:table-cell>
          <table:table-cell office:value-type="float" office:value="3.9" calcext:value-type="float">
            <text:p>3.9</text:p>
          </table:table-cell>
          <table:table-cell office:value-type="float" office:value="2.67" calcext:value-type="float">
            <text:p>2.6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1.58" calcext:value-type="float">
            <text:p>1.5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.53" calcext:value-type="float">
            <text:p>1.5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1.89" calcext:value-type="float">
            <text:p>1.8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19" calcext:value-type="float">
            <text:p>1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.18" calcext:value-type="float">
            <text:p>1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69" calcext:value-type="float">
            <text:p>0.6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4.47" calcext:value-type="float">
            <text:p>4.4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07" calcext:value-type="float">
            <text:p>1.0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0.93" calcext:value-type="float">
            <text:p>0.9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3" calcext:value-type="float">
            <text:p>1.8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37" calcext:value-type="float">
            <text:p>1.3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01" calcext:value-type="float">
            <text:p>1.0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76" calcext:value-type="float">
            <text:p>1.7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2" calcext:value-type="float">
            <text:p>1.4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2.41" calcext:value-type="float">
            <text:p>2.4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3):17:48:42 GMT-0500 (EST)</text:p>
          </table:table-cell>
          <table:table-cell table:number-columns-repeated="6"/>
          <table:table-cell office:value-type="string" calcext:value-type="string">
            <text:p>debug-timing(13):17:51:20 GMT-0500 (EST)</text:p>
          </table:table-cell>
          <table:table-cell table:number-columns-repeated="6"/>
          <table:table-cell office:value-type="string" calcext:value-type="string">
            <text:p>debug-timing(13):17:56:15 GMT-0500 (EST)</text:p>
          </table:table-cell>
          <table:table-cell table:number-columns-repeated="6"/>
          <table:table-cell office:value-type="string" calcext:value-type="string">
            <text:p>debug-timing(13):18:00:23 GMT-0500 (EST)</text:p>
          </table:table-cell>
          <table:table-cell table:number-columns-repeated="6"/>
          <table:table-cell office:value-type="string" calcext:value-type="string">
            <text:p>debug-timing(13):18:03:45 GMT-0500 (EST)</text:p>
          </table:table-cell>
          <table:table-cell table:number-columns-repeated="6"/>
          <table:table-cell office:value-type="string" calcext:value-type="string">
            <text:p>debug-timing(13):18:07:25 GMT-0500 (EST)</text:p>
          </table:table-cell>
          <table:table-cell table:number-columns-repeated="6"/>
          <table:table-cell office:value-type="string" calcext:value-type="string">
            <text:p>debug-timing(13):18:13:24 GMT-0500 (EST)</text:p>
          </table:table-cell>
          <table:table-cell table:number-columns-repeated="6"/>
          <table:table-cell office:value-type="string" calcext:value-type="string">
            <text:p>debug-timing(13):18:15:31 GMT-0500 (EST)</text:p>
          </table:table-cell>
          <table:table-cell table:number-columns-repeated="6"/>
          <table:table-cell office:value-type="string" calcext:value-type="string">
            <text:p>debug-timing(13):18:27:06 GMT-0500 (EST)</text:p>
          </table:table-cell>
          <table:table-cell table:number-columns-repeated="6"/>
          <table:table-cell office:value-type="string" calcext:value-type="string">
            <text:p>debug-timing(13):21:44:18 GMT-0500 (EST)</text:p>
          </table:table-cell>
          <table:table-cell table:number-columns-repeated="6"/>
          <table:table-cell office:value-type="string" calcext:value-type="string">
            <text:p>debug-timing(13):17:09:57 GMT-0500 (EST)</text:p>
          </table:table-cell>
          <table:table-cell table:number-columns-repeated="6"/>
          <table:table-cell office:value-type="string" calcext:value-type="string">
            <text:p>debug-timing(13):17:13:05 GMT-0500 (EST)</text:p>
          </table:table-cell>
          <table:table-cell table:number-columns-repeated="6"/>
          <table:table-cell office:value-type="string" calcext:value-type="string">
            <text:p>debug-timing(13):17:16:03 GMT-0500 (EST)</text:p>
          </table:table-cell>
          <table:table-cell table:number-columns-repeated="6"/>
          <table:table-cell office:value-type="string" calcext:value-type="string">
            <text:p>debug-timing(13):17:20:27 GMT-0500 (EST)</text:p>
          </table:table-cell>
          <table:table-cell table:number-columns-repeated="6"/>
          <table:table-cell office:value-type="string" calcext:value-type="string">
            <text:p>debug-timing(13):18:05:5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3" calcext:value-type="float">
            <text:p>3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8" calcext:value-type="float">
            <text:p>36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12.98" calcext:value-type="float">
            <text:p>12.9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7.06" calcext:value-type="float">
            <text:p>7.0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6.38" calcext:value-type="float">
            <text:p>6.3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4.61" calcext:value-type="float">
            <text:p>4.6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6.62" calcext:value-type="float">
            <text:p>6.6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6.34" calcext:value-type="float">
            <text:p>6.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81" calcext:value-type="float">
            <text:p>4.8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6.09" calcext:value-type="float">
            <text:p>6.0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5.04" calcext:value-type="float">
            <text:p>5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5.71" calcext:value-type="float">
            <text:p>5.7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47" calcext:value-type="float">
            <text:p>4.4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5.69" calcext:value-type="float">
            <text:p>5.6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78" calcext:value-type="float">
            <text:p>4.7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63" calcext:value-type="float">
            <text:p>5.6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2.48" calcext:value-type="float">
            <text:p>2.4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12" calcext:value-type="float">
            <text:p>2.1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19" calcext:value-type="float">
            <text:p>2.1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64" calcext:value-type="float">
            <text:p>1.6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2.28" calcext:value-type="float">
            <text:p>2.2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2.22" calcext:value-type="float">
            <text:p>2.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1.48" calcext:value-type="float">
            <text:p>1.4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7" calcext:value-type="float">
            <text:p>2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88" calcext:value-type="float">
            <text:p>1.8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24" calcext:value-type="float">
            <text:p>2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75" calcext:value-type="float">
            <text:p>1.7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19" calcext:value-type="float">
            <text:p>2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.84" calcext:value-type="float">
            <text:p>1.8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76" calcext:value-type="float">
            <text:p>1.7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office:value-type="float" office:value="4.86" calcext:value-type="float">
            <text:p>4.8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3.4" calcext:value-type="float">
            <text:p>3.4</text:p>
          </table:table-cell>
          <table:table-cell office:value-type="float" office:value="2.74" calcext:value-type="float">
            <text:p>2.7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1.62" calcext:value-type="float">
            <text:p>1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68" calcext:value-type="float">
            <text:p>1.6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1.61" calcext:value-type="float">
            <text:p>1.6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6" calcext:value-type="float">
            <text:p>1.1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4.48" calcext:value-type="float">
            <text:p>4.4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06" calcext:value-type="float">
            <text:p>1.0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0.98" calcext:value-type="float">
            <text:p>0.9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.52" calcext:value-type="float">
            <text:p>1.5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44" calcext:value-type="float">
            <text:p>1.4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.71" calcext:value-type="float">
            <text:p>1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24" calcext:value-type="float">
            <text:p>1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48" calcext:value-type="float">
            <text:p>1.4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2.34" calcext:value-type="float">
            <text:p>2.3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4):17:48:47 GMT-0500 (EST)</text:p>
          </table:table-cell>
          <table:table-cell table:number-columns-repeated="6"/>
          <table:table-cell office:value-type="string" calcext:value-type="string">
            <text:p>debug-timing(14):17:51:25 GMT-0500 (EST)</text:p>
          </table:table-cell>
          <table:table-cell table:number-columns-repeated="6"/>
          <table:table-cell office:value-type="string" calcext:value-type="string">
            <text:p>debug-timing(14):17:56:20 GMT-0500 (EST)</text:p>
          </table:table-cell>
          <table:table-cell table:number-columns-repeated="6"/>
          <table:table-cell office:value-type="string" calcext:value-type="string">
            <text:p>debug-timing(14):18:00:28 GMT-0500 (EST)</text:p>
          </table:table-cell>
          <table:table-cell table:number-columns-repeated="6"/>
          <table:table-cell office:value-type="string" calcext:value-type="string">
            <text:p>debug-timing(14):18:03:50 GMT-0500 (EST)</text:p>
          </table:table-cell>
          <table:table-cell table:number-columns-repeated="6"/>
          <table:table-cell office:value-type="string" calcext:value-type="string">
            <text:p>debug-timing(14):18:07:30 GMT-0500 (EST)</text:p>
          </table:table-cell>
          <table:table-cell table:number-columns-repeated="6"/>
          <table:table-cell office:value-type="string" calcext:value-type="string">
            <text:p>debug-timing(14):18:13:29 GMT-0500 (EST)</text:p>
          </table:table-cell>
          <table:table-cell table:number-columns-repeated="6"/>
          <table:table-cell office:value-type="string" calcext:value-type="string">
            <text:p>debug-timing(14):18:15:36 GMT-0500 (EST)</text:p>
          </table:table-cell>
          <table:table-cell table:number-columns-repeated="6"/>
          <table:table-cell office:value-type="string" calcext:value-type="string">
            <text:p>debug-timing(14):18:27:11 GMT-0500 (EST)</text:p>
          </table:table-cell>
          <table:table-cell table:number-columns-repeated="6"/>
          <table:table-cell office:value-type="string" calcext:value-type="string">
            <text:p>debug-timing(14):21:44:23 GMT-0500 (EST)</text:p>
          </table:table-cell>
          <table:table-cell table:number-columns-repeated="6"/>
          <table:table-cell office:value-type="string" calcext:value-type="string">
            <text:p>debug-timing(14):17:10:02 GMT-0500 (EST)</text:p>
          </table:table-cell>
          <table:table-cell table:number-columns-repeated="6"/>
          <table:table-cell office:value-type="string" calcext:value-type="string">
            <text:p>debug-timing(14):17:13:10 GMT-0500 (EST)</text:p>
          </table:table-cell>
          <table:table-cell table:number-columns-repeated="6"/>
          <table:table-cell office:value-type="string" calcext:value-type="string">
            <text:p>debug-timing(14):17:16:08 GMT-0500 (EST)</text:p>
          </table:table-cell>
          <table:table-cell table:number-columns-repeated="6"/>
          <table:table-cell office:value-type="string" calcext:value-type="string">
            <text:p>debug-timing(14):17:20:32 GMT-0500 (EST)</text:p>
          </table:table-cell>
          <table:table-cell table:number-columns-repeated="6"/>
          <table:table-cell office:value-type="string" calcext:value-type="string">
            <text:p>debug-timing(14):18:05:56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6" calcext:value-type="float">
            <text:p>40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7.3" calcext:value-type="float">
            <text:p>17.3</text:p>
          </table:table-cell>
          <table:table-cell office:value-type="float" office:value="12.85" calcext:value-type="float">
            <text:p>12.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.01" calcext:value-type="float">
            <text:p>7.0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5.86" calcext:value-type="float">
            <text:p>5.8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57" calcext:value-type="float">
            <text:p>4.5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6.48" calcext:value-type="float">
            <text:p>6.4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6.24" calcext:value-type="float">
            <text:p>6.2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87" calcext:value-type="float">
            <text:p>4.8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6.01" calcext:value-type="float">
            <text:p>6.0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4.93" calcext:value-type="float">
            <text:p>4.9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82" calcext:value-type="float">
            <text:p>5.8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63" calcext:value-type="float">
            <text:p>4.6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5.68" calcext:value-type="float">
            <text:p>5.6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68" calcext:value-type="float">
            <text:p>4.6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5.6" calcext:value-type="float">
            <text:p>5.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.57" calcext:value-type="float">
            <text:p>2.5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1" calcext:value-type="float">
            <text:p>2.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2.24" calcext:value-type="float">
            <text:p>2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6" calcext:value-type="float">
            <text:p>1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2.25" calcext:value-type="float">
            <text:p>2.2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2.17" calcext:value-type="float">
            <text:p>2.1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54" calcext:value-type="float">
            <text:p>1.5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office:value-type="float" office:value="2.04" calcext:value-type="float">
            <text:p>2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29" calcext:value-type="float">
            <text:p>2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.81" calcext:value-type="float">
            <text:p>1.8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office:value-type="float" office:value="2.16" calcext:value-type="float">
            <text:p>2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.78" calcext:value-type="float">
            <text:p>1.7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1.7" calcext:value-type="float">
            <text:p>1.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3.2" calcext:value-type="float">
            <text:p>3.2</text:p>
          </table:table-cell>
          <table:table-cell office:value-type="float" office:value="4.72" calcext:value-type="float">
            <text:p>4.7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21" calcext:value-type="float">
            <text:p>2.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1.66" calcext:value-type="float">
            <text:p>1.6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1.89" calcext:value-type="float">
            <text:p>1.8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17" calcext:value-type="float">
            <text:p>1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6" calcext:value-type="float">
            <text:p>1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0.66" calcext:value-type="float">
            <text:p>0.6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67" calcext:value-type="float">
            <text:p>0.6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4" calcext:value-type="float">
            <text:p>6.4</text:p>
          </table:table-cell>
          <table:table-cell office:value-type="float" office:value="5.5" calcext:value-type="float">
            <text:p>5.5</text:p>
          </table:table-cell>
          <table:table-cell office:value-type="float" office:value="4.45" calcext:value-type="float">
            <text:p>4.4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46" calcext:value-type="float">
            <text:p>1.4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36" calcext:value-type="float">
            <text:p>1.3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27" calcext:value-type="float">
            <text:p>1.2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46" calcext:value-type="float">
            <text:p>1.46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45" calcext:value-type="float">
            <text:p>1.4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.7" calcext:value-type="float">
            <text:p>4.7</text:p>
          </table:table-cell>
          <table:table-cell office:value-type="float" office:value="2.6" calcext:value-type="float">
            <text:p>2.6</text:p>
          </table:table-cell>
          <table:table-cell office:value-type="float" office:value="2.37" calcext:value-type="float">
            <text:p>2.3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104"/>
        </table:table-row>
        <table:table-row table:style-name="ro1">
          <table:table-cell/>
          <table:table-cell office:value-type="string" calcext:value-type="string">
            <text:p>debug-timing(15):17:48:52 GMT-0500 (EST)</text:p>
          </table:table-cell>
          <table:table-cell table:number-columns-repeated="6"/>
          <table:table-cell office:value-type="string" calcext:value-type="string">
            <text:p>debug-timing(15):17:51:30 GMT-0500 (EST)</text:p>
          </table:table-cell>
          <table:table-cell table:number-columns-repeated="6"/>
          <table:table-cell office:value-type="string" calcext:value-type="string">
            <text:p>debug-timing(15):17:56:25 GMT-0500 (EST)</text:p>
          </table:table-cell>
          <table:table-cell table:number-columns-repeated="6"/>
          <table:table-cell office:value-type="string" calcext:value-type="string">
            <text:p>debug-timing(15):18:00:33 GMT-0500 (EST)</text:p>
          </table:table-cell>
          <table:table-cell table:number-columns-repeated="6"/>
          <table:table-cell office:value-type="string" calcext:value-type="string">
            <text:p>debug-timing(15):18:03:55 GMT-0500 (EST)</text:p>
          </table:table-cell>
          <table:table-cell table:number-columns-repeated="6"/>
          <table:table-cell office:value-type="string" calcext:value-type="string">
            <text:p>debug-timing(15):18:07:35 GMT-0500 (EST)</text:p>
          </table:table-cell>
          <table:table-cell table:number-columns-repeated="6"/>
          <table:table-cell office:value-type="string" calcext:value-type="string">
            <text:p>debug-timing(15):18:13:34 GMT-0500 (EST)</text:p>
          </table:table-cell>
          <table:table-cell table:number-columns-repeated="6"/>
          <table:table-cell office:value-type="string" calcext:value-type="string">
            <text:p>debug-timing(15):18:15:41 GMT-0500 (EST)</text:p>
          </table:table-cell>
          <table:table-cell table:number-columns-repeated="6"/>
          <table:table-cell office:value-type="string" calcext:value-type="string">
            <text:p>debug-timing(15):18:27:16 GMT-0500 (EST)</text:p>
          </table:table-cell>
          <table:table-cell table:number-columns-repeated="6"/>
          <table:table-cell office:value-type="string" calcext:value-type="string">
            <text:p>debug-timing(15):21:44:28 GMT-0500 (EST)</text:p>
          </table:table-cell>
          <table:table-cell table:number-columns-repeated="6"/>
          <table:table-cell office:value-type="string" calcext:value-type="string">
            <text:p>debug-timing(15):17:10:07 GMT-0500 (EST)</text:p>
          </table:table-cell>
          <table:table-cell table:number-columns-repeated="6"/>
          <table:table-cell office:value-type="string" calcext:value-type="string">
            <text:p>debug-timing(15):17:13:15 GMT-0500 (EST)</text:p>
          </table:table-cell>
          <table:table-cell table:number-columns-repeated="6"/>
          <table:table-cell office:value-type="string" calcext:value-type="string">
            <text:p>debug-timing(15):17:16:13 GMT-0500 (EST)</text:p>
          </table:table-cell>
          <table:table-cell table:number-columns-repeated="6"/>
          <table:table-cell office:value-type="string" calcext:value-type="string">
            <text:p>debug-timing(15):17:20:37 GMT-0500 (EST)</text:p>
          </table:table-cell>
          <table:table-cell table:number-columns-repeated="6"/>
          <table:table-cell office:value-type="string" calcext:value-type="string">
            <text:p>debug-timing(15):18:06:01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3" calcext:value-type="float">
            <text:p>3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2.97" calcext:value-type="float">
            <text:p>12.97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7.12" calcext:value-type="float">
            <text:p>7.1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6.45" calcext:value-type="float">
            <text:p>6.4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78" calcext:value-type="float">
            <text:p>5.7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45" calcext:value-type="float">
            <text:p>4.4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6.5" calcext:value-type="float">
            <text:p>6.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55" calcext:value-type="float">
            <text:p>6.5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4.84" calcext:value-type="float">
            <text:p>4.8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6.01" calcext:value-type="float">
            <text:p>6.0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5.16" calcext:value-type="float">
            <text:p>5.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66" calcext:value-type="float">
            <text:p>5.6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7" calcext:value-type="float">
            <text:p>4.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5.87" calcext:value-type="float">
            <text:p>5.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82" calcext:value-type="float">
            <text:p>4.8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5.67" calcext:value-type="float">
            <text:p>5.6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2.44" calcext:value-type="float">
            <text:p>2.4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.09" calcext:value-type="float">
            <text:p>2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2.19" calcext:value-type="float">
            <text:p>2.1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29" calcext:value-type="float">
            <text:p>2.2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2.22" calcext:value-type="float">
            <text:p>2.2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53" calcext:value-type="float">
            <text:p>1.5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06" calcext:value-type="float">
            <text:p>2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3" calcext:value-type="float">
            <text:p>2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86" calcext:value-type="float">
            <text:p>1.86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25" calcext:value-type="float">
            <text:p>2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.81" calcext:value-type="float">
            <text:p>1.8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77" calcext:value-type="float">
            <text:p>1.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office:value-type="float" office:value="4.99" calcext:value-type="float">
            <text:p>4.9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61" calcext:value-type="float">
            <text:p>1.6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1.79" calcext:value-type="float">
            <text:p>1.7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18" calcext:value-type="float">
            <text:p>1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44" calcext:value-type="float">
            <text:p>4.4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7" calcext:value-type="float">
            <text:p>1.07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92" calcext:value-type="float">
            <text:p>0.9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77" calcext:value-type="float">
            <text:p>1.7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51" calcext:value-type="float">
            <text:p>1.5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1.46" calcext:value-type="float">
            <text:p>1.4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83" calcext:value-type="float">
            <text:p>1.8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61" calcext:value-type="float">
            <text:p>1.6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47" calcext:value-type="float">
            <text:p>1.4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2.42" calcext:value-type="float">
            <text:p>2.42</text:p>
          </table:table-cell>
          <table:table-cell office:value-type="float" office:value="278" calcext:value-type="float">
            <text:p>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8:03:26.655222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38:38.583866059</meta:creation-date>
    <dc:date>2017-11-30T18:06:57.865044157</dc:date>
    <meta:editing-duration>PT2H46M34S</meta:editing-duration>
    <meta:editing-cycles>8</meta:editing-cycles>
    <meta:generator>LibreOffice/5.1.6.2$Linux_X86_64 LibreOffice_project/10m0$Build-2</meta:generator>
    <meta:document-statistic meta:table-count="1" meta:cell-count="12165" meta:object-count="0"/>
  </office:meta>
</office:document-meta>
</file>